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Cascadia Code Light1" svg:font-family="'Cascadia Code Light'" style:font-family-generic="modern" style:font-pitch="fixed"/>
    <style:font-face style:name="Cascadia Code Light" svg:font-family="'Cascadia Code Light'" style:font-adornments="Light" style:font-family-generic="modern" style:font-pitch="fixed"/>
    <style:font-face style:name="Cascadia Code SemiBold" svg:font-family="'Cascadia Code SemiBold'"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Impact" fo:font-size="26pt" fo:font-weight="normal" officeooo:rsid="00122a64" officeooo:paragraph-rsid="00122a64" style:font-size-asian="26pt" style:font-weight-asian="normal" style:font-size-complex="26pt" style:font-weight-complex="normal"/>
    </style:style>
    <style:style style:name="P2" style:family="paragraph" style:parent-style-name="Header">
      <style:text-properties fo:font-size="6pt" style:font-size-asian="5.25pt" style:font-size-complex="6pt"/>
    </style:style>
    <style:style style:name="P3" style:family="paragraph" style:parent-style-name="Standard">
      <style:text-properties style:font-name="Linux Biolinum G" fo:font-size="10pt" fo:font-weight="bold" officeooo:rsid="00108874" officeooo:paragraph-rsid="00108874" style:font-size-asian="8.75pt" style:font-weight-asian="bold" style:font-size-complex="10pt" style:font-weight-complex="bold"/>
    </style:style>
    <style:style style:name="P4" style:family="paragraph" style:parent-style-name="Standard">
      <style:text-properties style:font-name="Cascadia Code Light" fo:font-size="10pt" fo:font-weight="bold" officeooo:rsid="00108874" officeooo:paragraph-rsid="00108874" style:font-size-asian="10pt" style:font-weight-asian="bold" style:font-size-complex="10pt" style:font-weight-complex="bold"/>
    </style:style>
    <style:style style:name="P5" style:family="paragraph" style:parent-style-name="Standard">
      <style:text-properties style:font-name="Cascadia Code Light" fo:font-size="10pt" fo:font-weight="bold" officeooo:rsid="00108874" officeooo:paragraph-rsid="0015208c" style:font-size-asian="10pt" style:font-weight-asian="bold" style:font-size-complex="10pt" style:font-weight-complex="bold"/>
    </style:style>
    <style:style style:name="P6" style:family="paragraph" style:parent-style-name="Standard">
      <style:text-properties style:font-name="Cascadia Code Light" fo:font-size="10pt" fo:font-weight="bold" officeooo:rsid="00108874" officeooo:paragraph-rsid="00203969" style:font-size-asian="10pt" style:font-weight-asian="bold" style:font-size-complex="10pt" style:font-weight-complex="bold"/>
    </style:style>
    <style:style style:name="P7" style:family="paragraph" style:parent-style-name="Standard">
      <style:text-properties style:font-name="Cascadia Code Light" fo:font-size="10pt" fo:font-weight="bold" officeooo:rsid="00108874" officeooo:paragraph-rsid="00217648" style:font-size-asian="10pt" style:font-weight-asian="bold" style:font-size-complex="10pt" style:font-weight-complex="bold"/>
    </style:style>
    <style:style style:name="P8" style:family="paragraph" style:parent-style-name="Standard">
      <style:text-properties style:font-name="Cascadia Code Light" fo:font-size="10pt" fo:font-weight="bold" officeooo:rsid="00108874" officeooo:paragraph-rsid="00223fa3" style:font-size-asian="10pt" style:font-weight-asian="bold" style:font-size-complex="10pt" style:font-weight-complex="bold"/>
    </style:style>
    <style:style style:name="P9" style:family="paragraph" style:parent-style-name="Standard">
      <style:text-properties style:font-name="Cascadia Code Light" fo:font-size="10pt" fo:font-weight="bold" officeooo:rsid="00108874" officeooo:paragraph-rsid="002347dd" style:font-size-asian="10pt" style:font-weight-asian="bold" style:font-size-complex="10pt" style:font-weight-complex="bold"/>
    </style:style>
    <style:style style:name="P10" style:family="paragraph" style:parent-style-name="Standard">
      <style:text-properties style:font-name="Cascadia Code Light" fo:font-size="10pt" fo:font-weight="bold" officeooo:rsid="00108874" officeooo:paragraph-rsid="00244a32" style:font-size-asian="10pt" style:font-weight-asian="bold" style:font-size-complex="10pt" style:font-weight-complex="bold"/>
    </style:style>
    <style:style style:name="P11" style:family="paragraph" style:parent-style-name="Standard">
      <style:text-properties style:font-name="Cascadia Code Light" fo:font-size="10pt" fo:font-weight="bold" officeooo:rsid="00108874" officeooo:paragraph-rsid="00268b0f" style:font-size-asian="10pt" style:font-weight-asian="bold" style:font-size-complex="10pt" style:font-weight-complex="bold"/>
    </style:style>
    <style:style style:name="P12" style:family="paragraph" style:parent-style-name="Standard">
      <style:text-properties style:font-name="Cascadia Code Light" fo:font-size="10pt" fo:font-weight="bold" officeooo:rsid="00108874" officeooo:paragraph-rsid="001f2f16" style:font-size-asian="10pt" style:font-weight-asian="bold" style:font-size-complex="10pt" style:font-weight-complex="bold"/>
    </style:style>
    <style:style style:name="P13" style:family="paragraph" style:parent-style-name="Standard">
      <style:text-properties style:font-name="Cascadia Code Light" fo:font-size="10pt" fo:font-weight="bold" officeooo:rsid="00108874" officeooo:paragraph-rsid="00290aa1" style:font-size-asian="10pt" style:font-weight-asian="bold" style:font-size-complex="10pt" style:font-weight-complex="bold"/>
    </style:style>
    <style:style style:name="P14" style:family="paragraph" style:parent-style-name="Standard">
      <style:text-properties style:font-name="Cascadia Code Light" fo:font-size="10pt" fo:font-weight="bold" officeooo:rsid="00108874" officeooo:paragraph-rsid="0014fd23" fo:background-color="transparent" style:font-size-asian="10pt" style:font-weight-asian="bold" style:font-size-complex="10pt" style:font-weight-complex="bold"/>
    </style:style>
    <style:style style:name="P15" style:family="paragraph" style:parent-style-name="Standard">
      <style:text-properties style:font-name="Cascadia Code Light" fo:font-size="10pt" fo:font-weight="bold" officeooo:rsid="00108874" officeooo:paragraph-rsid="0015208c" fo:background-color="transparent" style:font-size-asian="10pt" style:font-weight-asian="bold" style:font-size-complex="10pt" style:font-weight-complex="bold"/>
    </style:style>
    <style:style style:name="P16" style:family="paragraph" style:parent-style-name="Standard">
      <style:text-properties style:font-name="Cascadia Code Light" fo:font-size="10pt" fo:font-weight="bold" officeooo:rsid="00108874" officeooo:paragraph-rsid="00217648" fo:background-color="transparent" style:font-size-asian="10pt" style:font-weight-asian="bold" style:font-size-complex="10pt" style:font-weight-complex="bold"/>
    </style:style>
    <style:style style:name="P17" style:family="paragraph" style:parent-style-name="Standard">
      <style:text-properties style:font-name="Cascadia Code Light" fo:font-size="10pt" fo:font-weight="bold" officeooo:rsid="00108874" officeooo:paragraph-rsid="00223fa3" fo:background-color="transparent" style:font-size-asian="10pt" style:font-weight-asian="bold" style:font-size-complex="10pt" style:font-weight-complex="bold"/>
    </style:style>
    <style:style style:name="P18" style:family="paragraph" style:parent-style-name="Standard">
      <style:text-properties style:font-name="Cascadia Code Light" fo:font-size="10pt" fo:font-weight="bold" officeooo:rsid="00108874" officeooo:paragraph-rsid="00244a32" fo:background-color="transparent" style:font-size-asian="10pt" style:font-weight-asian="bold" style:font-size-complex="10pt" style:font-weight-complex="bold"/>
    </style:style>
    <style:style style:name="P19" style:family="paragraph" style:parent-style-name="Standard">
      <style:text-properties style:font-name="Cascadia Code Light" fo:font-size="10pt" fo:font-weight="bold" officeooo:rsid="00108874" officeooo:paragraph-rsid="00268b0f" fo:background-color="transparent" style:font-size-asian="10pt" style:font-weight-asian="bold" style:font-size-complex="10pt" style:font-weight-complex="bold"/>
    </style:style>
    <style:style style:name="P20" style:family="paragraph" style:parent-style-name="Standard">
      <style:text-properties style:font-name="Cascadia Code Light" fo:font-size="10pt" officeooo:rsid="00108874" officeooo:paragraph-rsid="00108874" style:font-size-asian="10pt" style:font-size-complex="10pt"/>
    </style:style>
    <style:style style:name="P21" style:family="paragraph" style:parent-style-name="Standard">
      <style:text-properties style:font-name="Cascadia Code Light" fo:font-size="10pt" officeooo:rsid="00108874" officeooo:paragraph-rsid="0015208c" style:font-size-asian="10pt" style:font-size-complex="10pt"/>
    </style:style>
    <style:style style:name="P22" style:family="paragraph" style:parent-style-name="Standard">
      <style:text-properties style:font-name="Cascadia Code Light" fo:font-size="10pt" officeooo:rsid="00108874" officeooo:paragraph-rsid="00217648" style:font-size-asian="10pt" style:font-size-complex="10pt"/>
    </style:style>
    <style:style style:name="P23" style:family="paragraph" style:parent-style-name="Standard">
      <style:text-properties style:font-name="Cascadia Code Light" fo:font-size="10pt" officeooo:rsid="00108874" officeooo:paragraph-rsid="002347dd" style:font-size-asian="10pt" style:font-size-complex="10pt"/>
    </style:style>
    <style:style style:name="P24" style:family="paragraph" style:parent-style-name="Standard">
      <style:text-properties style:font-name="Cascadia Code Light" fo:font-size="10pt" officeooo:rsid="00108874" officeooo:paragraph-rsid="00268b0f" style:font-size-asian="10pt" style:font-size-complex="10pt"/>
    </style:style>
    <style:style style:name="P25" style:family="paragraph" style:parent-style-name="Standard">
      <style:text-properties style:font-name="Cascadia Code Light" fo:font-size="10pt" officeooo:rsid="00108874" officeooo:paragraph-rsid="00223fa3" style:font-size-asian="10pt" style:font-size-complex="10pt"/>
    </style:style>
    <style:style style:name="P26" style:family="paragraph" style:parent-style-name="Standard">
      <style:paragraph-properties fo:text-align="start" style:justify-single-word="false"/>
      <style:text-properties style:font-name="Cascadia Code Light" fo:font-size="10pt" style:text-underline-style="none" fo:font-weight="normal" officeooo:rsid="0016b18b" officeooo:paragraph-rsid="0016b18b"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Cascadia Code Light" fo:font-size="10pt" style:text-underline-style="none" fo:font-weight="normal" officeooo:rsid="0016b18b" officeooo:paragraph-rsid="0017e46b"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Cascadia Code Light" fo:font-size="10pt" style:text-underline-style="none" fo:font-weight="normal" officeooo:rsid="0016b18b" officeooo:paragraph-rsid="001943a6"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Cascadia Code Light" fo:font-size="10pt" style:text-underline-style="none" fo:font-weight="normal" officeooo:rsid="0015208c" officeooo:paragraph-rsid="0015208c"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Cascadia Code Light" fo:font-size="10pt" style:text-underline-style="none" fo:font-weight="normal" officeooo:rsid="0015208c" officeooo:paragraph-rsid="001943a6"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Cascadia Code Light" fo:font-size="10pt" style:text-underline-style="none" fo:font-weight="normal" officeooo:rsid="0017e46b" officeooo:paragraph-rsid="001943a6" style:font-size-asian="10pt" style:font-weight-asian="normal" style:font-size-complex="10pt" style:font-weight-complex="normal"/>
    </style:style>
    <style:style style:name="P32" style:family="paragraph" style:parent-style-name="Standard">
      <style:paragraph-properties fo:text-align="center" style:justify-single-word="false"/>
      <style:text-properties style:font-name="Cascadia Code Light" fo:font-size="10pt" style:text-underline-style="none" fo:font-weight="normal" officeooo:rsid="001943a6" officeooo:paragraph-rsid="001943a6"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Cascadia Code Light" fo:font-size="10pt" style:text-underline-style="none" fo:font-weight="bold" officeooo:rsid="0015208c" officeooo:paragraph-rsid="0015208c" style:font-size-asian="10pt" style:font-weight-asian="bold" style:font-size-complex="10pt" style:font-weight-complex="bold"/>
    </style:style>
    <style:style style:name="P34" style:family="paragraph" style:parent-style-name="Standard">
      <style:text-properties style:font-name="Cascadia Code Light" fo:font-size="10pt" fo:font-weight="normal" officeooo:rsid="00108874" officeooo:paragraph-rsid="00108874" fo:background-color="transparent" style:font-size-asian="10pt" style:font-weight-asian="normal" style:font-size-complex="10pt" style:font-weight-complex="normal"/>
    </style:style>
    <style:style style:name="P35" style:family="paragraph" style:parent-style-name="Standard">
      <style:text-properties style:font-name="Cascadia Code Light" fo:font-size="10pt" fo:font-weight="normal" officeooo:rsid="00108874" officeooo:paragraph-rsid="0015208c" fo:background-color="transparent" style:font-size-asian="10pt" style:font-weight-asian="normal" style:font-size-complex="10pt" style:font-weight-complex="normal"/>
    </style:style>
    <style:style style:name="P36" style:family="paragraph" style:parent-style-name="Standard">
      <style:text-properties style:font-name="Cascadia Code Light" fo:font-size="10pt" fo:font-weight="normal" officeooo:rsid="00108874" officeooo:paragraph-rsid="00217648" fo:background-color="transparent" style:font-size-asian="10pt" style:font-weight-asian="normal" style:font-size-complex="10pt" style:font-weight-complex="normal"/>
    </style:style>
    <style:style style:name="P37" style:family="paragraph" style:parent-style-name="Standard">
      <style:text-properties style:font-name="Cascadia Code Light" fo:font-size="10pt" fo:font-weight="normal" officeooo:rsid="00108874" officeooo:paragraph-rsid="00223fa3" fo:background-color="transparent" style:font-size-asian="10pt" style:font-weight-asian="normal" style:font-size-complex="10pt" style:font-weight-complex="normal"/>
    </style:style>
    <style:style style:name="P38" style:family="paragraph" style:parent-style-name="Standard">
      <style:text-properties style:font-name="Cascadia Code Light" fo:font-size="10pt" fo:font-weight="normal" officeooo:rsid="00108874" officeooo:paragraph-rsid="002347dd" fo:background-color="transparent" style:font-size-asian="10pt" style:font-weight-asian="normal" style:font-size-complex="10pt" style:font-weight-complex="normal"/>
    </style:style>
    <style:style style:name="P39" style:family="paragraph" style:parent-style-name="Standard">
      <style:text-properties style:font-name="Cascadia Code Light" fo:font-size="10pt" fo:font-weight="normal" officeooo:rsid="00108874" officeooo:paragraph-rsid="00268b0f" fo:background-color="transparent" style:font-size-asian="10pt" style:font-weight-asian="normal" style:font-size-complex="10pt" style:font-weight-complex="normal"/>
    </style:style>
    <style:style style:name="P40" style:family="paragraph" style:parent-style-name="Standard">
      <style:paragraph-properties fo:text-align="center" style:justify-single-word="false"/>
      <style:text-properties style:font-name="Cascadia Code SemiBold" fo:font-size="14pt" style:text-underline-style="none" fo:font-weight="bold" officeooo:rsid="0015208c" officeooo:paragraph-rsid="0015208c" style:font-size-asian="14pt" style:font-weight-asian="bold" style:font-size-complex="14pt" style:font-weight-complex="bold"/>
    </style:style>
    <style:style style:name="P41" style:family="paragraph" style:parent-style-name="Standard">
      <style:paragraph-properties fo:text-align="center" style:justify-single-word="false"/>
      <style:text-properties style:font-name="Cascadia Code SemiBold" fo:font-size="12pt" style:text-underline-style="none" fo:font-weight="bold" officeooo:rsid="0015208c" officeooo:paragraph-rsid="0015208c" style:font-size-asian="10.5pt" style:font-weight-asian="bold" style:font-size-complex="12pt" style:font-weight-complex="bold"/>
    </style:style>
    <style:style style:name="P42" style:family="paragraph" style:parent-style-name="Standard">
      <style:text-properties officeooo:paragraph-rsid="0014fd23"/>
    </style:style>
    <style:style style:name="P43" style:family="paragraph" style:parent-style-name="Standard">
      <style:text-properties officeooo:paragraph-rsid="0015208c"/>
    </style:style>
    <style:style style:name="P44" style:family="paragraph" style:parent-style-name="Standard">
      <style:paragraph-properties fo:text-align="start" style:justify-single-word="false"/>
      <style:text-properties style:text-position="0% 100%" style:font-name="Cascadia Code Light" fo:font-size="10pt" style:text-underline-style="none" fo:font-weight="normal" officeooo:rsid="001943a6" officeooo:paragraph-rsid="001943a6"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text-position="0% 100%" style:font-name="Cascadia Code Light" fo:font-size="10pt" style:text-underline-style="none" fo:font-weight="bold" officeooo:rsid="001943a6" officeooo:paragraph-rsid="001943a6" style:font-size-asian="10pt" style:font-weight-asian="bold" style:font-size-complex="10pt" style:font-weight-complex="bold"/>
    </style:style>
    <style:style style:name="P46" style:family="paragraph" style:parent-style-name="Standard">
      <style:paragraph-properties fo:text-align="start" style:justify-single-word="false"/>
      <style:text-properties style:text-position="0% 100%" style:font-name="Cascadia Code Light" fo:font-size="10pt" style:text-underline-style="none" fo:font-weight="bold" officeooo:rsid="001943a6" officeooo:paragraph-rsid="001d9843" style:font-size-asian="10pt" style:font-weight-asian="bold" style:font-size-complex="10pt" style:font-weight-complex="bold"/>
    </style:style>
    <style:style style:name="P47" style:family="paragraph" style:parent-style-name="Standard">
      <style:text-properties style:text-position="0% 100%" style:font-name="Cascadia Code Light" fo:font-size="10pt" fo:font-weight="normal" officeooo:rsid="0014fd23" officeooo:paragraph-rsid="0014fd23" fo:background-color="transparent" style:font-size-asian="10pt" style:font-weight-asian="normal" style:font-size-complex="10pt" style:font-weight-complex="normal"/>
    </style:style>
    <style:style style:name="P48" style:family="paragraph" style:parent-style-name="Standard">
      <style:text-properties style:text-position="0% 100%" style:font-name="Cascadia Code Light" fo:font-size="10pt" fo:font-weight="normal" officeooo:rsid="0014fd23" officeooo:paragraph-rsid="0015208c" fo:background-color="transparent" style:font-size-asian="10pt" style:font-weight-asian="normal" style:font-size-complex="10pt" style:font-weight-complex="normal"/>
    </style:style>
    <style:style style:name="P49" style:family="paragraph" style:parent-style-name="Standard">
      <style:text-properties style:text-position="0% 100%" style:font-name="Cascadia Code Light" fo:font-size="10pt" fo:font-weight="normal" officeooo:rsid="0014fd23" officeooo:paragraph-rsid="00268b0f" fo:background-color="transparent" style:font-size-asian="10pt" style:font-weight-asian="normal" style:font-size-complex="10pt" style:font-weight-complex="normal"/>
    </style:style>
    <style:style style:name="P50" style:family="paragraph" style:parent-style-name="Standard">
      <style:text-properties style:text-position="0% 100%" style:font-name="Cascadia Code Light" fo:font-size="10pt" fo:font-weight="normal" officeooo:rsid="0014fd23" officeooo:paragraph-rsid="00290aa1" fo:background-color="transparent" style:font-size-asian="10pt" style:font-weight-asian="normal" style:font-size-complex="10pt" style:font-weight-complex="normal"/>
    </style:style>
    <style:style style:name="P51" style:family="paragraph" style:parent-style-name="Standard">
      <style:text-properties style:text-position="0% 100%" style:font-name="Cascadia Code Light" fo:font-size="10pt" fo:font-weight="normal" officeooo:rsid="00124e96" officeooo:paragraph-rsid="0015208c" fo:background-color="transparent" style:font-size-asian="10pt" style:font-weight-asian="normal" style:font-size-complex="10pt" style:font-weight-complex="normal"/>
    </style:style>
    <style:style style:name="P52" style:family="paragraph" style:parent-style-name="Standard">
      <style:text-properties style:text-position="0% 100%" style:font-name="Cascadia Code Light" fo:font-size="10pt" fo:font-weight="normal" officeooo:rsid="00124e96" officeooo:paragraph-rsid="00124e96" fo:background-color="transparent" style:font-size-asian="10pt" style:font-weight-asian="normal" style:font-size-complex="10pt" style:font-weight-complex="normal"/>
    </style:style>
    <style:style style:name="P53" style:family="paragraph" style:parent-style-name="Standard">
      <style:text-properties style:text-position="0% 100%" style:font-name="Cascadia Code Light" fo:font-size="10pt" fo:font-weight="normal" officeooo:rsid="00124e96" officeooo:paragraph-rsid="00268b0f" fo:background-color="transparent" style:font-size-asian="10pt" style:font-weight-asian="normal" style:font-size-complex="10pt" style:font-weight-complex="normal"/>
    </style:style>
    <style:style style:name="P54" style:family="paragraph" style:parent-style-name="Standard">
      <style:text-properties style:text-position="0% 100%" style:font-name="Cascadia Code Light" fo:font-size="10pt" fo:font-weight="normal" officeooo:rsid="00108874" officeooo:paragraph-rsid="0015208c" fo:background-color="transparent" style:font-size-asian="10pt" style:font-weight-asian="normal" style:font-size-complex="10pt" style:font-weight-complex="normal"/>
    </style:style>
    <style:style style:name="P55" style:family="paragraph" style:parent-style-name="Standard">
      <style:text-properties style:text-position="0% 100%" style:font-name="Cascadia Code Light" fo:font-size="10pt" fo:font-weight="normal" officeooo:rsid="00108874" officeooo:paragraph-rsid="00217648" fo:background-color="transparent" style:font-size-asian="10pt" style:font-weight-asian="normal" style:font-size-complex="10pt" style:font-weight-complex="normal"/>
    </style:style>
    <style:style style:name="P56" style:family="paragraph" style:parent-style-name="Standard">
      <style:text-properties style:text-position="0% 100%" style:font-name="Cascadia Code Light" fo:font-size="10pt" fo:font-weight="normal" officeooo:rsid="00108874" officeooo:paragraph-rsid="00223fa3" fo:background-color="transparent" style:font-size-asian="10pt" style:font-weight-asian="normal" style:font-size-complex="10pt" style:font-weight-complex="normal"/>
    </style:style>
    <style:style style:name="P57" style:family="paragraph" style:parent-style-name="Standard">
      <style:text-properties style:text-position="0% 100%" style:font-name="Cascadia Code Light" fo:font-size="10pt" fo:font-weight="normal" officeooo:rsid="00108874" officeooo:paragraph-rsid="002347dd" fo:background-color="transparent" style:font-size-asian="10pt" style:font-weight-asian="normal" style:font-size-complex="10pt" style:font-weight-complex="normal"/>
    </style:style>
    <style:style style:name="P58" style:family="paragraph" style:parent-style-name="Standard">
      <style:text-properties style:text-position="0% 100%" style:font-name="Cascadia Code Light" fo:font-size="10pt" fo:font-weight="normal" officeooo:rsid="00108874" officeooo:paragraph-rsid="00108874" fo:background-color="transparent" style:font-size-asian="10pt" style:font-weight-asian="normal" style:font-size-complex="10pt" style:font-weight-complex="normal"/>
    </style:style>
    <style:style style:name="P59" style:family="paragraph" style:parent-style-name="Standard">
      <style:text-properties style:text-position="0% 100%" style:font-name="Cascadia Code Light" fo:font-size="10pt" fo:font-weight="normal" officeooo:rsid="00261dcc" officeooo:paragraph-rsid="00268b0f" fo:background-color="transparent" style:font-size-asian="10pt" style:font-weight-asian="normal" style:font-size-complex="10pt" style:font-weight-complex="normal"/>
    </style:style>
    <style:style style:name="P60" style:family="paragraph" style:parent-style-name="Standard">
      <style:text-properties style:text-position="0% 100%" style:font-name="Cascadia Code Light" fo:font-size="10pt" fo:font-weight="normal" officeooo:rsid="00108874" officeooo:paragraph-rsid="0015208c" style:font-size-asian="10pt" style:font-weight-asian="normal" style:font-size-complex="10pt" style:font-weight-complex="normal"/>
    </style:style>
    <style:style style:name="P61" style:family="paragraph" style:parent-style-name="Standard">
      <style:text-properties style:text-position="0% 100%" style:font-name="Cascadia Code Light" fo:font-size="10pt" fo:font-weight="normal" officeooo:rsid="00108874" officeooo:paragraph-rsid="00203969" style:font-size-asian="10pt" style:font-weight-asian="normal" style:font-size-complex="10pt" style:font-weight-complex="normal"/>
    </style:style>
    <style:style style:name="P62" style:family="paragraph" style:parent-style-name="Standard">
      <style:text-properties style:text-position="0% 100%" style:font-name="Cascadia Code Light" fo:font-size="10pt" fo:font-weight="normal" officeooo:rsid="00108874" officeooo:paragraph-rsid="002347dd" style:font-size-asian="10pt" style:font-weight-asian="normal" style:font-size-complex="10pt" style:font-weight-complex="normal"/>
    </style:style>
    <style:style style:name="P63" style:family="paragraph" style:parent-style-name="Standard">
      <style:text-properties style:text-position="0% 100%" style:font-name="Cascadia Code Light" fo:font-size="10pt" fo:font-weight="normal" officeooo:rsid="00108874" officeooo:paragraph-rsid="001f2f16" style:font-size-asian="10pt" style:font-weight-asian="normal" style:font-size-complex="10pt" style:font-weight-complex="normal"/>
    </style:style>
    <style:style style:name="P64" style:family="paragraph" style:parent-style-name="Standard">
      <style:text-properties style:text-position="0% 100%" style:font-name="Cascadia Code Light" fo:font-size="10pt" fo:font-weight="normal" officeooo:rsid="00108874" officeooo:paragraph-rsid="00290aa1" style:font-size-asian="10pt" style:font-weight-asian="normal" style:font-size-complex="10pt" style:font-weight-complex="normal"/>
    </style:style>
    <style:style style:name="P65" style:family="paragraph" style:parent-style-name="Standard">
      <style:text-properties style:text-position="0% 100%" style:font-name="Cascadia Code Light" fo:font-size="10pt" fo:font-weight="normal" officeooo:rsid="00108874" officeooo:paragraph-rsid="00108874" style:font-size-asian="10pt" style:font-weight-asian="normal" style:font-size-complex="10pt" style:font-weight-complex="normal"/>
    </style:style>
    <style:style style:name="P66" style:family="paragraph" style:parent-style-name="Standard">
      <style:text-properties officeooo:paragraph-rsid="00268b0f"/>
    </style:style>
    <style:style style:name="P67" style:family="paragraph" style:parent-style-name="Standard">
      <style:text-properties officeooo:paragraph-rsid="00271f34"/>
    </style:style>
    <style:style style:name="P68" style:family="paragraph" style:parent-style-name="Footer">
      <style:paragraph-properties fo:text-align="center" style:justify-single-word="false"/>
    </style:style>
    <style:style style:name="P69"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15208c" style:font-size-asian="10pt" style:font-weight-asian="bold" style:font-size-complex="10pt" style:font-weight-complex="bold"/>
    </style:style>
    <style:style style:name="P70"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217648" style:font-size-asian="10pt" style:font-weight-asian="bold" style:font-size-complex="10pt" style:font-weight-complex="bold"/>
    </style:style>
    <style:style style:name="P71"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223fa3" style:font-size-asian="10pt" style:font-weight-asian="bold" style:font-size-complex="10pt" style:font-weight-complex="bold"/>
    </style:style>
    <style:style style:name="P72"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2347dd" style:font-size-asian="10pt" style:font-weight-asian="bold" style:font-size-complex="10pt" style:font-weight-complex="bold"/>
    </style:style>
    <style:style style:name="P73"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style:font-name="Cascadia Code Light" fo:font-size="10pt" style:text-underline-style="none" fo:font-weight="normal" officeooo:rsid="001b101b" officeooo:paragraph-rsid="001b101b" style:font-size-asian="10pt" style:font-weight-asian="normal" style:font-size-complex="10pt" style:font-weight-complex="normal"/>
    </style:style>
    <style:style style:name="P74"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style:font-name="Cascadia Code Light" fo:font-size="10pt" style:text-underline-style="none" fo:font-weight="normal" officeooo:rsid="0017e46b" officeooo:paragraph-rsid="0017e46b" style:font-size-asian="10pt" style:font-weight-asian="normal" style:font-size-complex="10pt" style:font-weight-complex="normal"/>
    </style:style>
    <style:style style:name="P75"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style:font-name="Cascadia Code Light" fo:font-size="10pt" style:text-underline-style="none" fo:font-weight="normal" officeooo:rsid="0016b18b" officeooo:paragraph-rsid="001943a6" style:font-size-asian="10pt" style:font-weight-asian="normal" style:font-size-complex="10pt" style:font-weight-complex="normal"/>
    </style:style>
    <style:style style:name="P76"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normal" officeooo:rsid="00108874" officeooo:paragraph-rsid="00108874" style:font-size-asian="10pt" style:font-weight-asian="normal" style:font-size-complex="10pt" style:font-weight-complex="normal"/>
    </style:style>
    <style:style style:name="P77"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normal" officeooo:rsid="00108874" officeooo:paragraph-rsid="00268b0f" style:font-size-asian="10pt" style:font-weight-asian="normal" style:font-size-complex="10pt" style:font-weight-complex="normal"/>
    </style:style>
    <style:style style:name="P78"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style:text-position="0% 100%" style:font-name="Cascadia Code Light" fo:font-size="10pt" style:text-underline-style="none" fo:font-weight="normal" officeooo:rsid="00217648" officeooo:paragraph-rsid="00217648" fo:background-color="transparent" style:font-size-asian="10pt" style:font-weight-asian="normal" style:font-size-complex="10pt" style:font-weight-complex="normal"/>
    </style:style>
    <style:style style:name="P79"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font-name="Cascadia Code Light1" fo:font-size="10pt" style:text-underline-style="none" fo:font-weight="normal" officeooo:rsid="001b101b" officeooo:paragraph-rsid="001b69f0" style:font-size-asian="10pt" style:font-weight-asian="normal" style:font-size-complex="10pt" style:font-weight-complex="normal"/>
    </style:style>
    <style:style style:name="P80"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font-name="Cascadia Code Light" fo:font-size="10pt" style:text-underline-style="none" fo:font-weight="normal" officeooo:rsid="001b101b" officeooo:paragraph-rsid="001b101b" style:font-size-asian="10pt" style:font-weight-asian="normal" style:font-size-complex="10pt" style:font-weight-complex="normal"/>
    </style:style>
    <style:style style:name="P81"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font-name="Cascadia Code Light" fo:font-size="10pt" style:text-underline-style="none" fo:font-weight="normal" officeooo:rsid="001b101b" officeooo:paragraph-rsid="001d9843" style:font-size-asian="10pt" style:font-weight-asian="normal" style:font-size-complex="10pt" style:font-weight-complex="normal"/>
    </style:style>
    <style:style style:name="P82"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font-name="Cascadia Code Light" fo:font-size="10pt" style:text-underline-style="none" fo:font-weight="normal" officeooo:rsid="0015208c" officeooo:paragraph-rsid="001b101b" style:font-size-asian="10pt" style:font-weight-asian="normal" style:font-size-complex="10pt" style:font-weight-complex="normal"/>
    </style:style>
    <style:style style:name="P83"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font-name="Cascadia Code Light" fo:font-size="10pt" style:text-underline-style="none" fo:font-weight="normal" officeooo:rsid="001943a6" officeooo:paragraph-rsid="0017e46b" style:font-size-asian="8.75pt" style:font-weight-asian="normal" style:font-size-complex="10pt" style:font-weight-complex="normal"/>
    </style:style>
    <style:style style:name="P84"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b101b" officeooo:paragraph-rsid="001b101b" style:font-size-asian="10pt" style:font-weight-asian="normal" style:font-size-complex="10pt" style:font-weight-complex="normal"/>
    </style:style>
    <style:style style:name="P85" style:family="paragraph" style:parent-style-name="Standard">
      <loext:graphic-properties draw:fill="none"/>
      <style:paragraph-properties fo:margin-left="0.4366in" fo:margin-right="0in" fo:text-align="center" style:justify-single-word="false" fo:text-indent="0in" style:auto-text-indent="false" fo:background-color="transparent"/>
      <style:text-properties style:text-position="0% 100%" style:font-name="Cascadia Code Light" fo:font-size="10pt" style:text-underline-style="none" fo:font-weight="normal" officeooo:rsid="001b101b" officeooo:paragraph-rsid="001b101b" style:font-size-asian="10pt" style:font-weight-asian="normal" style:font-size-complex="10pt" style:font-weight-complex="normal"/>
    </style:style>
    <style:style style:name="P86"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d9843" officeooo:paragraph-rsid="001d9843" style:font-size-asian="10pt" style:font-weight-asian="normal" style:font-size-complex="10pt" style:font-weight-complex="normal"/>
    </style:style>
    <style:style style:name="P87"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d9843" officeooo:paragraph-rsid="001b101b" style:font-size-asian="10pt" style:font-weight-asian="normal" style:font-size-complex="10pt" style:font-weight-complex="normal"/>
    </style:style>
    <style:style style:name="P88"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b101b" officeooo:paragraph-rsid="001b101b" fo:background-color="transparent" style:font-size-asian="10pt" style:font-weight-asian="normal" style:font-size-complex="10pt" style:font-weight-complex="normal"/>
    </style:style>
    <style:style style:name="P89"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b101b" officeooo:paragraph-rsid="001f2f16" fo:background-color="transparent" style:font-size-asian="10pt" style:font-weight-asian="normal" style:font-size-complex="10pt" style:font-weight-complex="normal"/>
    </style:style>
    <style:style style:name="P90"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4fd23" officeooo:paragraph-rsid="001b101b" fo:background-color="transparent" style:font-size-asian="10pt" style:font-weight-asian="normal" style:font-size-complex="10pt" style:font-weight-complex="normal"/>
    </style:style>
    <style:style style:name="P91"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b69f0" officeooo:paragraph-rsid="001b69f0" fo:background-color="transparent" style:font-size-asian="10pt" style:font-weight-asian="normal" style:font-size-complex="10pt" style:font-weight-complex="normal"/>
    </style:style>
    <style:style style:name="P92"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d9843" officeooo:paragraph-rsid="001d9843" fo:background-color="transparent" style:font-size-asian="10pt" style:font-weight-asian="normal" style:font-size-complex="10pt" style:font-weight-complex="normal"/>
    </style:style>
    <style:style style:name="P93"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6b18b" officeooo:paragraph-rsid="00217648" fo:background-color="transparent" style:font-size-asian="10pt" style:font-weight-asian="normal" style:font-size-complex="10pt" style:font-weight-complex="normal"/>
    </style:style>
    <style:style style:name="P94"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217648" officeooo:paragraph-rsid="00217648" fo:background-color="transparent" style:font-size-asian="10pt" style:font-weight-asian="normal" style:font-size-complex="10pt" style:font-weight-complex="normal"/>
    </style:style>
    <style:style style:name="P95" style:family="paragraph" style:parent-style-name="Standard">
      <loext:graphic-properties draw:fill="none"/>
      <style:paragraph-properties fo:margin-left="0.4366in" fo:margin-right="0in" fo:text-align="start" style:justify-single-word="false" fo:text-indent="0in" style:auto-text-indent="false" fo:break-before="page" fo:background-color="transparent"/>
      <style:text-properties style:text-position="0% 100%" style:font-name="Cascadia Code Light" fo:font-size="10pt" style:text-underline-style="none" fo:font-weight="normal" officeooo:rsid="001b101b" officeooo:paragraph-rsid="001b101b" style:font-size-asian="10pt" style:font-weight-asian="normal" style:font-size-complex="10pt" style:font-weight-complex="normal"/>
    </style:style>
    <style:style style:name="P96"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15208c" fo:background-color="transparent" style:font-size-asian="10pt" style:font-weight-asian="bold" style:font-size-complex="10pt" style:font-weight-complex="bold"/>
    </style:style>
    <style:style style:name="P97"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217648" fo:background-color="transparent" style:font-size-asian="10pt" style:font-weight-asian="bold" style:font-size-complex="10pt" style:font-weight-complex="bold"/>
    </style:style>
    <style:style style:name="P98"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244a32" fo:background-color="transparent" style:font-size-asian="10pt" style:font-weight-asian="bold" style:font-size-complex="10pt" style:font-weight-complex="bold"/>
    </style:style>
    <style:style style:name="P99"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124e96" fo:background-color="transparent" style:font-size-asian="10pt" style:font-weight-asian="bold" style:font-size-complex="10pt" style:font-weight-complex="bold"/>
    </style:style>
    <style:style style:name="P100" style:family="paragraph" style:parent-style-name="Standard" style:master-page-name="">
      <loext:graphic-properties draw:fill="none"/>
      <style:paragraph-properties fo:margin-left="0.6866in" fo:margin-right="0in" fo:text-align="start" style:justify-single-word="false" fo:text-indent="0in" style:auto-text-indent="false" style:page-number="auto" fo:background-color="transparent"/>
      <style:text-properties style:font-name="Cascadia Code Light" fo:font-size="10pt" fo:font-weight="bold" officeooo:rsid="00108874" officeooo:paragraph-rsid="00223fa3" fo:background-color="transparent" style:font-size-asian="10pt" style:font-weight-asian="bold" style:font-size-complex="10pt" style:font-weight-complex="bold"/>
    </style:style>
    <style:style style:name="P101" style:family="paragraph" style:parent-style-name="Standard" style:master-page-name="">
      <loext:graphic-properties draw:fill="none"/>
      <style:paragraph-properties fo:margin-left="0.6866in" fo:margin-right="0in" fo:text-indent="0in" style:auto-text-indent="false" style:page-number="auto" fo:background-color="transparent"/>
      <style:text-properties style:font-name="Cascadia Code Light" fo:font-size="10pt" fo:font-weight="bold" officeooo:rsid="00108874" officeooo:paragraph-rsid="0015208c" style:font-size-asian="10pt" style:font-weight-asian="bold" style:font-size-complex="10pt" style:font-weight-complex="bold"/>
    </style:style>
    <style:style style:name="P102" style:family="paragraph" style:parent-style-name="Standard" style:master-page-name="">
      <loext:graphic-properties draw:fill="none"/>
      <style:paragraph-properties fo:margin-left="0.6866in" fo:margin-right="0in" fo:text-indent="0in" style:auto-text-indent="false" style:page-number="auto" fo:background-color="transparent"/>
      <style:text-properties style:font-name="Cascadia Code Light" fo:font-size="10pt" fo:font-weight="bold" officeooo:rsid="00108874" officeooo:paragraph-rsid="00203969" style:font-size-asian="10pt" style:font-weight-asian="bold" style:font-size-complex="10pt" style:font-weight-complex="bold"/>
    </style:style>
    <style:style style:name="P103" style:family="paragraph" style:parent-style-name="Standard" style:master-page-name="">
      <loext:graphic-properties draw:fill="none"/>
      <style:paragraph-properties fo:margin-left="0.6866in" fo:margin-right="0in" fo:text-indent="0in" style:auto-text-indent="false" style:page-number="auto" fo:background-color="transparent"/>
      <style:text-properties style:font-name="Cascadia Code Light" fo:font-size="10pt" fo:font-weight="bold" officeooo:rsid="00108874" officeooo:paragraph-rsid="00244a32" style:font-size-asian="10pt" style:font-weight-asian="bold" style:font-size-complex="10pt" style:font-weight-complex="bold"/>
    </style:style>
    <style:style style:name="P104" style:family="paragraph" style:parent-style-name="Standard" style:master-page-name="">
      <loext:graphic-properties draw:fill="none"/>
      <style:paragraph-properties fo:margin-left="0.6866in" fo:margin-right="0in" fo:text-indent="0in" style:auto-text-indent="false" style:page-number="auto" fo:background-color="transparent"/>
      <style:text-properties style:font-name="Cascadia Code Light" fo:font-size="10pt" fo:font-weight="bold" officeooo:rsid="00108874" officeooo:paragraph-rsid="00290aa1" style:font-size-asian="10pt" style:font-weight-asian="bold" style:font-size-complex="10pt" style:font-weight-complex="bold"/>
    </style:style>
    <style:style style:name="P105" style:family="paragraph" style:parent-style-name="Standard" style:master-page-name="">
      <loext:graphic-properties draw:fill="none"/>
      <style:paragraph-properties fo:margin-left="0.6866in" fo:margin-right="0in" fo:text-indent="0in" style:auto-text-indent="false" style:page-number="auto" fo:background-color="transparent"/>
      <style:text-properties style:font-name="Cascadia Code Light" fo:font-size="10pt" fo:font-weight="bold" officeooo:rsid="00108874" officeooo:paragraph-rsid="001f2f16" style:font-size-asian="10pt" style:font-weight-asian="bold" style:font-size-complex="10pt" style:font-weight-complex="bold"/>
    </style:style>
    <style:style style:name="P106" style:family="paragraph" style:parent-style-name="Standard" style:master-page-name="">
      <loext:graphic-properties draw:fill="none"/>
      <style:paragraph-properties fo:margin-left="0.6866in" fo:margin-right="0in" fo:text-indent="0in" style:auto-text-indent="false" style:page-number="auto" fo:background-color="transparent"/>
      <style:text-properties style:font-name="Cascadia Code Light" fo:font-size="10pt" fo:font-weight="bold" officeooo:rsid="00108874" officeooo:paragraph-rsid="00124e96" style:font-size-asian="10pt" style:font-weight-asian="bold" style:font-size-complex="10pt" style:font-weight-complex="bold"/>
    </style:style>
    <style:style style:name="P107"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font-name="Cascadia Code Light" fo:font-size="10pt" fo:font-weight="bold" officeooo:rsid="00108874" officeooo:paragraph-rsid="00217648" fo:background-color="transparent" style:font-size-asian="10pt" style:font-weight-asian="bold" style:font-size-complex="10pt" style:font-weight-complex="bold"/>
    </style:style>
    <style:style style:name="P108"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font-name="Cascadia Code Light" fo:font-size="10pt" fo:font-weight="bold" officeooo:rsid="00108874" officeooo:paragraph-rsid="00223fa3" fo:background-color="transparent" style:font-size-asian="10pt" style:font-weight-asian="bold" style:font-size-complex="10pt" style:font-weight-complex="bold"/>
    </style:style>
    <style:style style:name="P109"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font-name="Cascadia Code Light" fo:font-size="10pt" fo:font-weight="bold" officeooo:rsid="00108874" officeooo:paragraph-rsid="002347dd" fo:background-color="transparent" style:font-size-asian="10pt" style:font-weight-asian="bold" style:font-size-complex="10pt" style:font-weight-complex="bold"/>
    </style:style>
    <style:style style:name="P110"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font-name="Cascadia Code Light" fo:font-size="10pt" fo:font-weight="bold" officeooo:rsid="00108874" officeooo:paragraph-rsid="0015208c" fo:background-color="transparent" style:font-size-asian="10pt" style:font-weight-asian="bold" style:font-size-complex="10pt" style:font-weight-complex="bold"/>
    </style:style>
    <style:style style:name="P111"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font-name="Cascadia Code Light" fo:font-size="10pt" fo:font-weight="bold" officeooo:rsid="00108874" officeooo:paragraph-rsid="001b101b" fo:background-color="transparent" style:font-size-asian="10pt" style:font-weight-asian="bold" style:font-size-complex="10pt" style:font-weight-complex="bold"/>
    </style:style>
    <style:style style:name="P112"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15208c" fo:background-color="transparent" style:font-size-asian="10pt" style:font-weight-asian="bold" style:font-size-complex="10pt" style:font-weight-complex="bold"/>
    </style:style>
    <style:style style:name="P113"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203969" fo:background-color="transparent" style:font-size-asian="10pt" style:font-weight-asian="bold" style:font-size-complex="10pt" style:font-weight-complex="bold"/>
    </style:style>
    <style:style style:name="P114"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1f2f16" fo:background-color="transparent" style:font-size-asian="10pt" style:font-weight-asian="bold" style:font-size-complex="10pt" style:font-weight-complex="bold"/>
    </style:style>
    <style:style style:name="P115"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290aa1" fo:background-color="transparent" style:font-size-asian="10pt" style:font-weight-asian="bold" style:font-size-complex="10pt" style:font-weight-complex="bold"/>
    </style:style>
    <style:style style:name="P116"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1b101b" fo:background-color="transparent" style:font-size-asian="10pt" style:font-weight-asian="bold" style:font-size-complex="10pt" style:font-weight-complex="bold"/>
    </style:style>
    <style:style style:name="P117"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24e96" officeooo:paragraph-rsid="0015208c" fo:background-color="transparent" style:font-size-asian="10pt" style:font-weight-asian="normal" style:font-size-complex="10pt" style:font-weight-complex="normal"/>
    </style:style>
    <style:style style:name="P118"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24e96" officeooo:paragraph-rsid="00217648" fo:background-color="transparent" style:font-size-asian="10pt" style:font-weight-asian="normal" style:font-size-complex="10pt" style:font-weight-complex="normal"/>
    </style:style>
    <style:style style:name="P119"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24e96" officeooo:paragraph-rsid="00223fa3" fo:background-color="transparent" style:font-size-asian="10pt" style:font-weight-asian="normal" style:font-size-complex="10pt" style:font-weight-complex="normal"/>
    </style:style>
    <style:style style:name="P120"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24e96" officeooo:paragraph-rsid="002347dd" fo:background-color="transparent" style:font-size-asian="10pt" style:font-weight-asian="normal" style:font-size-complex="10pt" style:font-weight-complex="normal"/>
    </style:style>
    <style:style style:name="P121"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24e96" officeooo:paragraph-rsid="00124e96" fo:background-color="transparent" style:font-size-asian="10pt" style:font-weight-asian="normal" style:font-size-complex="10pt" style:font-weight-complex="normal"/>
    </style:style>
    <style:style style:name="P122"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15208c" fo:background-color="transparent" style:font-size-asian="10pt" style:font-weight-asian="normal" style:font-size-complex="10pt" style:font-weight-complex="normal"/>
    </style:style>
    <style:style style:name="P123"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1d7b98" fo:background-color="transparent" style:font-size-asian="10pt" style:font-weight-asian="normal" style:font-size-complex="10pt" style:font-weight-complex="normal"/>
    </style:style>
    <style:style style:name="P124"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217648" fo:background-color="transparent" style:font-size-asian="10pt" style:font-weight-asian="normal" style:font-size-complex="10pt" style:font-weight-complex="normal"/>
    </style:style>
    <style:style style:name="P125"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223fa3" fo:background-color="transparent" style:font-size-asian="10pt" style:font-weight-asian="normal" style:font-size-complex="10pt" style:font-weight-complex="normal"/>
    </style:style>
    <style:style style:name="P126"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2347dd" fo:background-color="transparent" style:font-size-asian="10pt" style:font-weight-asian="normal" style:font-size-complex="10pt" style:font-weight-complex="normal"/>
    </style:style>
    <style:style style:name="P127"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15208c" fo:background-color="transparent" style:font-size-asian="10pt" style:font-weight-asian="normal" style:font-size-complex="10pt" style:font-weight-complex="normal"/>
    </style:style>
    <style:style style:name="P128"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1d7b98" fo:background-color="transparent" style:font-size-asian="10pt" style:font-weight-asian="normal" style:font-size-complex="10pt" style:font-weight-complex="normal"/>
    </style:style>
    <style:style style:name="P129"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203969" fo:background-color="transparent" style:font-size-asian="10pt" style:font-weight-asian="normal" style:font-size-complex="10pt" style:font-weight-complex="normal"/>
    </style:style>
    <style:style style:name="P130"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2347dd" fo:background-color="transparent" style:font-size-asian="10pt" style:font-weight-asian="normal" style:font-size-complex="10pt" style:font-weight-complex="normal"/>
    </style:style>
    <style:style style:name="P131"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1f2f16" fo:background-color="transparent" style:font-size-asian="10pt" style:font-weight-asian="normal" style:font-size-complex="10pt" style:font-weight-complex="normal"/>
    </style:style>
    <style:style style:name="P132"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290aa1" fo:background-color="transparent" style:font-size-asian="10pt" style:font-weight-asian="normal" style:font-size-complex="10pt" style:font-weight-complex="normal"/>
    </style:style>
    <style:style style:name="P133"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14fd23" fo:background-color="transparent" style:font-size-asian="10pt" style:font-weight-asian="normal" style:font-size-complex="10pt" style:font-weight-complex="normal"/>
    </style:style>
    <style:style style:name="P13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Cascadia Code Light" fo:font-size="10pt" style:text-underline-style="none" fo:font-weight="normal" officeooo:rsid="001b101b" officeooo:paragraph-rsid="001b101b" style:font-size-asian="10pt" style:font-weight-asian="normal" style:font-size-complex="10pt" style:font-weight-complex="normal"/>
    </style:style>
    <style:style style:name="P13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Cascadia Code Light" fo:font-size="10pt" style:text-underline-style="none" fo:font-weight="normal" officeooo:rsid="001b101b" officeooo:paragraph-rsid="001b69f0" style:font-size-asian="10pt" style:font-weight-asian="normal" style:font-size-complex="10pt" style:font-weight-complex="normal"/>
    </style:style>
    <style:style style:name="P13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text-position="0% 100%" style:font-name="Cascadia Code Light" fo:font-size="10pt" style:text-underline-style="none" fo:font-weight="normal" officeooo:rsid="001b69f0" officeooo:paragraph-rsid="001b69f0" fo:background-color="transparent" style:font-size-asian="10pt" style:font-weight-asian="normal" style:font-size-complex="10pt" style:font-weight-complex="normal"/>
    </style:style>
    <style:style style:name="P13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position="0% 100%" style:font-name="Cascadia Code Light" fo:font-size="10pt" style:text-underline-style="none" fo:font-weight="normal" officeooo:rsid="001b69f0" officeooo:paragraph-rsid="001b69f0" fo:background-color="transparent" style:font-size-asian="10pt" style:font-weight-asian="normal" style:font-size-complex="10pt" style:font-weight-complex="normal"/>
    </style:style>
    <style:style style:name="P13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position="0% 100%" style:font-name="Cascadia Code Light" fo:font-size="10pt" style:text-underline-style="none" fo:font-weight="bold" officeooo:rsid="00217648" officeooo:paragraph-rsid="00217648" fo:background-color="transparent" style:font-size-asian="10pt" style:font-weight-asian="bold" style:font-size-complex="10pt" style:font-weight-complex="bold"/>
    </style:style>
    <style:style style:name="P139" style:family="paragraph" style:parent-style-name="Standard">
      <loext:graphic-properties draw:fill="none"/>
      <style:paragraph-properties fo:margin-left="0in" fo:margin-right="0in" fo:text-indent="0in" style:auto-text-indent="false" fo:background-color="transparent"/>
      <style:text-properties style:text-position="0% 100%" style:font-name="Cascadia Code Light" fo:font-size="10pt" fo:font-weight="normal" officeooo:rsid="0014fd23" officeooo:paragraph-rsid="00203969" fo:background-color="transparent" style:font-size-asian="10pt" style:font-weight-asian="normal" style:font-size-complex="10pt" style:font-weight-complex="normal"/>
    </style:style>
    <style:style style:name="P1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223fa3" fo:background-color="transparent" style:font-size-asian="10pt" style:font-weight-asian="normal" style:font-size-complex="10pt" style:font-weight-complex="normal"/>
    </style:style>
    <style:style style:name="P141" style:family="paragraph" style:parent-style-name="Standard">
      <loext:graphic-properties draw:fill="none"/>
      <style:paragraph-properties fo:margin-left="0in" fo:margin-right="0in" fo:text-indent="0in" style:auto-text-indent="false" fo:background-color="transparent"/>
      <style:text-properties style:text-position="0% 100%" style:font-name="Cascadia Code Light" fo:font-size="10pt" fo:font-weight="normal" officeooo:rsid="0014fd23" officeooo:paragraph-rsid="0015208c" fo:background-color="transparent" style:font-size-asian="10pt" style:font-weight-asian="normal" style:font-size-complex="10pt" style:font-weight-complex="normal"/>
    </style:style>
    <style:style style:name="P14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text-position="0% 100%" style:font-name="Cascadia Code Light" fo:font-size="10pt" style:text-underline-style="none" fo:font-weight="normal" officeooo:rsid="0016b18b" officeooo:paragraph-rsid="00217648" fo:background-color="transparent" style:font-size-asian="10pt" style:font-weight-asian="normal" style:font-size-complex="10pt" style:font-weight-complex="normal"/>
    </style:style>
    <style:style style:name="P143" style:family="paragraph" style:parent-style-name="Standard">
      <style:paragraph-properties fo:break-before="page"/>
      <style:text-properties style:font-name="Cascadia Code Light" fo:font-size="10pt" fo:font-weight="bold" officeooo:rsid="00108874" officeooo:paragraph-rsid="0015208c" style:font-size-asian="10pt" style:font-weight-asian="bold" style:font-size-complex="10pt" style:font-weight-complex="bold"/>
    </style:style>
    <style:style style:name="P144" style:family="paragraph" style:parent-style-name="Standard">
      <style:paragraph-properties fo:break-before="page"/>
      <style:text-properties style:font-name="Cascadia Code Light" fo:font-size="10pt" fo:font-weight="bold" officeooo:rsid="00108874" officeooo:paragraph-rsid="002347dd" style:font-size-asian="10pt" style:font-weight-asian="bold" style:font-size-complex="10pt" style:font-weight-complex="bold"/>
    </style:style>
    <style:style style:name="P145" style:family="paragraph" style:parent-style-name="Standard">
      <style:paragraph-properties fo:break-before="page"/>
      <style:text-properties style:font-name="Cascadia Code Light" fo:font-size="10pt" fo:font-weight="bold" officeooo:rsid="00108874" officeooo:paragraph-rsid="00217648" style:font-size-asian="10pt" style:font-weight-asian="bold" style:font-size-complex="10pt" style:font-weight-complex="bold"/>
    </style:style>
    <style:style style:name="P146" style:family="paragraph" style:parent-style-name="Standard">
      <style:paragraph-properties fo:break-before="page"/>
      <style:text-properties style:font-name="Cascadia Code Light" fo:font-size="10pt" fo:font-weight="bold" officeooo:rsid="00108874" officeooo:paragraph-rsid="00268b0f" style:font-size-asian="10pt" style:font-weight-asian="bold" style:font-size-complex="10pt" style:font-weight-complex="bold"/>
    </style:style>
    <style:style style:name="P147" style:family="paragraph" style:parent-style-name="Standard">
      <style:paragraph-properties fo:text-align="center" style:justify-single-word="false" fo:break-before="page"/>
      <style:text-properties style:font-name="Cascadia Code SemiBold" fo:font-size="14pt" style:text-underline-style="none" fo:font-weight="bold" officeooo:rsid="00122a64" officeooo:paragraph-rsid="00122a64" style:font-size-asian="14pt" style:font-weight-asian="bold" style:font-size-complex="14pt" style:font-weight-complex="bold"/>
    </style:style>
    <style:style style:name="P148" style:family="paragraph" style:parent-style-name="Standard" style:master-page-name="">
      <style:paragraph-properties fo:text-align="start" style:justify-single-word="false" style:page-number="auto"/>
      <style:text-properties style:font-name="Cascadia Code Light" fo:font-size="10pt" style:text-underline-style="none" fo:font-weight="normal" officeooo:rsid="0016b18b" officeooo:paragraph-rsid="001d9843" style:font-size-asian="10pt" style:font-weight-asian="normal" style:font-size-complex="10pt" style:font-weight-complex="normal"/>
    </style:style>
    <style:style style:name="P149" style:family="paragraph" style:parent-style-name="Standard">
      <style:text-properties style:font-name="Cascadia Code Light" fo:font-size="10pt" officeooo:rsid="00108874" officeooo:paragraph-rsid="00346f66" style:font-size-asian="10pt" style:font-size-complex="10pt"/>
    </style:style>
    <style:style style:name="P150" style:family="paragraph" style:parent-style-name="Standard">
      <style:text-properties style:font-name="Cascadia Code Light" fo:font-size="10pt" officeooo:rsid="00108874" officeooo:paragraph-rsid="0036217f" style:font-size-asian="10pt" style:font-size-complex="10pt"/>
    </style:style>
    <style:style style:name="P151" style:family="paragraph" style:parent-style-name="Standard">
      <style:text-properties style:font-name="Cascadia Code Light" fo:font-size="10pt" officeooo:rsid="00108874" officeooo:paragraph-rsid="00369a1a" style:font-size-asian="10pt" style:font-size-complex="10pt"/>
    </style:style>
    <style:style style:name="P152" style:family="paragraph" style:parent-style-name="Standard">
      <style:text-properties style:font-name="Cascadia Code Light" fo:font-size="10pt" officeooo:rsid="00108874" officeooo:paragraph-rsid="0037089c" style:font-size-asian="10pt" style:font-size-complex="10pt"/>
    </style:style>
    <style:style style:name="P153" style:family="paragraph" style:parent-style-name="Standard">
      <style:text-properties style:font-name="Cascadia Code Light" fo:font-size="10pt" fo:font-weight="bold" officeooo:rsid="00108874" officeooo:paragraph-rsid="00346f66" style:font-size-asian="10pt" style:font-weight-asian="bold" style:font-size-complex="10pt" style:font-weight-complex="bold"/>
    </style:style>
    <style:style style:name="P154" style:family="paragraph" style:parent-style-name="Standard">
      <style:text-properties style:font-name="Cascadia Code Light" fo:font-size="10pt" fo:font-weight="bold" officeooo:rsid="00108874" officeooo:paragraph-rsid="0036217f" style:font-size-asian="10pt" style:font-weight-asian="bold" style:font-size-complex="10pt" style:font-weight-complex="bold"/>
    </style:style>
    <style:style style:name="P155" style:family="paragraph" style:parent-style-name="Standard">
      <style:text-properties style:font-name="Cascadia Code Light" fo:font-size="10pt" fo:font-weight="bold" officeooo:rsid="00108874" officeooo:paragraph-rsid="00369a1a" style:font-size-asian="10pt" style:font-weight-asian="bold" style:font-size-complex="10pt" style:font-weight-complex="bold"/>
    </style:style>
    <style:style style:name="P156" style:family="paragraph" style:parent-style-name="Standard">
      <style:text-properties style:font-name="Cascadia Code Light" fo:font-size="10pt" fo:font-weight="bold" officeooo:rsid="00108874" officeooo:paragraph-rsid="0037089c" style:font-size-asian="10pt" style:font-weight-asian="bold" style:font-size-complex="10pt" style:font-weight-complex="bold"/>
    </style:style>
    <style:style style:name="P157" style:family="paragraph" style:parent-style-name="Standard">
      <style:text-properties style:font-name="Cascadia Code Light" fo:font-size="10pt" fo:font-weight="bold" officeooo:rsid="00108874" officeooo:paragraph-rsid="00346f66" fo:background-color="transparent" style:font-size-asian="10pt" style:font-weight-asian="bold" style:font-size-complex="10pt" style:font-weight-complex="bold"/>
    </style:style>
    <style:style style:name="P158" style:family="paragraph" style:parent-style-name="Standard">
      <style:text-properties style:font-name="Cascadia Code Light" fo:font-size="10pt" fo:font-weight="bold" officeooo:rsid="00108874" officeooo:paragraph-rsid="0036217f" fo:background-color="transparent" style:font-size-asian="10pt" style:font-weight-asian="bold" style:font-size-complex="10pt" style:font-weight-complex="bold"/>
    </style:style>
    <style:style style:name="P159" style:family="paragraph" style:parent-style-name="Standard">
      <style:text-properties style:font-name="Cascadia Code Light" fo:font-size="10pt" fo:font-weight="bold" officeooo:rsid="00108874" officeooo:paragraph-rsid="00369a1a" fo:background-color="transparent" style:font-size-asian="10pt" style:font-weight-asian="bold" style:font-size-complex="10pt" style:font-weight-complex="bold"/>
    </style:style>
    <style:style style:name="P160" style:family="paragraph" style:parent-style-name="Standard">
      <style:text-properties style:font-name="Cascadia Code Light" fo:font-size="10pt" fo:font-weight="bold" officeooo:rsid="00108874" officeooo:paragraph-rsid="0037089c" fo:background-color="transparent" style:font-size-asian="10pt" style:font-weight-asian="bold" style:font-size-complex="10pt" style:font-weight-complex="bold"/>
    </style:style>
    <style:style style:name="P161" style:family="paragraph" style:parent-style-name="Standard">
      <style:text-properties style:font-name="Cascadia Code Light" fo:font-size="10pt" fo:font-weight="normal" officeooo:rsid="00108874" officeooo:paragraph-rsid="00346f66" fo:background-color="transparent" style:font-size-asian="10pt" style:font-weight-asian="normal" style:font-size-complex="10pt" style:font-weight-complex="normal"/>
    </style:style>
    <style:style style:name="P162" style:family="paragraph" style:parent-style-name="Standard">
      <style:text-properties style:font-name="Cascadia Code Light" fo:font-size="10pt" fo:font-weight="normal" officeooo:rsid="00108874" officeooo:paragraph-rsid="0036217f" fo:background-color="transparent" style:font-size-asian="10pt" style:font-weight-asian="normal" style:font-size-complex="10pt" style:font-weight-complex="normal"/>
    </style:style>
    <style:style style:name="P163" style:family="paragraph" style:parent-style-name="Standard">
      <style:text-properties style:font-name="Cascadia Code Light" fo:font-size="10pt" fo:font-weight="normal" officeooo:rsid="00108874" officeooo:paragraph-rsid="00369a1a" fo:background-color="transparent" style:font-size-asian="10pt" style:font-weight-asian="normal" style:font-size-complex="10pt" style:font-weight-complex="normal"/>
    </style:style>
    <style:style style:name="P164" style:family="paragraph" style:parent-style-name="Standard">
      <style:text-properties style:font-name="Cascadia Code Light" fo:font-size="10pt" fo:font-weight="normal" officeooo:rsid="00108874" officeooo:paragraph-rsid="0037089c" fo:background-color="transparent" style:font-size-asian="10pt" style:font-weight-asian="normal" style:font-size-complex="10pt" style:font-weight-complex="normal"/>
    </style:style>
    <style:style style:name="P165" style:family="paragraph" style:parent-style-name="Standard">
      <style:text-properties style:text-position="0% 100%" style:font-name="Cascadia Code Light" fo:font-size="10pt" fo:font-weight="normal" officeooo:rsid="00108874" officeooo:paragraph-rsid="00346f66" fo:background-color="transparent" style:font-size-asian="10pt" style:font-weight-asian="normal" style:font-size-complex="10pt" style:font-weight-complex="normal"/>
    </style:style>
    <style:style style:name="P166" style:family="paragraph" style:parent-style-name="Standard">
      <style:text-properties style:text-position="0% 100%" style:font-name="Cascadia Code Light" fo:font-size="10pt" fo:font-weight="normal" officeooo:rsid="00108874" officeooo:paragraph-rsid="0036217f" fo:background-color="transparent" style:font-size-asian="10pt" style:font-weight-asian="normal" style:font-size-complex="10pt" style:font-weight-complex="normal"/>
    </style:style>
    <style:style style:name="P167" style:family="paragraph" style:parent-style-name="Standard">
      <style:text-properties style:text-position="0% 100%" style:font-name="Cascadia Code Light" fo:font-size="10pt" fo:font-weight="normal" officeooo:rsid="00108874" officeooo:paragraph-rsid="00369a1a" fo:background-color="transparent" style:font-size-asian="10pt" style:font-weight-asian="normal" style:font-size-complex="10pt" style:font-weight-complex="normal"/>
    </style:style>
    <style:style style:name="P168" style:family="paragraph" style:parent-style-name="Standard">
      <style:text-properties style:text-position="0% 100%" style:font-name="Cascadia Code Light" fo:font-size="10pt" fo:font-weight="normal" officeooo:rsid="00108874" officeooo:paragraph-rsid="0037089c" fo:background-color="transparent" style:font-size-asian="10pt" style:font-weight-asian="normal" style:font-size-complex="10pt" style:font-weight-complex="normal"/>
    </style:style>
    <style:style style:name="P169" style:family="paragraph" style:parent-style-name="Standard">
      <style:text-properties style:text-position="0% 100%" style:font-name="Cascadia Code Light" fo:font-size="10pt" fo:font-weight="normal" officeooo:rsid="00108874" officeooo:paragraph-rsid="00346f66" style:font-size-asian="10pt" style:font-weight-asian="normal" style:font-size-complex="10pt" style:font-weight-complex="normal"/>
    </style:style>
    <style:style style:name="P170" style:family="paragraph" style:parent-style-name="Standard">
      <style:text-properties style:text-position="0% 100%" style:font-name="Cascadia Code Light" fo:font-size="10pt" fo:font-weight="normal" officeooo:rsid="00108874" officeooo:paragraph-rsid="0036217f" style:font-size-asian="10pt" style:font-weight-asian="normal" style:font-size-complex="10pt" style:font-weight-complex="normal"/>
    </style:style>
    <style:style style:name="P171" style:family="paragraph" style:parent-style-name="Standard">
      <style:text-properties style:text-position="0% 100%" style:font-name="Cascadia Code Light" fo:font-size="10pt" fo:font-weight="normal" officeooo:rsid="00108874" officeooo:paragraph-rsid="00369a1a" style:font-size-asian="10pt" style:font-weight-asian="normal" style:font-size-complex="10pt" style:font-weight-complex="normal"/>
    </style:style>
    <style:style style:name="P172" style:family="paragraph" style:parent-style-name="Standard">
      <style:text-properties style:text-position="0% 100%" style:font-name="Cascadia Code Light" fo:font-size="10pt" fo:font-weight="normal" officeooo:rsid="00108874" officeooo:paragraph-rsid="0037089c" style:font-size-asian="10pt" style:font-weight-asian="normal" style:font-size-complex="10pt" style:font-weight-complex="normal"/>
    </style:style>
    <style:style style:name="P173"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2347dd" fo:background-color="transparent" style:font-size-asian="10pt" style:font-weight-asian="bold" style:font-size-complex="10pt" style:font-weight-complex="bold"/>
    </style:style>
    <style:style style:name="P174"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font-name="Cascadia Code Light" fo:font-size="10pt" fo:font-weight="bold" officeooo:rsid="00108874" officeooo:paragraph-rsid="00346f66" fo:background-color="transparent" style:font-size-asian="10pt" style:font-weight-asian="bold" style:font-size-complex="10pt" style:font-weight-complex="bold"/>
    </style:style>
    <style:style style:name="P175"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font-name="Cascadia Code Light" fo:font-size="10pt" fo:font-weight="bold" officeooo:rsid="00108874" officeooo:paragraph-rsid="0036217f" fo:background-color="transparent" style:font-size-asian="10pt" style:font-weight-asian="bold" style:font-size-complex="10pt" style:font-weight-complex="bold"/>
    </style:style>
    <style:style style:name="P176"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font-name="Cascadia Code Light" fo:font-size="10pt" fo:font-weight="bold" officeooo:rsid="00108874" officeooo:paragraph-rsid="00369a1a" fo:background-color="transparent" style:font-size-asian="10pt" style:font-weight-asian="bold" style:font-size-complex="10pt" style:font-weight-complex="bold"/>
    </style:style>
    <style:style style:name="P177"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font-name="Cascadia Code Light" fo:font-size="10pt" fo:font-weight="bold" officeooo:rsid="00108874" officeooo:paragraph-rsid="0037089c" fo:background-color="transparent" style:font-size-asian="10pt" style:font-weight-asian="bold" style:font-size-complex="10pt" style:font-weight-complex="bold"/>
    </style:style>
    <style:style style:name="P178"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346f66" fo:background-color="transparent" style:font-size-asian="10pt" style:font-weight-asian="bold" style:font-size-complex="10pt" style:font-weight-complex="bold"/>
    </style:style>
    <style:style style:name="P179"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36217f" fo:background-color="transparent" style:font-size-asian="10pt" style:font-weight-asian="bold" style:font-size-complex="10pt" style:font-weight-complex="bold"/>
    </style:style>
    <style:style style:name="P180"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369a1a" fo:background-color="transparent" style:font-size-asian="10pt" style:font-weight-asian="bold" style:font-size-complex="10pt" style:font-weight-complex="bold"/>
    </style:style>
    <style:style style:name="P181" style:family="paragraph" style:parent-style-name="Standard">
      <loext:graphic-properties draw:fill="none"/>
      <style:paragraph-properties fo:margin-left="0.6866in" fo:margin-right="0in" fo:text-indent="0in" style:auto-text-indent="false" fo:background-color="transparent"/>
      <style:text-properties style:font-name="Cascadia Code Light" fo:font-size="10pt" fo:font-weight="bold" officeooo:rsid="00108874" officeooo:paragraph-rsid="0037089c" fo:background-color="transparent" style:font-size-asian="10pt" style:font-weight-asian="bold" style:font-size-complex="10pt" style:font-weight-complex="bold"/>
    </style:style>
    <style:style style:name="P182"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24e96" officeooo:paragraph-rsid="00346f66" fo:background-color="transparent" style:font-size-asian="10pt" style:font-weight-asian="normal" style:font-size-complex="10pt" style:font-weight-complex="normal"/>
    </style:style>
    <style:style style:name="P183"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24e96" officeooo:paragraph-rsid="0036217f" fo:background-color="transparent" style:font-size-asian="10pt" style:font-weight-asian="normal" style:font-size-complex="10pt" style:font-weight-complex="normal"/>
    </style:style>
    <style:style style:name="P184"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24e96" officeooo:paragraph-rsid="00369a1a" fo:background-color="transparent" style:font-size-asian="10pt" style:font-weight-asian="normal" style:font-size-complex="10pt" style:font-weight-complex="normal"/>
    </style:style>
    <style:style style:name="P185"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24e96" officeooo:paragraph-rsid="0037089c" fo:background-color="transparent" style:font-size-asian="10pt" style:font-weight-asian="normal" style:font-size-complex="10pt" style:font-weight-complex="normal"/>
    </style:style>
    <style:style style:name="P186"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346f66" fo:background-color="transparent" style:font-size-asian="10pt" style:font-weight-asian="normal" style:font-size-complex="10pt" style:font-weight-complex="normal"/>
    </style:style>
    <style:style style:name="P187"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36217f" fo:background-color="transparent" style:font-size-asian="10pt" style:font-weight-asian="normal" style:font-size-complex="10pt" style:font-weight-complex="normal"/>
    </style:style>
    <style:style style:name="P188"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369a1a" fo:background-color="transparent" style:font-size-asian="10pt" style:font-weight-asian="normal" style:font-size-complex="10pt" style:font-weight-complex="normal"/>
    </style:style>
    <style:style style:name="P189" style:family="paragraph" style:parent-style-name="Standard">
      <loext:graphic-properties draw:fill="none"/>
      <style:paragraph-properties fo:margin-left="0.6866in" fo:margin-right="0in" fo:text-align="justify" style:justify-single-word="false" fo:text-indent="0in" style:auto-text-indent="false" fo:background-color="transparent"/>
      <style:text-properties style:text-position="0% 100%" style:font-name="Cascadia Code Light" fo:font-size="10pt" fo:font-weight="normal" officeooo:rsid="0014fd23" officeooo:paragraph-rsid="0037089c" fo:background-color="transparent" style:font-size-asian="10pt" style:font-weight-asian="normal" style:font-size-complex="10pt" style:font-weight-complex="normal"/>
    </style:style>
    <style:style style:name="P190"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346f66" fo:background-color="transparent" style:font-size-asian="10pt" style:font-weight-asian="normal" style:font-size-complex="10pt" style:font-weight-complex="normal"/>
    </style:style>
    <style:style style:name="P191"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36217f" fo:background-color="transparent" style:font-size-asian="10pt" style:font-weight-asian="normal" style:font-size-complex="10pt" style:font-weight-complex="normal"/>
    </style:style>
    <style:style style:name="P192"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369a1a" fo:background-color="transparent" style:font-size-asian="10pt" style:font-weight-asian="normal" style:font-size-complex="10pt" style:font-weight-complex="normal"/>
    </style:style>
    <style:style style:name="P193" style:family="paragraph" style:parent-style-name="Standard">
      <loext:graphic-properties draw:fill="none"/>
      <style:paragraph-properties fo:margin-left="0.6866in" fo:margin-right="0in" fo:text-indent="0in" style:auto-text-indent="false" fo:background-color="transparent"/>
      <style:text-properties style:text-position="0% 100%" style:font-name="Cascadia Code Light" fo:font-size="10pt" fo:font-weight="normal" officeooo:rsid="0014fd23" officeooo:paragraph-rsid="0037089c" fo:background-color="transparent" style:font-size-asian="10pt" style:font-weight-asian="normal" style:font-size-complex="10pt" style:font-weight-complex="normal"/>
    </style:style>
    <style:style style:name="P194"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36217f" fo:background-color="transparent" style:font-size-asian="10pt" style:font-weight-asian="bold" style:font-size-complex="10pt" style:font-weight-complex="bold"/>
    </style:style>
    <style:style style:name="P195" style:family="paragraph" style:parent-style-name="Standard" style:master-page-name="">
      <loext:graphic-properties draw:fill="none"/>
      <style:paragraph-properties fo:margin-left="0.6866in" fo:margin-right="0in" fo:text-indent="0in" style:auto-text-indent="false" style:page-number="auto" fo:background-color="transparent"/>
      <style:text-properties style:font-name="Cascadia Code Light" fo:font-size="10pt" fo:font-weight="bold" officeooo:rsid="00108874" officeooo:paragraph-rsid="0036217f" style:font-size-asian="10pt" style:font-weight-asian="bold" style:font-size-complex="10pt" style:font-weight-complex="bold"/>
    </style:style>
    <style:style style:name="P196"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346f66" fo:background-color="transparent" style:font-size-asian="10pt" style:font-weight-asian="bold" style:font-size-complex="10pt" style:font-weight-complex="bold"/>
    </style:style>
    <style:style style:name="P197" style:family="paragraph" style:parent-style-name="Standard" style:master-page-name="">
      <loext:graphic-properties draw:fill="none"/>
      <style:paragraph-properties fo:margin-left="0.6866in" fo:margin-right="0in" fo:text-indent="0in" style:auto-text-indent="false" style:page-number="auto" fo:background-color="transparent"/>
      <style:text-properties style:font-name="Cascadia Code Light" fo:font-size="10pt" fo:font-weight="bold" officeooo:rsid="00108874" officeooo:paragraph-rsid="00346f66" style:font-size-asian="10pt" style:font-weight-asian="bold" style:font-size-complex="10pt" style:font-weight-complex="bold"/>
    </style:style>
    <style:style style:name="P198"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36217f" fo:background-color="transparent" style:font-size-asian="10pt" style:font-weight-asian="bold" style:font-size-complex="10pt" style:font-weight-complex="bold"/>
    </style:style>
    <style:style style:name="P199" style:family="paragraph" style:parent-style-name="Standard" style:master-page-name="">
      <loext:graphic-properties draw:fill="none"/>
      <style:paragraph-properties fo:margin-left="0.6866in" fo:margin-right="0in" fo:text-indent="0in" style:auto-text-indent="false" style:page-number="auto" fo:background-color="transparent"/>
      <style:text-properties style:font-name="Cascadia Code Light" fo:font-size="10pt" fo:font-weight="bold" officeooo:rsid="00108874" officeooo:paragraph-rsid="0036217f" style:font-size-asian="10pt" style:font-weight-asian="bold" style:font-size-complex="10pt" style:font-weight-complex="bold"/>
    </style:style>
    <style:style style:name="P200"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369a1a" fo:background-color="transparent" style:font-size-asian="10pt" style:font-weight-asian="bold" style:font-size-complex="10pt" style:font-weight-complex="bold"/>
    </style:style>
    <style:style style:name="P201"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37089c" fo:background-color="transparent" style:font-size-asian="10pt" style:font-weight-asian="bold" style:font-size-complex="10pt" style:font-weight-complex="bold"/>
    </style:style>
    <style:style style:name="P202"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37089c" fo:background-color="transparent" style:font-size-asian="10pt" style:font-weight-asian="bold" style:font-size-complex="10pt" style:font-weight-complex="bold"/>
    </style:style>
    <style:style style:name="P203" style:family="paragraph" style:parent-style-name="Standard" style:master-page-name="">
      <loext:graphic-properties draw:fill="none"/>
      <style:paragraph-properties fo:margin-left="0.6866in" fo:margin-right="0in" fo:text-align="justify" style:justify-single-word="false" fo:text-indent="0in" style:auto-text-indent="false" style:page-number="auto" fo:background-color="transparent"/>
      <style:text-properties style:font-name="Cascadia Code Light" fo:font-size="10pt" fo:font-weight="bold" officeooo:rsid="00108874" officeooo:paragraph-rsid="0037089c" fo:background-color="transparent" style:font-size-asian="10pt" style:font-weight-asian="bold" style:font-size-complex="10pt" style:font-weight-complex="bold"/>
    </style:style>
    <style:style style:name="P204" style:family="paragraph" style:parent-style-name="Standard">
      <loext:graphic-properties draw:fill="none"/>
      <style:paragraph-properties fo:margin-left="0in" fo:margin-right="0in" fo:text-indent="0in" style:auto-text-indent="false" fo:background-color="transparent"/>
      <style:text-properties style:font-name="Cascadia Code Light" fo:font-size="10pt" fo:font-weight="bold" officeooo:rsid="00108874" officeooo:paragraph-rsid="002347dd" fo:background-color="transparent" style:font-size-asian="10pt" style:font-weight-asian="bold" style:font-size-complex="10pt" style:font-weight-complex="bold"/>
    </style:style>
    <style:style style:name="P205" style:family="paragraph" style:parent-style-name="Standard">
      <style:paragraph-properties fo:break-before="page"/>
      <style:text-properties style:font-name="Cascadia Code Light" fo:font-size="10pt" fo:font-weight="bold" officeooo:rsid="00108874" officeooo:paragraph-rsid="00346f66" style:font-size-asian="10pt" style:font-weight-asian="bold" style:font-size-complex="10pt" style:font-weight-complex="bold"/>
    </style:style>
    <style:style style:name="P206" style:family="paragraph" style:parent-style-name="Standard">
      <style:paragraph-properties fo:break-before="page"/>
      <style:text-properties style:font-name="Cascadia Code Light" fo:font-size="10pt" fo:font-weight="bold" officeooo:rsid="00108874" officeooo:paragraph-rsid="0036217f" style:font-size-asian="10pt" style:font-weight-asian="bold" style:font-size-complex="10pt" style:font-weight-complex="bold"/>
    </style:style>
    <style:style style:name="P207" style:family="paragraph" style:parent-style-name="Standard">
      <style:paragraph-properties fo:break-before="page"/>
      <style:text-properties style:font-name="Cascadia Code Light" fo:font-size="10pt" fo:font-weight="bold" officeooo:rsid="00108874" officeooo:paragraph-rsid="00369a1a" style:font-size-asian="10pt" style:font-weight-asian="bold" style:font-size-complex="10pt" style:font-weight-complex="bold"/>
    </style:style>
    <style:style style:name="P208" style:family="paragraph" style:parent-style-name="Standard">
      <style:paragraph-properties fo:break-before="page"/>
      <style:text-properties style:font-name="Cascadia Code Light" fo:font-size="10pt" fo:font-weight="bold" officeooo:rsid="00108874" officeooo:paragraph-rsid="0037089c" style:font-size-asian="10pt" style:font-weight-asian="bold" style:font-size-complex="10pt" style:font-weight-complex="bold"/>
    </style:style>
    <style:style style:name="P209"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36217f" style:font-size-asian="10pt" style:font-weight-asian="bold" style:font-size-complex="10pt" style:font-weight-complex="bold"/>
    </style:style>
    <style:style style:name="P210"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369a1a" style:font-size-asian="10pt" style:font-weight-asian="bold" style:font-size-complex="10pt" style:font-weight-complex="bold"/>
    </style:style>
    <style:style style:name="P211"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346f66" style:font-size-asian="10pt" style:font-weight-asian="bold" style:font-size-complex="10pt" style:font-weight-complex="bold"/>
    </style:style>
    <style:style style:name="P212"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36217f" style:font-size-asian="10pt" style:font-weight-asian="bold" style:font-size-complex="10pt" style:font-weight-complex="bold"/>
    </style:style>
    <style:style style:name="P213"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369a1a" style:font-size-asian="10pt" style:font-weight-asian="bold" style:font-size-complex="10pt" style:font-weight-complex="bold"/>
    </style:style>
    <style:style style:name="P214"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Cascadia Code Light" fo:font-size="10pt" fo:font-weight="bold" officeooo:rsid="00108874" officeooo:paragraph-rsid="0037089c" style:font-size-asian="10pt" style:font-weight-asian="bold" style:font-size-complex="10pt" style:font-weight-complex="bold"/>
    </style:style>
    <style:style style:name="P215" style:family="paragraph">
      <loext:graphic-properties draw:fill-color="#000000"/>
    </style:style>
    <style:style style:name="T1" style:family="text">
      <style:text-properties style:text-position="0% 100%"/>
    </style:style>
    <style:style style:name="T2" style:family="text">
      <style:text-properties style:text-position="0% 100%" fo:font-weight="normal" style:font-weight-asian="normal" style:font-weight-complex="normal"/>
    </style:style>
    <style:style style:name="T3" style:family="text">
      <style:text-properties style:text-position="0% 100%" fo:font-weight="normal" officeooo:rsid="00124e96" style:font-weight-asian="normal" style:font-weight-complex="normal"/>
    </style:style>
    <style:style style:name="T4" style:family="text">
      <style:text-properties style:text-position="0% 100%" fo:font-weight="normal" officeooo:rsid="0014fd23" style:font-weight-asian="normal" style:font-weight-complex="normal"/>
    </style:style>
    <style:style style:name="T5" style:family="text">
      <style:text-properties style:text-position="0% 100%" fo:font-weight="normal" officeooo:rsid="0015208c" style:font-weight-asian="normal" style:font-weight-complex="normal"/>
    </style:style>
    <style:style style:name="T6" style:family="text">
      <style:text-properties style:text-position="0% 100%" fo:font-weight="normal" officeooo:rsid="001b101b" style:font-weight-asian="normal" style:font-weight-complex="normal"/>
    </style:style>
    <style:style style:name="T7" style:family="text">
      <style:text-properties style:text-position="0% 100%" fo:font-weight="normal" officeooo:rsid="001d7b98" style:font-weight-asian="normal" style:font-weight-complex="normal"/>
    </style:style>
    <style:style style:name="T8" style:family="text">
      <style:text-properties style:text-position="0% 100%" fo:font-weight="normal" officeooo:rsid="00203969" style:font-weight-asian="normal" style:font-weight-complex="normal"/>
    </style:style>
    <style:style style:name="T9" style:family="text">
      <style:text-properties style:text-position="0% 100%" fo:font-weight="normal" officeooo:rsid="00217648" style:font-weight-asian="normal" style:font-weight-complex="normal"/>
    </style:style>
    <style:style style:name="T10" style:family="text">
      <style:text-properties style:text-position="0% 100%" fo:font-weight="normal" officeooo:rsid="00223fa3" style:font-weight-asian="normal" style:font-weight-complex="normal"/>
    </style:style>
    <style:style style:name="T11" style:family="text">
      <style:text-properties style:text-position="0% 100%" fo:font-weight="normal" officeooo:rsid="00244a32" style:font-weight-asian="normal" style:font-weight-complex="normal"/>
    </style:style>
    <style:style style:name="T12" style:family="text">
      <style:text-properties style:text-position="0% 100%" fo:font-weight="normal" officeooo:rsid="00268b0f" style:font-weight-asian="normal" style:font-weight-complex="normal"/>
    </style:style>
    <style:style style:name="T13" style:family="text">
      <style:text-properties style:text-position="0% 100%" fo:font-weight="normal" officeooo:rsid="00290aa1" style:font-weight-asian="normal" style:font-weight-complex="normal"/>
    </style:style>
    <style:style style:name="T14" style:family="text">
      <style:text-properties style:text-position="0% 100%" fo:font-weight="normal" officeooo:rsid="002a29bb" style:font-weight-asian="normal" style:font-weight-complex="normal"/>
    </style:style>
    <style:style style:name="T15" style:family="text">
      <style:text-properties style:text-position="0% 100%" fo:font-weight="normal" officeooo:rsid="002a8e33" style:font-weight-asian="normal" style:font-weight-complex="normal"/>
    </style:style>
    <style:style style:name="T16" style:family="text">
      <style:text-properties style:text-position="0% 100%" fo:font-weight="normal" officeooo:rsid="002b0da4" style:font-weight-asian="normal" style:font-weight-complex="normal"/>
    </style:style>
    <style:style style:name="T17" style:family="text">
      <style:text-properties style:text-position="0% 100%" fo:font-weight="normal" officeooo:rsid="0030e526" style:font-weight-asian="normal" style:font-weight-complex="normal"/>
    </style:style>
    <style:style style:name="T18" style:family="text">
      <style:text-properties style:text-position="0% 100%" fo:font-weight="normal" officeooo:rsid="0034461b" style:font-weight-asian="normal" style:font-weight-complex="normal"/>
    </style:style>
    <style:style style:name="T19" style:family="text">
      <style:text-properties style:text-position="0% 100%" fo:font-weight="normal" officeooo:rsid="00346f66" style:font-weight-asian="normal" style:font-weight-complex="normal"/>
    </style:style>
    <style:style style:name="T20" style:family="text">
      <style:text-properties style:text-position="0% 100%" fo:font-weight="normal" officeooo:rsid="0036217f" style:font-weight-asian="normal" style:font-weight-complex="normal"/>
    </style:style>
    <style:style style:name="T21" style:family="text">
      <style:text-properties style:text-position="0% 100%" fo:font-weight="normal" officeooo:rsid="00369a1a" style:font-weight-asian="normal" style:font-weight-complex="normal"/>
    </style:style>
    <style:style style:name="T22" style:family="text">
      <style:text-properties style:text-position="0% 100%" fo:font-weight="normal" officeooo:rsid="0037089c" style:font-weight-asian="normal" style:font-weight-complex="normal"/>
    </style:style>
    <style:style style:name="T23" style:family="text">
      <style:text-properties style:text-position="0% 100%" fo:font-weight="normal" fo:background-color="transparent" loext:char-shading-value="0" style:font-weight-asian="normal" style:font-weight-complex="normal"/>
    </style:style>
    <style:style style:name="T24" style:family="text">
      <style:text-properties style:text-position="0% 100%" fo:font-weight="normal" officeooo:rsid="0015208c" fo:background-color="transparent" loext:char-shading-value="0" style:font-weight-asian="normal" style:font-weight-complex="normal"/>
    </style:style>
    <style:style style:name="T25" style:family="text">
      <style:text-properties style:text-position="0% 100%" fo:font-weight="normal" officeooo:rsid="00203969" fo:background-color="transparent" loext:char-shading-value="0" style:font-weight-asian="normal" style:font-weight-complex="normal"/>
    </style:style>
    <style:style style:name="T26" style:family="text">
      <style:text-properties style:text-position="0% 100%" fo:font-weight="normal" officeooo:rsid="00244a32" fo:background-color="transparent" loext:char-shading-value="0" style:font-weight-asian="normal" style:font-weight-complex="normal"/>
    </style:style>
    <style:style style:name="T27" style:family="text">
      <style:text-properties style:text-position="0% 100%" fo:font-weight="normal" officeooo:rsid="00268b0f" fo:background-color="transparent" loext:char-shading-value="0" style:font-weight-asian="normal" style:font-weight-complex="normal"/>
    </style:style>
    <style:style style:name="T28" style:family="text">
      <style:text-properties style:text-position="0% 100%" fo:font-weight="normal" officeooo:rsid="00290aa1" fo:background-color="transparent" loext:char-shading-value="0" style:font-weight-asian="normal" style:font-weight-complex="normal"/>
    </style:style>
    <style:style style:name="T29" style:family="text">
      <style:text-properties style:text-position="0% 100%" fo:font-weight="normal" officeooo:rsid="0036217f" fo:background-color="transparent" loext:char-shading-value="0" style:font-weight-asian="normal" style:font-weight-complex="normal"/>
    </style:style>
    <style:style style:name="T30" style:family="text">
      <style:text-properties style:text-position="0% 100%" fo:font-weight="normal" officeooo:rsid="00369a1a" fo:background-color="transparent" loext:char-shading-value="0" style:font-weight-asian="normal" style:font-weight-complex="normal"/>
    </style:style>
    <style:style style:name="T31" style:family="text">
      <style:text-properties style:text-position="0% 100%" fo:font-weight="normal" officeooo:rsid="0037089c" fo:background-color="transparent" loext:char-shading-value="0" style:font-weight-asian="normal" style:font-weight-complex="normal"/>
    </style:style>
    <style:style style:name="T32" style:family="text">
      <style:text-properties style:text-position="0% 100%" style:font-name="Cascadia Code Light" fo:font-size="10pt" fo:font-weight="normal" officeooo:rsid="0014fd23" fo:background-color="transparent" loext:char-shading-value="0" style:font-size-asian="10pt" style:font-weight-asian="normal" style:font-size-complex="10pt" style:font-weight-complex="normal"/>
    </style:style>
    <style:style style:name="T33" style:family="text">
      <style:text-properties style:text-position="0% 100%" style:font-name="Cascadia Code Light" fo:font-size="10pt" fo:font-weight="normal" officeooo:rsid="00124e96" fo:background-color="transparent" loext:char-shading-value="0" style:font-size-asian="10pt" style:font-weight-asian="normal" style:font-size-complex="10pt" style:font-weight-complex="normal"/>
    </style:style>
    <style:style style:name="T34" style:family="text">
      <style:text-properties style:text-position="0% 100%" style:font-name="Cascadia Code Light" fo:font-size="10pt" fo:font-weight="normal" officeooo:rsid="00108874" fo:background-color="transparent" loext:char-shading-value="0" style:font-size-asian="10pt" style:font-weight-asian="normal" style:font-size-complex="10pt" style:font-weight-complex="normal"/>
    </style:style>
    <style:style style:name="T35" style:family="text">
      <style:text-properties style:text-position="0% 100%" style:font-name="Cascadia Code Light" fo:font-size="10pt" fo:font-weight="normal" officeooo:rsid="0015208c" fo:background-color="transparent" loext:char-shading-value="0" style:font-size-asian="10pt" style:font-weight-asian="normal" style:font-size-complex="10pt" style:font-weight-complex="normal"/>
    </style:style>
    <style:style style:name="T36" style:family="text">
      <style:text-properties style:text-position="0% 100%" style:font-name="Cascadia Code Light" fo:font-size="10pt" fo:font-weight="normal" officeooo:rsid="001b101b" fo:background-color="transparent" loext:char-shading-value="0" style:font-size-asian="10pt" style:font-weight-asian="normal" style:font-size-complex="10pt" style:font-weight-complex="normal"/>
    </style:style>
    <style:style style:name="T37" style:family="text">
      <style:text-properties style:text-position="0% 100%" style:font-name="Cascadia Code Light" fo:font-size="10pt" fo:font-weight="normal" officeooo:rsid="00261dcc" fo:background-color="transparent" loext:char-shading-value="0" style:font-size-asian="10pt" style:font-weight-asian="normal" style:font-size-complex="10pt" style:font-weight-complex="normal"/>
    </style:style>
    <style:style style:name="T38" style:family="text">
      <style:text-properties style:text-position="0% 100%" style:font-name="Cascadia Code Light" fo:font-size="10pt" fo:font-weight="normal" officeooo:rsid="00268b0f" fo:background-color="transparent" loext:char-shading-value="0" style:font-size-asian="10pt" style:font-weight-asian="normal" style:font-size-complex="10pt" style:font-weight-complex="normal"/>
    </style:style>
    <style:style style:name="T39" style:family="text">
      <style:text-properties style:text-position="0% 100%" style:font-name="Cascadia Code Light" fo:font-size="10pt" fo:font-weight="normal" officeooo:rsid="00271f34" fo:background-color="transparent" loext:char-shading-value="0" style:font-size-asian="10pt" style:font-weight-asian="normal" style:font-size-complex="10pt" style:font-weight-complex="normal"/>
    </style:style>
    <style:style style:name="T40" style:family="text">
      <style:text-properties style:text-position="0% 100%" style:font-name="Cascadia Code Light" officeooo:rsid="0014fd23" fo:background-color="transparent" loext:char-shading-value="0"/>
    </style:style>
    <style:style style:name="T41" style:family="text">
      <style:text-properties style:text-position="0% 100%" style:font-name="Cascadia Code Light" officeooo:rsid="001b69f0" fo:background-color="transparent" loext:char-shading-value="0"/>
    </style:style>
    <style:style style:name="T42" style:family="text">
      <style:text-properties style:text-position="0% 100%" style:font-name="Cascadia Code Light" officeooo:rsid="0015208c" fo:background-color="transparent" loext:char-shading-value="0"/>
    </style:style>
    <style:style style:name="T43" style:family="text">
      <style:text-properties style:text-position="0% 100%" officeooo:rsid="0016b18b"/>
    </style:style>
    <style:style style:name="T44" style:family="text">
      <style:text-properties style:text-position="0% 100%" officeooo:rsid="0017e46b"/>
    </style:style>
    <style:style style:name="T45" style:family="text">
      <style:text-properties style:text-position="0% 100%" fo:font-weight="bold" style:font-weight-asian="bold" style:font-weight-complex="bold"/>
    </style:style>
    <style:style style:name="T46" style:family="text">
      <style:text-properties style:text-position="0% 100%" fo:font-weight="bold" officeooo:rsid="001943a6" style:font-weight-asian="bold" style:font-weight-complex="bold"/>
    </style:style>
    <style:style style:name="T47" style:family="text">
      <style:text-properties style:text-position="0% 100%" fo:font-weight="bold" officeooo:rsid="001d9843" style:font-weight-asian="bold" style:font-weight-complex="bold"/>
    </style:style>
    <style:style style:name="T48" style:family="text">
      <style:text-properties style:text-position="0% 100%" fo:font-weight="bold" officeooo:rsid="0017e46b" style:font-weight-asian="bold" style:font-weight-complex="bold"/>
    </style:style>
    <style:style style:name="T49" style:family="text">
      <style:text-properties style:text-position="0% 100%" fo:font-weight="bold" officeooo:rsid="0015208c" style:font-weight-asian="bold" style:font-weight-complex="bold"/>
    </style:style>
    <style:style style:name="T50" style:family="text">
      <style:text-properties style:text-position="0% 100%" officeooo:rsid="001943a6"/>
    </style:style>
    <style:style style:name="T51" style:family="text">
      <style:text-properties style:text-position="0% 100%" fo:background-color="transparent" loext:char-shading-value="0"/>
    </style:style>
    <style:style style:name="T52" style:family="text">
      <style:text-properties style:text-position="0% 100%" officeooo:rsid="0014fd23" fo:background-color="transparent" loext:char-shading-value="0"/>
    </style:style>
    <style:style style:name="T53" style:family="text">
      <style:text-properties style:text-position="0% 100%" officeooo:rsid="001b69f0" fo:background-color="transparent" loext:char-shading-value="0"/>
    </style:style>
    <style:style style:name="T54" style:family="text">
      <style:text-properties style:text-position="0% 100%" officeooo:rsid="001b101b"/>
    </style:style>
    <style:style style:name="T55" style:family="text">
      <style:text-properties style:text-position="0% 100%" officeooo:rsid="001b69f0"/>
    </style:style>
    <style:style style:name="T56" style:family="text">
      <style:text-properties style:text-position="0% 100%" officeooo:rsid="001d9843"/>
    </style:style>
    <style:style style:name="T57" style:family="text">
      <style:text-properties style:text-position="0% 100%" fo:font-size="8pt" officeooo:rsid="001d9843" style:font-size-asian="8pt" style:font-size-complex="8pt"/>
    </style:style>
    <style:style style:name="T58" style:family="text">
      <style:text-properties style:text-position="0% 100%" officeooo:rsid="001f2f16"/>
    </style:style>
    <style:style style:name="T59" style:family="text">
      <style:text-properties style:text-position="0% 100%" officeooo:rsid="002e24b1"/>
    </style:style>
    <style:style style:name="T60" style:family="text">
      <style:text-properties fo:font-weight="normal" style:font-weight-asian="normal" style:font-weight-complex="normal"/>
    </style:style>
    <style:style style:name="T61" style:family="text">
      <style:text-properties fo:font-weight="normal" officeooo:rsid="0015208c" style:font-weight-asian="normal" style:font-weight-complex="normal"/>
    </style:style>
    <style:style style:name="T62" style:family="text">
      <style:text-properties fo:font-weight="normal" officeooo:rsid="00217648" style:font-weight-asian="normal" style:font-weight-complex="normal"/>
    </style:style>
    <style:style style:name="T63" style:family="text">
      <style:text-properties fo:font-weight="normal" officeooo:rsid="00223fa3" style:font-weight-asian="normal" style:font-weight-complex="normal"/>
    </style:style>
    <style:style style:name="T64" style:family="text">
      <style:text-properties fo:font-weight="normal" officeooo:rsid="00244a32" style:font-weight-asian="normal" style:font-weight-complex="normal"/>
    </style:style>
    <style:style style:name="T65" style:family="text">
      <style:text-properties fo:font-weight="normal" officeooo:rsid="00268b0f" style:font-weight-asian="normal" style:font-weight-complex="normal"/>
    </style:style>
    <style:style style:name="T66" style:family="text">
      <style:text-properties fo:font-weight="normal" officeooo:rsid="0036217f" style:font-weight-asian="normal" style:font-weight-complex="normal"/>
    </style:style>
    <style:style style:name="T67" style:family="text">
      <style:text-properties fo:font-weight="normal" officeooo:rsid="00369a1a" style:font-weight-asian="normal" style:font-weight-complex="normal"/>
    </style:style>
    <style:style style:name="T68" style:family="text">
      <style:text-properties fo:font-weight="normal" officeooo:rsid="0037089c" style:font-weight-asian="normal" style:font-weight-complex="normal"/>
    </style:style>
    <style:style style:name="T69" style:family="text">
      <style:text-properties style:text-position="sub 58%"/>
    </style:style>
    <style:style style:name="T70" style:family="text">
      <style:text-properties style:text-position="sub 58%" fo:font-weight="normal" style:font-weight-asian="normal" style:font-weight-complex="normal"/>
    </style:style>
    <style:style style:name="T71" style:family="text">
      <style:text-properties style:text-position="sub 58%" fo:font-weight="normal" officeooo:rsid="00124e96" style:font-weight-asian="normal" style:font-weight-complex="normal"/>
    </style:style>
    <style:style style:name="T72" style:family="text">
      <style:text-properties style:text-position="sub 58%" fo:font-weight="normal" officeooo:rsid="0015208c" style:font-weight-asian="normal" style:font-weight-complex="normal"/>
    </style:style>
    <style:style style:name="T73" style:family="text">
      <style:text-properties style:text-position="sub 58%" fo:font-weight="normal" officeooo:rsid="00244a32" style:font-weight-asian="normal" style:font-weight-complex="normal"/>
    </style:style>
    <style:style style:name="T74" style:family="text">
      <style:text-properties style:text-position="sub 58%" fo:font-weight="normal" officeooo:rsid="00268b0f" style:font-weight-asian="normal" style:font-weight-complex="normal"/>
    </style:style>
    <style:style style:name="T75" style:family="text">
      <style:text-properties style:text-position="sub 58%" fo:font-weight="normal" fo:background-color="transparent" loext:char-shading-value="0" style:font-weight-asian="normal" style:font-weight-complex="normal"/>
    </style:style>
    <style:style style:name="T76" style:family="text">
      <style:text-properties style:text-position="sub 58%" fo:font-weight="normal" officeooo:rsid="0015208c" fo:background-color="transparent" loext:char-shading-value="0" style:font-weight-asian="normal" style:font-weight-complex="normal"/>
    </style:style>
    <style:style style:name="T77" style:family="text">
      <style:text-properties style:text-position="sub 58%" fo:font-weight="normal" officeooo:rsid="00203969" fo:background-color="transparent" loext:char-shading-value="0" style:font-weight-asian="normal" style:font-weight-complex="normal"/>
    </style:style>
    <style:style style:name="T78" style:family="text">
      <style:text-properties style:text-position="sub 58%" fo:font-weight="normal" officeooo:rsid="00244a32" fo:background-color="transparent" loext:char-shading-value="0" style:font-weight-asian="normal" style:font-weight-complex="normal"/>
    </style:style>
    <style:style style:name="T79" style:family="text">
      <style:text-properties style:text-position="sub 58%" fo:font-weight="normal" officeooo:rsid="00369a1a" fo:background-color="transparent" loext:char-shading-value="0" style:font-weight-asian="normal" style:font-weight-complex="normal"/>
    </style:style>
    <style:style style:name="T80" style:family="text">
      <style:text-properties style:text-position="sub 58%" style:font-name="Cascadia Code Light" fo:font-size="10pt" fo:font-weight="normal" officeooo:rsid="00124e96" fo:background-color="transparent" loext:char-shading-value="0" style:font-size-asian="10pt" style:font-weight-asian="normal" style:font-size-complex="10pt" style:font-weight-complex="normal"/>
    </style:style>
    <style:style style:name="T81" style:family="text">
      <style:text-properties style:text-position="sub 58%" style:font-name="Cascadia Code Light" fo:font-size="10pt" fo:font-weight="normal" officeooo:rsid="00108874" fo:background-color="transparent" loext:char-shading-value="0" style:font-size-asian="10pt" style:font-weight-asian="normal" style:font-size-complex="10pt" style:font-weight-complex="normal"/>
    </style:style>
    <style:style style:name="T82" style:family="text">
      <style:text-properties style:text-position="sub 58%" style:font-name="Cascadia Code Light" fo:font-size="10pt" fo:font-weight="normal" officeooo:rsid="00268b0f" fo:background-color="transparent" loext:char-shading-value="0" style:font-size-asian="10pt" style:font-weight-asian="normal" style:font-size-complex="10pt" style:font-weight-complex="normal"/>
    </style:style>
    <style:style style:name="T83" style:family="text">
      <style:text-properties style:text-position="sub 58%" style:font-name="Cascadia Code Light" officeooo:rsid="0015208c" fo:background-color="transparent" loext:char-shading-value="0"/>
    </style:style>
    <style:style style:name="T84" style:family="text">
      <style:text-properties style:text-position="sub 58%" style:font-name="Cascadia Code Light" officeooo:rsid="001b69f0" fo:background-color="transparent" loext:char-shading-value="0"/>
    </style:style>
    <style:style style:name="T85" style:family="text">
      <style:text-properties style:text-position="sub 58%" fo:font-weight="bold" officeooo:rsid="0017e46b" style:font-weight-asian="bold" style:font-weight-complex="bold"/>
    </style:style>
    <style:style style:name="T86" style:family="text">
      <style:text-properties style:text-position="sub 58%" fo:font-weight="bold" officeooo:rsid="0015208c" style:font-weight-asian="bold" style:font-weight-complex="bold"/>
    </style:style>
    <style:style style:name="T87" style:family="text">
      <style:text-properties style:text-position="sub 58%" fo:font-weight="bold" officeooo:rsid="001b69f0" style:font-weight-asian="bold" style:font-weight-complex="bold"/>
    </style:style>
    <style:style style:name="T88" style:family="text">
      <style:text-properties style:text-position="sub 58%" fo:font-weight="bold" officeooo:rsid="001f2f16"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officeooo:rsid="001d9843" style:font-weight-asian="bold" style:font-weight-complex="bold"/>
    </style:style>
    <style:style style:name="T91" style:family="text">
      <style:text-properties fo:font-weight="bold" officeooo:rsid="0017e46b" style:font-weight-asian="bold" style:font-weight-complex="bold"/>
    </style:style>
    <style:style style:name="T92" style:family="text">
      <style:text-properties fo:font-weight="bold" officeooo:rsid="0015208c" style:font-weight-asian="bold" style:font-weight-complex="bold"/>
    </style:style>
    <style:style style:name="T93" style:family="text">
      <style:text-properties fo:font-weight="bold" officeooo:rsid="001f2f16" style:font-weight-asian="bold" style:font-weight-complex="bold"/>
    </style:style>
    <style:style style:name="T94" style:family="text">
      <style:text-properties fo:font-weight="bold" officeooo:rsid="00217648" style:font-weight-asian="bold" style:font-weight-complex="bold"/>
    </style:style>
    <style:style style:name="T95" style:family="text">
      <style:text-properties fo:font-weight="bold" officeooo:rsid="002fa96e" style:font-weight-asian="bold" style:font-weight-complex="bold"/>
    </style:style>
    <style:style style:name="T96" style:family="text">
      <style:text-properties style:font-name="Cascadia Code"/>
    </style:style>
    <style:style style:name="T97" style:family="text">
      <style:text-properties style:font-name="Cascadia Code" officeooo:rsid="0014fd23"/>
    </style:style>
    <style:style style:name="T98" style:family="text">
      <style:text-properties style:font-name="Cascadia Code" officeooo:rsid="0015208c"/>
    </style:style>
    <style:style style:name="T99" style:family="text">
      <style:text-properties style:font-name="Cascadia Code" officeooo:rsid="00217648"/>
    </style:style>
    <style:style style:name="T100" style:family="text">
      <style:text-properties style:font-name="Cascadia Code" officeooo:rsid="002347dd"/>
    </style:style>
    <style:style style:name="T101" style:family="text">
      <style:text-properties style:font-name="Cascadia Code" officeooo:rsid="00268b0f"/>
    </style:style>
    <style:style style:name="T102" style:family="text">
      <style:text-properties style:font-name="Cascadia Code" officeooo:rsid="002fa96e"/>
    </style:style>
    <style:style style:name="T103" style:family="text">
      <style:text-properties style:font-name="Cascadia Code" fo:font-weight="bold" style:font-weight-asian="bold" style:font-weight-complex="bold"/>
    </style:style>
    <style:style style:name="T104" style:family="text">
      <style:text-properties style:font-name="Cascadia Code" officeooo:rsid="00346f66"/>
    </style:style>
    <style:style style:name="T105" style:family="text">
      <style:text-properties style:font-name="Cascadia Code" officeooo:rsid="0036217f"/>
    </style:style>
    <style:style style:name="T106" style:family="text">
      <style:text-properties style:font-name="Cascadia Code" officeooo:rsid="00369a1a"/>
    </style:style>
    <style:style style:name="T107" style:family="text">
      <style:text-properties style:font-name="Cascadia Code" officeooo:rsid="0037089c"/>
    </style:style>
    <style:style style:name="T108" style:family="text">
      <style:text-properties officeooo:rsid="0015208c"/>
    </style:style>
    <style:style style:name="T109" style:family="text">
      <style:text-properties officeooo:rsid="0017e46b"/>
    </style:style>
    <style:style style:name="T110" style:family="text">
      <style:text-properties officeooo:rsid="001b101b"/>
    </style:style>
    <style:style style:name="T111" style:family="text">
      <style:text-properties officeooo:rsid="001d9843"/>
    </style:style>
    <style:style style:name="T112" style:family="text">
      <style:text-properties officeooo:rsid="001b69f0"/>
    </style:style>
    <style:style style:name="T113" style:family="text">
      <style:text-properties officeooo:rsid="001943a6"/>
    </style:style>
    <style:style style:name="T114" style:family="text">
      <style:text-properties officeooo:rsid="001f2f16"/>
    </style:style>
    <style:style style:name="T115" style:family="text">
      <style:text-properties officeooo:rsid="00217648"/>
    </style:style>
    <style:style style:name="T116" style:family="text">
      <style:text-properties officeooo:rsid="002347dd"/>
    </style:style>
    <style:style style:name="T117" style:family="text">
      <style:text-properties officeooo:rsid="00268b0f"/>
    </style:style>
    <style:style style:name="T118" style:family="text">
      <style:text-properties officeooo:rsid="002d643b"/>
    </style:style>
    <style:style style:name="T119" style:family="text">
      <style:text-properties officeooo:rsid="002fa96e"/>
    </style:style>
    <style:style style:name="T120" style:family="text">
      <style:text-properties officeooo:rsid="00346f66"/>
    </style:style>
    <style:style style:name="T121" style:family="text">
      <style:text-properties officeooo:rsid="0036217f"/>
    </style:style>
    <style:style style:name="T122" style:family="text">
      <style:text-properties officeooo:rsid="00369a1a"/>
    </style:style>
    <style:style style:name="T123" style:family="text">
      <style:text-properties officeooo:rsid="0037089c"/>
    </style:style>
    <style:style style:name="fr1" style:family="graphic" style:parent-style-name="OLE">
      <style:graphic-properties style:horizontal-pos="center" style:horizontal-rel="paragraph" draw:ole-draw-aspect="1"/>
    </style:style>
    <style:style style:name="gr1" style:family="graphic">
      <style:graphic-properties draw:stroke="none" draw:fill-color="#000000" draw:textarea-horizontal-align="justify" draw:textarea-vertical-align="middle" draw:auto-grow-height="false" fo:min-height="0.0402in" fo:min-width="7.78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eamble</text:p>
      <text:p text:style-name="P41"/>
      <text:p text:style-name="P26"><text:span text:style-name="T89">1.<text:tab/></text:span><text:tab/><text:span text:style-name="T89">Register File</text:span></text:p>
      <text:p text:style-name="P26"/>
      <text:p text:style-name="P74">The Register File is made up of seven (7) general purpose registers labeled <text:span text:style-name="T89">A</text:span> through <text:span text:style-name="T89">G</text:span>. <text:s/>Each register can hold 8 bits (1 byte). <text:s/>Registers <text:span text:style-name="T89">F</text:span> (lo byte) &amp; <text:span text:style-name="T89">G</text:span> (hi byte) can be accessed together as a 16 bit memory address register labeled as <text:span text:style-name="T89">MA</text:span>.</text:p>
      <text:p text:style-name="P83"/>
      <text:p text:style-name="P32"><draw:frame draw:style-name="fr1" draw:name="Object1" text:anchor-type="paragraph" svg:width="1.428in" svg:height="1.6008in" draw:z-index="16"><draw:object xlink:href="./Object 1" xlink:type="simple" xlink:show="embed" xlink:actuate="onLoad"/><draw:image xlink:href="./ObjectReplacements/Object 1" xlink:type="simple" xlink:show="embed" xlink:actuate="onLoad"/></draw:frame></text:p>
      <text:p text:style-name="P27"/>
      <text:p text:style-name="P27"/>
      <text:p text:style-name="P31"><text:tab/><text:tab/></text:p>
      <text:p text:style-name="P28"/>
      <text:p text:style-name="P28"/>
      <text:p text:style-name="P28"/>
      <text:p text:style-name="P28"/>
      <text:p text:style-name="P28"/>
      <text:p text:style-name="P28"/>
      <text:p text:style-name="P28"/>
      <text:p text:style-name="P75"><text:span text:style-name="T109">The Register File has one write port, </text:span><text:span text:style-name="T91">R</text:span><text:span text:style-name="T85">W</text:span><text:span text:style-name="T109"> and two read ports, </text:span><text:span text:style-name="T48">R</text:span><text:span text:style-name="T85">P1</text:span><text:span text:style-name="T44"> &amp; </text:span><text:span text:style-name="T49">R</text:span><text:span text:style-name="T86">P</text:span><text:span text:style-name="T85">2</text:span><text:span text:style-name="T109">. <text:s/>This allows you to choose two registers for operands to the ALU and branching circuits as well as write a result back to a third register.</text:span></text:p>
      <text:p text:style-name="P33"/>
      <text:p text:style-name="P29"><text:tab/><text:tab/>R<text:span text:style-name="T69">W </text:span><text:span text:style-name="T1">= </text:span><text:span text:style-name="T50">write</text:span><text:span text:style-name="T1"> </text:span><text:span text:style-name="T56">result </text:span><text:span text:style-name="T50">port</text:span></text:p>
      <text:p text:style-name="P30"><text:span text:style-name="T1"><text:tab/><text:tab/>R</text:span><text:span text:style-name="T69">P1 </text:span><text:span text:style-name="T1">= </text:span><text:span text:style-name="T43">first </text:span><text:span text:style-name="T56">operand</text:span><text:span text:style-name="T43"> </text:span><text:span text:style-name="T50">port</text:span></text:p>
      <text:p text:style-name="P30"><text:span text:style-name="T1"><text:tab/><text:tab/>R</text:span><text:span text:style-name="T69">P2 </text:span><text:span text:style-name="T1">= </text:span><text:span text:style-name="T43">second </text:span><text:span text:style-name="T56">operand</text:span><text:span text:style-name="T43"> </text:span><text:span text:style-name="T50">port</text:span></text:p>
      <text:p text:style-name="P44"/>
      <text:p text:style-name="P28"><text:span text:style-name="T46">2</text:span><text:span text:style-name="T45">.</text:span><text:span text:style-name="T1"><text:tab/><text:tab/></text:span><text:span text:style-name="T46">Control Word</text:span></text:p>
      <text:p text:style-name="P45"/>
      <text:p text:style-name="P73"><text:span text:style-name="T50">T</text:span><text:span text:style-name="T1">he Control Word is made up of 32 bits (4 bytes) that are aligned on 4 byte boundaries. <text:s/>Each clock cycle increments the Program Counter (PC) by one (1) allowing the next Control Word to issue forth. <text:s/>Two (</text:span><text:span text:style-name="T59">1</text:span><text:span text:style-name="T1">)</text:span><text:span text:style-name="T45"> Control Word</text:span><text:span text:style-name="T1"> </text:span><text:span text:style-name="T59">IS</text:span><text:span text:style-name="T1"> required per instruction making each instruction take </text:span><text:span text:style-name="T59">ONE</text:span><text:span text:style-name="T1"> (</text:span><text:span text:style-name="T59">1</text:span><text:span text:style-name="T1">) clock cycle to complete. <text:s/></text:span></text:p>
      <text:p text:style-name="P84"/>
      <text:p text:style-name="P81"><text:span text:style-name="T1">The first two (2) bytes o</text:span><text:span text:style-name="T55">f</text:span><text:span text:style-name="T1"> the Control Word </text:span><text:span text:style-name="T55">contain the OpCode, the immediate toggle bit as well as the register selection bits. <text:s/>These two bytes </text:span><text:span text:style-name="T1">are </text:span><text:span text:style-name="T55">organized</text:span><text:span text:style-name="T1"> as follows:</text:span></text:p>
      <text:p text:style-name="P86"/>
      <text:p text:style-name="P81"><text:span text:style-name="T56"><text:tab/><text:tab/><text:tab/><text:tab/><text:tab/><text:tab/><text:tab/> </text:span><text:span text:style-name="T57">16</text:span><text:span text:style-name="T56"> <text:s text:c="4"/></text:span><text:span text:style-name="T55">Byte 2 <text:s/><text:tab/> <text:s/></text:span><text:span text:style-name="T57">8</text:span><text:span text:style-name="T55">|</text:span><text:span text:style-name="T57">7</text:span><text:span text:style-name="T56"> </text:span><text:span text:style-name="T55"><text:s text:c="8"/>Byte 1 <text:s text:c="4"/><text:tab/> </text:span><text:span text:style-name="T57">0</text:span></text:p>
      <text:p text:style-name="P86"/>
      <text:p text:style-name="P82"><text:span text:style-name="T1"><text:tab/><text:tab/><text:tab/><text:tab/><text:tab/><text:tab/><text:tab/> <text:s/>R</text:span><text:span text:style-name="T69">W</text:span><text:span text:style-name="T1">:</text:span><text:span text:style-name="T54">3, </text:span><text:span text:style-name="T1">R</text:span><text:span text:style-name="T69">P1</text:span><text:span text:style-name="T1">:</text:span><text:span text:style-name="T54">3, </text:span><text:span text:style-name="T1">R</text:span><text:span text:style-name="T69">P2</text:span><text:span text:style-name="T1">:</text:span><text:span text:style-name="T54">2 | </text:span><text:span text:style-name="T1">R</text:span><text:span text:style-name="T69">P2</text:span><text:span text:style-name="T1">:</text:span><text:span text:style-name="T54">1, Imm</text:span><text:span text:style-name="T58">Sel</text:span><text:span text:style-name="T54">:1, OpCode:6</text:span></text:p>
      <text:p text:style-name="P87"/>
      <text:p text:style-name="P85"/>
      <text:p text:style-name="P84"/>
      <text:p text:style-name="P95">There are 3 types of Control Words <text:span text:style-name="T111">all made up of 32 bits (4 bytes)</text:span>:</text:p>
      <text:p text:style-name="P84"/>
      <text:p text:style-name="P80"><text:span text:style-name="T1"><text:tab/></text:span><text:span text:style-name="T51">Register Type: <text:s/></text:span></text:p>
      <text:p text:style-name="P88"/>
      <text:p text:style-name="P134"><text:span text:style-name="T51">00000000</text:span><text:span text:style-name="T52">|</text:span><text:span text:style-name="T51">00000000</text:span><text:span text:style-name="T52">|www</text:span><text:span text:style-name="T51">11122</text:span><text:span text:style-name="T52">|</text:span><text:span text:style-name="T51">2</text:span><text:span text:style-name="T53">txxxxxx</text:span></text:p>
      <text:p text:style-name="P84"/>
      <text:p text:style-name="P80"><text:span text:style-name="T1"><text:tab/>Immediate Data </text:span><text:span text:style-name="T51">Type</text:span><text:span text:style-name="T1">: </text:span></text:p>
      <text:p text:style-name="P84"/>
      <text:p text:style-name="P135"><text:span text:style-name="T52">00000000|iiiiiiii|www</text:span><text:span text:style-name="T51">11122</text:span><text:span text:style-name="T52">|</text:span><text:span text:style-name="T51">2</text:span><text:span text:style-name="T53">txxxxxx</text:span></text:p>
      <text:p text:style-name="P90"/>
      <text:p text:style-name="P80"><text:span text:style-name="T52"><text:tab/></text:span><text:span text:style-name="T51">Immediate Address Type: </text:span></text:p>
      <text:p text:style-name="P88"/>
      <text:p text:style-name="P135"><text:span text:style-name="T51">iiiiiiii</text:span><text:span text:style-name="T52">|iiiiiiii|www</text:span><text:span text:style-name="T51">11122</text:span><text:span text:style-name="T52">|</text:span><text:span text:style-name="T51">2</text:span><text:span text:style-name="T53">txxxxxx</text:span></text:p>
      <text:p text:style-name="P136"/>
      <text:p text:style-name="P137"><text:tab/><text:tab/>where:</text:p>
      <text:p text:style-name="P137"/>
      <text:p text:style-name="P137"><text:tab/><text:tab/><text:tab/>i = Immediate Value<text:tab/><text:tab/><text:tab/></text:p>
      <text:p text:style-name="P79"><text:span text:style-name="T40"><text:tab/></text:span><text:span text:style-name="T41">w = </text:span><text:span text:style-name="T42">R</text:span><text:span text:style-name="T83">W</text:span><text:span text:style-name="T42"> </text:span><text:span text:style-name="T41">Register Code</text:span></text:p>
      <text:p text:style-name="P79"><text:span text:style-name="T41"><text:tab/>1 = </text:span><text:span text:style-name="T42">R</text:span><text:span text:style-name="T83">P1</text:span><text:span text:style-name="T42"> </text:span><text:span text:style-name="T41">Register Code</text:span></text:p>
      <text:p text:style-name="P79"><text:span text:style-name="T41"><text:tab/>2 = </text:span><text:span text:style-name="T42">R</text:span><text:span text:style-name="T83">P</text:span><text:span text:style-name="T84">2</text:span><text:span text:style-name="T42"> </text:span><text:span text:style-name="T41">Register Code</text:span></text:p>
      <text:p text:style-name="P91"><text:tab/>t = Immediate Toggle (1 = immediate value, 0 = no immediate value)</text:p>
      <text:p text:style-name="P91"><text:tab/>x = Instruction OpCode<text:line-break/><text:tab/>0 = No Value</text:p>
      <text:p text:style-name="P91"/>
      <text:p text:style-name="P92">As each byte is stored in a separate 8 bit FLASH memory, <text:span text:style-name="T92">R</text:span><text:span text:style-name="T86">P</text:span><text:span text:style-name="T87">2</text:span><text:span text:style-name="T112"> </text:span>will need to be split in the compiler so that the first bit goes to the first FLASH chip with the remaining two bits going into the second FLASH chip as described by | character used in the full Control Words shown previously.</text:p>
      <text:p text:style-name="P92"/>
      <text:p text:style-name="P148"><text:span text:style-name="T47">3</text:span><text:span text:style-name="T45">.</text:span><text:span text:style-name="T1"><text:tab/><text:tab/></text:span><text:span text:style-name="T47">Parallel Ports</text:span></text:p>
      <text:p text:style-name="P46"/>
      <text:p text:style-name="P89"><text:span text:style-name="T113">T</text:span>he<text:span text:style-name="T111">re are two parallel ports (</text:span><text:span text:style-name="T93">PP</text:span><text:span text:style-name="T88">1</text:span><text:span text:style-name="T114"> &amp; </text:span><text:span text:style-name="T93">PP</text:span><text:span text:style-name="T88">2</text:span><text:span text:style-name="T114">)</text:span><text:span text:style-name="T93"> </text:span><text:span text:style-name="T111">attached that utilize bus transceivers and a status register (</text:span><text:span text:style-name="T90">PS</text:span><text:span text:style-name="T111">) to control communication and access to peripheral devices.</text:span></text:p>
      <text:p text:style-name="P89"/>
      <text:p text:style-name="P142"><text:span text:style-name="T94">4</text:span><text:span text:style-name="T89">.</text:span><text:tab/><text:tab/><text:span text:style-name="T94">LABEL</text:span></text:p>
      <text:p text:style-name="P138"/>
      <text:p text:style-name="P78">A LABEL statement inside the assembly code file is used for jumping and branching. <text:s/>Each LABEL is unique and marks the address in program memory where the following code begins. <text:s/>This allows for program control and provides an easy way to move around code in loops. <text:s/>It also provides a human readable way to think in functions or sub routines. <text:s/>A LABEL statement is typed on its own line and should begin with the : character and contain no spaces, as follows:</text:p>
      <text:p text:style-name="P93"/>
      <text:p text:style-name="P93">:<text:span text:style-name="T115">Start</text:span></text:p>
      <text:p text:style-name="P94"><text:tab/>ldr A,5</text:p>
      <text:p text:style-name="P94"><text:tab/>beq A,5,Start</text:p>
      <text:p text:style-name="P147">Instruction Set</text:p>
      <text:p text:style-name="P3"/>
      <text:p text:style-name="P4">1.<text:tab/><text:tab/><text:span text:style-name="T96">LDR – Load </text:span><text:span text:style-name="T97">R</text:span><text:span text:style-name="T96">egister</text:span></text:p>
      <text:p text:style-name="P20"/>
      <text:p text:style-name="P4">1.1<text:tab/><text:span text:style-name="T96">Description</text:span></text:p>
      <text:p text:style-name="P4"/>
      <text:p text:style-name="P76">This instruction loads a<text:span text:style-name="T118">n 8-bit </text:span>value into a <text:span text:style-name="T118">general purpose </text:span>register from many potential sources. <text:s/><text:span text:style-name="T118">It also can load a 16-bit value in to the memory address register (ma)</text:span>:</text:p>
      <text:p text:style-name="P34"/>
      <text:p text:style-name="P14"><text:span text:style-name="T60"><text:tab/><text:tab/>ldr R</text:span><text:span text:style-name="T70">W</text:span><text:span text:style-name="T2">,Imm<text:tab/><text:tab/></text:span></text:p>
      <text:p text:style-name="P47"/>
      <text:p text:style-name="P42"><text:span text:style-name="T32"><text:tab/><text:tab/><text:tab/>- L</text:span><text:span text:style-name="T33">oads a register</text:span><text:span text:style-name="T80"> </text:span><text:span text:style-name="T34">R</text:span><text:span text:style-name="T81">W </text:span><text:span text:style-name="T33">with an 8 bit immediate value</text:span></text:p>
      <text:p text:style-name="P51"><text:tab/><text:tab/><text:tab/></text:p>
      <text:p text:style-name="P43"><text:span text:style-name="T33"><text:tab/><text:tab/><text:tab/></text:span><text:span text:style-name="T36">Control Word</text:span><text:span text:style-name="T32">:</text:span></text:p>
      <text:p text:style-name="P48"/>
      <text:p text:style-name="P43"><text:span text:style-name="T32"><text:tab/><text:tab/><text:tab/><text:tab/>00000000|iiiiiiii|www00000|01</text:span><text:span text:style-name="T37">000001</text:span></text:p>
      <text:p text:style-name="P52"/>
      <text:p text:style-name="P19"><text:span text:style-name="T2"><text:tab/><text:tab/>ldr R</text:span><text:span text:style-name="T70">W</text:span><text:span text:style-name="T2">,</text:span><text:span text:style-name="T12">Adrs</text:span></text:p>
      <text:p text:style-name="P58"><text:tab/><text:tab/><text:tab/></text:p>
      <text:p text:style-name="P99"><text:span text:style-name="T3">- </text:span><text:span text:style-name="T4">L</text:span><text:span text:style-name="T3">oads a register</text:span><text:span text:style-name="T71"> </text:span><text:span text:style-name="T2">R</text:span><text:span text:style-name="T70">W </text:span><text:span text:style-name="T3">with an 8 bit value from RAM addressed by an immediate 16 bit value </text:span><text:span text:style-name="T5">in HEX</text:span></text:p>
      <text:p text:style-name="P121"/>
      <text:p text:style-name="P111"><text:span text:style-name="T6">Control Word</text:span><text:span text:style-name="T4">: </text:span></text:p>
      <text:p text:style-name="P122"><text:tab/></text:p>
      <text:p text:style-name="P110"><text:span text:style-name="T4"><text:tab/>iiiiiiii|iiiiiiii|www00000|0</text:span><text:span text:style-name="T7">0</text:span><text:span text:style-name="T14">000010</text:span></text:p>
      <text:p text:style-name="P58"/>
      <text:p text:style-name="P4"><text:span text:style-name="T23"><text:tab/><text:tab/>ldr R</text:span><text:span text:style-name="T75">W</text:span><text:span text:style-name="T23">,</text:span><text:span text:style-name="T27">ma</text:span><text:span text:style-name="T2"><text:tab/></text:span></text:p>
      <text:p text:style-name="P65"/>
      <text:p text:style-name="P106"><text:span text:style-name="T3">- </text:span><text:span text:style-name="T4">L</text:span><text:span text:style-name="T3">oads a register</text:span><text:span text:style-name="T71"> </text:span><text:span text:style-name="T2">R</text:span><text:span text:style-name="T70">W </text:span><text:span text:style-name="T3">with an 8 bit value from RAM addressed by a 16 bit value stored in registers F &amp; G</text:span></text:p>
      <text:p text:style-name="P133"/>
      <text:p text:style-name="P116"><text:span text:style-name="T6">Control Word</text:span><text:span text:style-name="T4">: </text:span></text:p>
      <text:p text:style-name="P127"/>
      <text:p text:style-name="P112"><text:span text:style-name="T4"><text:tab/>00000000|00000000|www00000|00</text:span><text:span text:style-name="T15">000011</text:span></text:p>
      <text:p text:style-name="P141"/>
      <text:p text:style-name="P12"><text:span text:style-name="T23"><text:tab/><text:tab/>ldr R</text:span><text:span text:style-name="T75">W</text:span><text:span text:style-name="T23">,</text:span><text:span text:style-name="T25">PP</text:span><text:span text:style-name="T77">X</text:span><text:span text:style-name="T2"><text:tab/></text:span></text:p>
      <text:p text:style-name="P63"/>
      <text:p text:style-name="P105"><text:span text:style-name="T3">- </text:span><text:span text:style-name="T4">L</text:span><text:span text:style-name="T3">oads a register</text:span><text:span text:style-name="T71"> </text:span><text:span text:style-name="T2">R</text:span><text:span text:style-name="T70">W </text:span><text:span text:style-name="T3">with an 8 bit value from </text:span><text:span text:style-name="T8">a parallel port</text:span></text:p>
      <text:p text:style-name="P131"/>
      <text:p text:style-name="P114"><text:span text:style-name="T6">Control Word</text:span><text:span text:style-name="T4">: </text:span></text:p>
      <text:p text:style-name="P131"/>
      <text:p text:style-name="P131"><text:tab/>00000000|00000000|www00000|00xxxxxx</text:p>
      <text:p text:style-name="P131"/>
      <text:p text:style-name="P50"/>
      <text:p text:style-name="P50"/>
      <text:p text:style-name="P50"/>
      <text:p text:style-name="P13"><text:soft-page-break/><text:span text:style-name="T23"><text:tab/><text:tab/>ldr </text:span><text:span text:style-name="T28">ma</text:span><text:span text:style-name="T23">,</text:span><text:span text:style-name="T28">Adrs</text:span><text:span text:style-name="T13">(LABEL)</text:span></text:p>
      <text:p text:style-name="P64"/>
      <text:p text:style-name="P104"><text:span text:style-name="T3">- </text:span><text:span text:style-name="T4">L</text:span><text:span text:style-name="T3">oads register</text:span><text:span text:style-name="T71"> </text:span><text:span text:style-name="T13">ma </text:span><text:span text:style-name="T3">with a </text:span><text:span text:style-name="T13">16</text:span><text:span text:style-name="T3"> bit </text:span><text:span text:style-name="T13">immediate </text:span><text:span text:style-name="T3">value</text:span></text:p>
      <text:p text:style-name="P132"/>
      <text:p text:style-name="P115"><text:span text:style-name="T6">Control Word</text:span><text:span text:style-name="T4">: </text:span></text:p>
      <text:p text:style-name="P132"/>
      <text:p text:style-name="P115"><text:span text:style-name="T4"><text:tab/>00000000|00000000|www00000|00</text:span><text:span text:style-name="T16">000101</text:span></text:p>
      <text:p text:style-name="P143"><text:span text:style-name="T108">2</text:span>.<text:tab/><text:tab/><text:span text:style-name="T108">ST</text:span><text:span text:style-name="T96">R – </text:span><text:span text:style-name="T98">Store</text:span><text:span text:style-name="T96"> </text:span><text:span text:style-name="T97">R</text:span><text:span text:style-name="T96">egister</text:span></text:p>
      <text:p text:style-name="P21"/>
      <text:p text:style-name="P5"><text:span text:style-name="T108">2</text:span>.1<text:tab/><text:span text:style-name="T96">Description</text:span></text:p>
      <text:p text:style-name="P5"/>
      <text:p text:style-name="P69"><text:span text:style-name="T60">This instruction </text:span><text:span text:style-name="T61">stores</text:span><text:span text:style-name="T60"> a value </text:span><text:span text:style-name="T61">from</text:span><text:span text:style-name="T60"> a register </text:span><text:span text:style-name="T61">into RAM as follows</text:span><text:span text:style-name="T60">:</text:span></text:p>
      <text:p text:style-name="P35"/>
      <text:p text:style-name="P15"><text:span text:style-name="T2"><text:tab/><text:tab/></text:span><text:span text:style-name="T5">st</text:span><text:span text:style-name="T2">r R</text:span><text:span text:style-name="T72">P2</text:span><text:span text:style-name="T2">,</text:span><text:span text:style-name="T12">Adrs</text:span></text:p>
      <text:p text:style-name="P54"><text:tab/><text:tab/><text:tab/></text:p>
      <text:p text:style-name="P96"><text:span text:style-name="T3">- </text:span><text:span text:style-name="T5">Stores</text:span><text:span text:style-name="T3"> a register</text:span><text:span text:style-name="T71"> </text:span><text:span text:style-name="T2">R</text:span><text:span text:style-name="T72">P2</text:span><text:span text:style-name="T70"> </text:span><text:span text:style-name="T3">with an 8 bit value </text:span><text:span text:style-name="T5">to</text:span><text:span text:style-name="T3"> RAM addressed by an immediate 16 bit value </text:span><text:span text:style-name="T5">in HEX</text:span></text:p>
      <text:p text:style-name="P117"/>
      <text:p text:style-name="P123"><text:span text:style-name="T110">Control Word</text:span>: </text:p>
      <text:p text:style-name="P122"><text:tab/></text:p>
      <text:p text:style-name="P110"><text:span text:style-name="T4"><text:tab/>iiiiiiii|iiiiiiii|</text:span><text:span text:style-name="T5">000</text:span><text:span text:style-name="T4">000</text:span><text:span text:style-name="T5">22</text:span><text:span text:style-name="T4">|</text:span><text:span text:style-name="T5">2</text:span><text:span text:style-name="T14">0000110</text:span></text:p>
      <text:p text:style-name="P54"/>
      <text:p text:style-name="P5"><text:span text:style-name="T23"><text:tab/><text:tab/></text:span><text:span text:style-name="T24">st</text:span><text:span text:style-name="T23">r R</text:span><text:span text:style-name="T76">P2</text:span><text:span text:style-name="T23">,</text:span><text:span text:style-name="T27">ma</text:span></text:p>
      <text:p text:style-name="P60"/>
      <text:p text:style-name="P101"><text:span text:style-name="T3">- </text:span><text:span text:style-name="T5">Stores</text:span><text:span text:style-name="T3"> a register</text:span><text:span text:style-name="T71"> </text:span><text:span text:style-name="T2">R</text:span><text:span text:style-name="T72">P2</text:span><text:span text:style-name="T70"> </text:span><text:span text:style-name="T3">with an 8 bit value </text:span><text:span text:style-name="T5">to</text:span><text:span text:style-name="T3"> RAM addressed by a 16 bit value stored in registers F &amp; G</text:span></text:p>
      <text:p text:style-name="P127"/>
      <text:p text:style-name="P128"><text:span text:style-name="T110">Control Word</text:span>: </text:p>
      <text:p text:style-name="P127"/>
      <text:p text:style-name="P112"><text:span text:style-name="T4"><text:tab/>00000000|00000000|</text:span><text:span text:style-name="T5">000</text:span><text:span text:style-name="T4">000</text:span><text:span text:style-name="T5">22</text:span><text:span text:style-name="T4">|</text:span><text:span text:style-name="T5">2</text:span><text:span text:style-name="T4">0</text:span><text:span text:style-name="T15">000111</text:span></text:p>
      <text:p text:style-name="P112"/>
      <text:p text:style-name="P6"><text:span text:style-name="T23"><text:tab/><text:tab/></text:span><text:span text:style-name="T24">st</text:span><text:span text:style-name="T23">r R</text:span><text:span text:style-name="T76">P2</text:span><text:span text:style-name="T23">,</text:span><text:span text:style-name="T25">PP</text:span><text:span text:style-name="T77">X</text:span><text:span text:style-name="T2"><text:tab/></text:span></text:p>
      <text:p text:style-name="P61"/>
      <text:p text:style-name="P102"><text:span text:style-name="T3">- </text:span><text:span text:style-name="T5">Stores</text:span><text:span text:style-name="T3"> a register</text:span><text:span text:style-name="T71"> </text:span><text:span text:style-name="T2">R</text:span><text:span text:style-name="T72">P2</text:span><text:span text:style-name="T70"> </text:span><text:span text:style-name="T3">with an 8 bit value </text:span><text:span text:style-name="T5">to</text:span><text:span text:style-name="T3"> </text:span><text:span text:style-name="T8">a parallel port</text:span></text:p>
      <text:p text:style-name="P129"/>
      <text:p text:style-name="P129"><text:span text:style-name="T110">Control Word</text:span>: </text:p>
      <text:p text:style-name="P129"/>
      <text:p text:style-name="P113"><text:span text:style-name="T4"><text:tab/>00000000|00000000|</text:span><text:span text:style-name="T5">000</text:span><text:span text:style-name="T4">000</text:span><text:span text:style-name="T5">22</text:span><text:span text:style-name="T4">|</text:span><text:span text:style-name="T5">2</text:span><text:span text:style-name="T4">0xxxxxx</text:span></text:p>
      <text:p text:style-name="P139"/>
      <text:p text:style-name="P139"/>
      <text:p text:style-name="P146"><text:span text:style-name="T117">3</text:span>.<text:tab/><text:tab/><text:span text:style-name="T117">CP</text:span><text:span text:style-name="T96">R – </text:span><text:span text:style-name="T101">Copy</text:span><text:span text:style-name="T96"> </text:span><text:span text:style-name="T97">R</text:span><text:span text:style-name="T96">egister </text:span><text:span text:style-name="T101">to Register</text:span></text:p>
      <text:p text:style-name="P24"/>
      <text:p text:style-name="P11"><text:span text:style-name="T117">3</text:span>.1<text:tab/><text:span text:style-name="T96">Description</text:span></text:p>
      <text:p text:style-name="P11"/>
      <text:p text:style-name="P77">This instruction <text:span text:style-name="T117">copies</text:span> <text:span text:style-name="T117">one</text:span> register <text:span text:style-name="T117">to another</text:span>:</text:p>
      <text:p text:style-name="P39"/>
      <text:p text:style-name="P19"><text:span text:style-name="T60"><text:tab/><text:tab/></text:span><text:span text:style-name="T65">cp</text:span><text:span text:style-name="T60">r </text:span><text:span text:style-name="T2">R</text:span><text:span text:style-name="T74">P2</text:span><text:span text:style-name="T12">,</text:span><text:span text:style-name="T2">R</text:span><text:span text:style-name="T70">W</text:span></text:p>
      <text:p text:style-name="P49"/>
      <text:p text:style-name="P66"><text:span text:style-name="T32"><text:tab/><text:tab/><text:tab/>- </text:span><text:span text:style-name="T38">copies</text:span><text:span text:style-name="T33"> a register</text:span><text:span text:style-name="T80"> </text:span><text:span text:style-name="T34">R</text:span><text:span text:style-name="T82">P2</text:span><text:span text:style-name="T81"> </text:span><text:span text:style-name="T38">to another</text:span><text:span text:style-name="T33"> register</text:span><text:span text:style-name="T80"> </text:span><text:span text:style-name="T34">R</text:span><text:span text:style-name="T81">W </text:span></text:p>
      <text:p text:style-name="P53"><text:tab/><text:tab/><text:tab/></text:p>
      <text:p text:style-name="P66"><text:span text:style-name="T33"><text:tab/><text:tab/><text:tab/></text:span><text:span text:style-name="T36">Control Word</text:span><text:span text:style-name="T32">:</text:span></text:p>
      <text:p text:style-name="P49"/>
      <text:p text:style-name="P67"><text:span text:style-name="T32"><text:tab/><text:tab/><text:tab/><text:tab/></text:span><text:span text:style-name="T35">(1) </text:span><text:span text:style-name="T32">00000000|00000000|www000</text:span><text:span text:style-name="T39">22</text:span><text:span text:style-name="T32">|</text:span><text:span text:style-name="T39">20</text:span><text:span text:style-name="T37">00</text:span><text:span text:style-name="T39">1</text:span><text:span text:style-name="T37">00</text:span><text:span text:style-name="T39">0</text:span></text:p>
      <text:p text:style-name="P59"/>
      <text:p text:style-name="P7"/>
      <text:p text:style-name="P145"><text:span text:style-name="T117">4</text:span>.<text:tab/><text:tab/><text:span text:style-name="T115">JMP &amp; JCF</text:span><text:span text:style-name="T96"> – </text:span><text:span text:style-name="T99">Jump to LABEL </text:span><text:span text:style-name="T102">&amp; Jump if Carry Flag Set</text:span></text:p>
      <text:p text:style-name="P22"/>
      <text:p text:style-name="P7"><text:span text:style-name="T117">4</text:span>.1<text:tab/><text:span text:style-name="T119">JMP </text:span><text:span text:style-name="T96">Description</text:span></text:p>
      <text:p text:style-name="P7"/>
      <text:p text:style-name="P70"><text:span text:style-name="T60">This instruction </text:span><text:span text:style-name="T62">jumps in program memory to an address represented by a LABEL statement and calculated in the compiler. <text:s/>See LABEL in the Preamble section above for more info on how this works.</text:span></text:p>
      <text:p text:style-name="P36"/>
      <text:p text:style-name="P16"><text:span text:style-name="T2"><text:tab/><text:tab/></text:span><text:span text:style-name="T9">jmp</text:span><text:span text:style-name="T2"> </text:span><text:span text:style-name="T9">LABEL</text:span></text:p>
      <text:p text:style-name="P55"><text:tab/><text:tab/><text:tab/></text:p>
      <text:p text:style-name="P97"><text:span text:style-name="T3">- </text:span><text:span text:style-name="T9">jumps to an address represented by the LABEL statement</text:span></text:p>
      <text:p text:style-name="P118"/>
      <text:p text:style-name="P124"><text:span text:style-name="T110">Control Word</text:span>: </text:p>
      <text:p text:style-name="P124"><text:tab/></text:p>
      <text:p text:style-name="P107"><text:span text:style-name="T4"><text:tab/>iiiiiiii|iiiiiiii|</text:span><text:span text:style-name="T5">000</text:span><text:span text:style-name="T4">000</text:span><text:span text:style-name="T5">22</text:span><text:span text:style-name="T4">|</text:span><text:span text:style-name="T5">2</text:span><text:span text:style-name="T7">1</text:span><text:span text:style-name="T4">xxxxxx</text:span></text:p>
      <text:p text:style-name="P8"/>
      <text:p text:style-name="P25"><text:span text:style-name="T95">4</text:span><text:span text:style-name="T89">.</text:span><text:span text:style-name="T95">2</text:span><text:span text:style-name="T89"><text:tab/></text:span><text:span text:style-name="T95">JCF </text:span><text:span text:style-name="T103">Description</text:span></text:p>
      <text:p text:style-name="P8"/>
      <text:p text:style-name="P71"><text:span text:style-name="T60">This instruction </text:span><text:span text:style-name="T62">jumps </text:span><text:span text:style-name="T63">if the carry flag is set to an address </text:span><text:span text:style-name="T62">in program memory </text:span><text:span text:style-name="T63">that is </text:span><text:span text:style-name="T62">represented by a LABEL statement and calculated in the compiler. <text:s/></text:span><text:span text:style-name="T63">This instruction does not have to immediately follow an add instruction as the carry flag stays set until the next add/sub instruction. <text:s/></text:span><text:span text:style-name="T62">See LABEL in the Preamble section above for more info on how </text:span><text:span text:style-name="T63">the addressing works</text:span><text:span text:style-name="T62">.</text:span></text:p>
      <text:p text:style-name="P37"/>
      <text:p text:style-name="P17"><text:span text:style-name="T2"><text:tab/><text:tab/></text:span><text:span text:style-name="T9">j</text:span><text:span text:style-name="T10">cf</text:span><text:span text:style-name="T2"> </text:span><text:span text:style-name="T9">LABEL</text:span></text:p>
      <text:p text:style-name="P56"><text:tab/><text:tab/><text:tab/></text:p>
      <text:p text:style-name="P100"><text:span text:style-name="T3">- </text:span><text:span text:style-name="T9">jumps </text:span><text:span text:style-name="T10">if the carry flag is set </text:span><text:span text:style-name="T9">to an address represented by the LABEL statement</text:span></text:p>
      <text:p text:style-name="P119"/>
      <text:p text:style-name="P125"><text:span text:style-name="T110">Control Word</text:span>: </text:p>
      <text:p text:style-name="P125"><text:tab/></text:p>
      <text:p text:style-name="P108"><text:span text:style-name="T4"><text:tab/>iiiiiiii|iiiiiiii|</text:span><text:span text:style-name="T5">000</text:span><text:span text:style-name="T4">000</text:span><text:span text:style-name="T5">22</text:span><text:span text:style-name="T4">|</text:span><text:span text:style-name="T5">2</text:span><text:span text:style-name="T7">1</text:span><text:span text:style-name="T4">xxxxxx</text:span></text:p>
      <text:p text:style-name="P125"/>
      <text:p text:style-name="P140"/>
      <text:p text:style-name="P144"><text:span text:style-name="T120">5</text:span>.<text:tab/><text:tab/><text:span text:style-name="T116">BLT</text:span><text:span text:style-name="T96"> – </text:span><text:span text:style-name="T100">Branch if Less Than</text:span></text:p>
      <text:p text:style-name="P23"/>
      <text:p text:style-name="P9"><text:span text:style-name="T120">5</text:span>.1<text:tab/><text:span text:style-name="T96">Description</text:span></text:p>
      <text:p text:style-name="P9"/>
      <text:p text:style-name="P72"><text:span text:style-name="T60">This instruction </text:span><text:span text:style-name="T64">branches if less than</text:span><text:span text:style-name="T60">:</text:span></text:p>
      <text:p text:style-name="P38"/>
      <text:p text:style-name="P18"><text:span text:style-name="T2"><text:tab/><text:tab/></text:span><text:span text:style-name="T11">blt</text:span><text:span text:style-name="T2"> R</text:span><text:span text:style-name="T72">P</text:span><text:span text:style-name="T73">1</text:span><text:span text:style-name="T2">,R</text:span><text:span text:style-name="T72">P</text:span><text:span text:style-name="T73">2</text:span><text:span text:style-name="T2">,</text:span><text:span text:style-name="T11">LABEL</text:span></text:p>
      <text:p text:style-name="P57"><text:tab/><text:tab/><text:tab/></text:p>
      <text:p text:style-name="P98"><text:span text:style-name="T3">- </text:span><text:span text:style-name="T11">Branches if </text:span><text:span text:style-name="T2">R</text:span><text:span text:style-name="T72">P</text:span><text:span text:style-name="T73">1</text:span><text:span text:style-name="T11"> is less than </text:span><text:span text:style-name="T2">R</text:span><text:span text:style-name="T72">P</text:span><text:span text:style-name="T73">2</text:span><text:span text:style-name="T11"> to an immediate address </text:span></text:p>
      <text:p text:style-name="P120"/>
      <text:p text:style-name="P126"><text:span text:style-name="T110">Control Word</text:span>: </text:p>
      <text:p text:style-name="P126"><text:tab/></text:p>
      <text:p text:style-name="P109"><text:span text:style-name="T4"><text:tab/>iiiiiiii|iiiiiiii|</text:span><text:span text:style-name="T5">000</text:span><text:span text:style-name="T17">111</text:span><text:span text:style-name="T5">22</text:span><text:span text:style-name="T4">|</text:span><text:span text:style-name="T5">2</text:span><text:span text:style-name="T17">0</text:span><text:span text:style-name="T18">001100</text:span></text:p>
      <text:p text:style-name="P57"/>
      <text:p text:style-name="P10"><text:span text:style-name="T23"><text:tab/><text:tab/></text:span><text:span text:style-name="T26">blt</text:span><text:span text:style-name="T23"> R</text:span><text:span text:style-name="T76">P</text:span><text:span text:style-name="T78">1</text:span><text:span text:style-name="T23">,</text:span><text:span text:style-name="T26">Imm</text:span><text:span text:style-name="T23">,</text:span><text:span text:style-name="T26">MA</text:span><text:span text:style-name="T2"><text:tab/></text:span></text:p>
      <text:p text:style-name="P62"/>
      <text:p text:style-name="P103"><text:span text:style-name="T3">- <text:s/></text:span><text:span text:style-name="T26">Branches if </text:span><text:span text:style-name="T23">R</text:span><text:span text:style-name="T76">P</text:span><text:span text:style-name="T78">1</text:span><text:span text:style-name="T26"> is less than Imm to an address held in MA</text:span></text:p>
      <text:p text:style-name="P130"/>
      <text:p text:style-name="P130"><text:span text:style-name="T110">Control Word</text:span>: </text:p>
      <text:p text:style-name="P130"/>
      <text:p text:style-name="P173"><text:span text:style-name="T4"><text:tab/>00000000|00000000|</text:span><text:span text:style-name="T5">000</text:span><text:span text:style-name="T4">000</text:span><text:span text:style-name="T5">22</text:span><text:span text:style-name="T4">|</text:span><text:span text:style-name="T5">2</text:span><text:span text:style-name="T17">1</text:span><text:span text:style-name="T18">001101</text:span></text:p>
      <text:p text:style-name="P173"><text:span text:style-name="T18"/></text:p>
      <text:p text:style-name="P204"><text:span text:style-name="T18"/></text:p>
      <text:p text:style-name="P205"><text:span text:style-name="T121">6</text:span>.<text:tab/><text:tab/><text:span text:style-name="T116">BLE</text:span><text:span text:style-name="T96"> – </text:span><text:span text:style-name="T100">Branch if Less Than </text:span><text:span text:style-name="T104">or Equal To</text:span></text:p>
      <text:p text:style-name="P149"/>
      <text:p text:style-name="P153"><text:span text:style-name="T121">6</text:span>.1<text:tab/><text:span text:style-name="T96">Description</text:span></text:p>
      <text:p text:style-name="P153"/>
      <text:p text:style-name="P211"><text:span text:style-name="T60">This instruction </text:span><text:span text:style-name="T64">branches if less than</text:span><text:span text:style-name="T60">:</text:span></text:p>
      <text:p text:style-name="P161"/>
      <text:p text:style-name="P157"><text:span text:style-name="T2"><text:tab/><text:tab/></text:span><text:span text:style-name="T11">blt</text:span><text:span text:style-name="T2"> R</text:span><text:span text:style-name="T72">P</text:span><text:span text:style-name="T73">1</text:span><text:span text:style-name="T2">,R</text:span><text:span text:style-name="T72">P</text:span><text:span text:style-name="T73">2</text:span><text:span text:style-name="T2">,</text:span><text:span text:style-name="T11">LABEL</text:span></text:p>
      <text:p text:style-name="P165"><text:tab/><text:tab/><text:tab/></text:p>
      <text:p text:style-name="P196"><text:span text:style-name="T3">- </text:span><text:span text:style-name="T11">Branches if </text:span><text:span text:style-name="T2">R</text:span><text:span text:style-name="T72">P</text:span><text:span text:style-name="T73">1</text:span><text:span text:style-name="T11"> is less than </text:span><text:span text:style-name="T2">R</text:span><text:span text:style-name="T72">P</text:span><text:span text:style-name="T73">2</text:span><text:span text:style-name="T11"> to an immediate address </text:span></text:p>
      <text:p text:style-name="P182"/>
      <text:p text:style-name="P186"><text:span text:style-name="T110">Control Word</text:span>: </text:p>
      <text:p text:style-name="P186"><text:tab/></text:p>
      <text:p text:style-name="P174"><text:span text:style-name="T4"><text:tab/>iiiiiiii|iiiiiiii|</text:span><text:span text:style-name="T5">000</text:span><text:span text:style-name="T17">111</text:span><text:span text:style-name="T5">22</text:span><text:span text:style-name="T4">|</text:span><text:span text:style-name="T5">2</text:span><text:span text:style-name="T17">0</text:span><text:span text:style-name="T19">xxxxxx</text:span></text:p>
      <text:p text:style-name="P165"/>
      <text:p text:style-name="P153"><text:span text:style-name="T23"><text:tab/><text:tab/></text:span><text:span text:style-name="T26">blt</text:span><text:span text:style-name="T23"> R</text:span><text:span text:style-name="T76">P</text:span><text:span text:style-name="T78">1</text:span><text:span text:style-name="T23">,</text:span><text:span text:style-name="T26">Imm</text:span><text:span text:style-name="T23">,</text:span><text:span text:style-name="T26">MA</text:span><text:span text:style-name="T2"><text:tab/></text:span></text:p>
      <text:p text:style-name="P169"/>
      <text:p text:style-name="P197"><text:span text:style-name="T3">- <text:s/></text:span><text:span text:style-name="T26">Branches if </text:span><text:span text:style-name="T23">R</text:span><text:span text:style-name="T76">P</text:span><text:span text:style-name="T78">1</text:span><text:span text:style-name="T26"> is less than Imm to an address held in MA</text:span></text:p>
      <text:p text:style-name="P190"/>
      <text:p text:style-name="P190"><text:span text:style-name="T110">Control Word</text:span>: </text:p>
      <text:p text:style-name="P190"/>
      <text:p text:style-name="P178"><text:span text:style-name="T4"><text:tab/>00000000|00000000|</text:span><text:span text:style-name="T5">000</text:span><text:span text:style-name="T4">000</text:span><text:span text:style-name="T5">22</text:span><text:span text:style-name="T4">|</text:span><text:span text:style-name="T5">2</text:span><text:span text:style-name="T17">1</text:span><text:span text:style-name="T19">xxxxxx</text:span></text:p>
      <text:p text:style-name="P178"><text:span text:style-name="T19"/></text:p>
      <text:p text:style-name="P178"><text:span text:style-name="T19"/></text:p>
      <text:p text:style-name="P206"><text:span text:style-name="T121">7</text:span>.<text:tab/><text:tab/><text:span text:style-name="T116">BEQ</text:span><text:span text:style-name="T96"> – </text:span><text:span text:style-name="T100">Branch if </text:span><text:span text:style-name="T105">Equal To</text:span></text:p>
      <text:p text:style-name="P150"/>
      <text:p text:style-name="P154"><text:span text:style-name="T121">7</text:span>.1<text:tab/><text:span text:style-name="T96">Description</text:span></text:p>
      <text:p text:style-name="P154"/>
      <text:p text:style-name="P209"><text:span text:style-name="T60">This instruction </text:span><text:span text:style-name="T64">branches if less than</text:span><text:span text:style-name="T60">:</text:span></text:p>
      <text:p text:style-name="P162"/>
      <text:p text:style-name="P158"><text:span text:style-name="T2"><text:tab/><text:tab/></text:span><text:span text:style-name="T11">blt</text:span><text:span text:style-name="T2"> R</text:span><text:span text:style-name="T72">P</text:span><text:span text:style-name="T73">1</text:span><text:span text:style-name="T2">,R</text:span><text:span text:style-name="T72">P</text:span><text:span text:style-name="T73">2</text:span><text:span text:style-name="T2">,</text:span><text:span text:style-name="T11">LABEL</text:span></text:p>
      <text:p text:style-name="P166"><text:tab/><text:tab/><text:tab/></text:p>
      <text:p text:style-name="P194"><text:span text:style-name="T3">- </text:span><text:span text:style-name="T11">Branches if </text:span><text:span text:style-name="T2">R</text:span><text:span text:style-name="T72">P</text:span><text:span text:style-name="T73">1</text:span><text:span text:style-name="T11"> is less than </text:span><text:span text:style-name="T2">R</text:span><text:span text:style-name="T72">P</text:span><text:span text:style-name="T73">2</text:span><text:span text:style-name="T11"> to an immediate address </text:span></text:p>
      <text:p text:style-name="P183"/>
      <text:p text:style-name="P187"><text:span text:style-name="T110">Control Word</text:span>: </text:p>
      <text:p text:style-name="P187"><text:tab/></text:p>
      <text:p text:style-name="P175"><text:span text:style-name="T4"><text:tab/>iiiiiiii|iiiiiiii|</text:span><text:span text:style-name="T5">000</text:span><text:span text:style-name="T17">111</text:span><text:span text:style-name="T5">22</text:span><text:span text:style-name="T4">|</text:span><text:span text:style-name="T5">2</text:span><text:span text:style-name="T17">0</text:span><text:span text:style-name="T20">xxxxxx</text:span></text:p>
      <text:p text:style-name="P166"/>
      <text:p text:style-name="P154"><text:span text:style-name="T23"><text:tab/><text:tab/></text:span><text:span text:style-name="T26">blt</text:span><text:span text:style-name="T23"> R</text:span><text:span text:style-name="T76">P</text:span><text:span text:style-name="T78">1</text:span><text:span text:style-name="T23">,</text:span><text:span text:style-name="T26">Imm</text:span><text:span text:style-name="T23">,</text:span><text:span text:style-name="T26">MA</text:span><text:span text:style-name="T2"><text:tab/></text:span></text:p>
      <text:p text:style-name="P170"/>
      <text:p text:style-name="P195"><text:span text:style-name="T3">- <text:s/></text:span><text:span text:style-name="T26">Branches if </text:span><text:span text:style-name="T23">R</text:span><text:span text:style-name="T76">P</text:span><text:span text:style-name="T78">1</text:span><text:span text:style-name="T26"> is less than Imm to an address held in MA</text:span></text:p>
      <text:p text:style-name="P191"/>
      <text:p text:style-name="P191"><text:span text:style-name="T110">Control Word</text:span>: </text:p>
      <text:p text:style-name="P191"/>
      <text:p text:style-name="P179"><text:span text:style-name="T4"><text:tab/>00000000|00000000|</text:span><text:span text:style-name="T5">000</text:span><text:span text:style-name="T4">000</text:span><text:span text:style-name="T5">22</text:span><text:span text:style-name="T4">|</text:span><text:span text:style-name="T5">2</text:span><text:span text:style-name="T17">1</text:span><text:span text:style-name="T20">xxxxxx</text:span></text:p>
      <text:p text:style-name="P179"><text:span text:style-name="T20"/></text:p>
      <text:p text:style-name="P179"><text:span text:style-name="T20"/></text:p>
      <text:p text:style-name="P206"><text:span text:style-name="T121">8</text:span>.<text:tab/><text:tab/><text:span text:style-name="T116">BNE</text:span><text:span text:style-name="T96"> – </text:span><text:span text:style-name="T100">Branch if </text:span><text:span text:style-name="T105">Not Equal To</text:span></text:p>
      <text:p text:style-name="P150"/>
      <text:p text:style-name="P154"><text:span text:style-name="T121">8</text:span>.1<text:tab/><text:span text:style-name="T96">Description</text:span></text:p>
      <text:p text:style-name="P154"/>
      <text:p text:style-name="P209"><text:span text:style-name="T60">This instruction </text:span><text:span text:style-name="T64">branches if less than</text:span><text:span text:style-name="T60">:</text:span></text:p>
      <text:p text:style-name="P162"/>
      <text:p text:style-name="P158"><text:span text:style-name="T2"><text:tab/><text:tab/></text:span><text:span text:style-name="T11">blt</text:span><text:span text:style-name="T2"> R</text:span><text:span text:style-name="T72">P</text:span><text:span text:style-name="T73">1</text:span><text:span text:style-name="T2">,R</text:span><text:span text:style-name="T72">P</text:span><text:span text:style-name="T73">2</text:span><text:span text:style-name="T2">,</text:span><text:span text:style-name="T11">LABEL</text:span></text:p>
      <text:p text:style-name="P166"><text:tab/><text:tab/><text:tab/></text:p>
      <text:p text:style-name="P194"><text:span text:style-name="T3">- </text:span><text:span text:style-name="T11">Branches if </text:span><text:span text:style-name="T2">R</text:span><text:span text:style-name="T72">P</text:span><text:span text:style-name="T73">1</text:span><text:span text:style-name="T11"> is less than </text:span><text:span text:style-name="T2">R</text:span><text:span text:style-name="T72">P</text:span><text:span text:style-name="T73">2</text:span><text:span text:style-name="T11"> to an immediate address </text:span></text:p>
      <text:p text:style-name="P183"/>
      <text:p text:style-name="P187"><text:span text:style-name="T110">Control Word</text:span>: </text:p>
      <text:p text:style-name="P187"><text:tab/></text:p>
      <text:p text:style-name="P175"><text:span text:style-name="T4"><text:tab/>iiiiiiii|iiiiiiii|</text:span><text:span text:style-name="T5">000</text:span><text:span text:style-name="T17">111</text:span><text:span text:style-name="T5">22</text:span><text:span text:style-name="T4">|</text:span><text:span text:style-name="T5">2</text:span><text:span text:style-name="T17">0</text:span><text:span text:style-name="T20">xxxxxx</text:span></text:p>
      <text:p text:style-name="P166"/>
      <text:p text:style-name="P154"><text:span text:style-name="T23"><text:tab/><text:tab/></text:span><text:span text:style-name="T26">blt</text:span><text:span text:style-name="T23"> R</text:span><text:span text:style-name="T76">P</text:span><text:span text:style-name="T78">1</text:span><text:span text:style-name="T23">,</text:span><text:span text:style-name="T26">Imm</text:span><text:span text:style-name="T23">,</text:span><text:span text:style-name="T26">MA</text:span><text:span text:style-name="T2"><text:tab/></text:span></text:p>
      <text:p text:style-name="P170"/>
      <text:p text:style-name="P195"><text:span text:style-name="T3">- <text:s/></text:span><text:span text:style-name="T26">Branches if </text:span><text:span text:style-name="T23">R</text:span><text:span text:style-name="T76">P</text:span><text:span text:style-name="T78">1</text:span><text:span text:style-name="T26"> is less than Imm to an address held in MA</text:span></text:p>
      <text:p text:style-name="P191"/>
      <text:p text:style-name="P191"><text:span text:style-name="T110">Control Word</text:span>: </text:p>
      <text:p text:style-name="P191"/>
      <text:p text:style-name="P179"><text:span text:style-name="T4"><text:tab/>00000000|00000000|</text:span><text:span text:style-name="T5">000</text:span><text:span text:style-name="T4">000</text:span><text:span text:style-name="T5">22</text:span><text:span text:style-name="T4">|</text:span><text:span text:style-name="T5">2</text:span><text:span text:style-name="T17">1</text:span><text:span text:style-name="T20">xxxxxx</text:span></text:p>
      <text:p text:style-name="P179"><text:span text:style-name="T20"/></text:p>
      <text:p text:style-name="P179"><text:span text:style-name="T20"/></text:p>
      <text:p text:style-name="P206"><text:span text:style-name="T121">9</text:span>.<text:tab/><text:tab/><text:span text:style-name="T116">BGE</text:span><text:span text:style-name="T96"> – </text:span><text:span text:style-name="T100">Branch if </text:span><text:span text:style-name="T105">Greater Than or Equal To</text:span></text:p>
      <text:p text:style-name="P150"/>
      <text:p text:style-name="P154"><text:span text:style-name="T121">9</text:span>.1<text:tab/><text:span text:style-name="T96">Description</text:span></text:p>
      <text:p text:style-name="P154"/>
      <text:p text:style-name="P209"><text:span text:style-name="T60">This instruction </text:span><text:span text:style-name="T64">branches if less than</text:span><text:span text:style-name="T60">:</text:span></text:p>
      <text:p text:style-name="P162"/>
      <text:p text:style-name="P158"><text:span text:style-name="T2"><text:tab/><text:tab/></text:span><text:span text:style-name="T11">blt</text:span><text:span text:style-name="T2"> R</text:span><text:span text:style-name="T72">P</text:span><text:span text:style-name="T73">1</text:span><text:span text:style-name="T2">,R</text:span><text:span text:style-name="T72">P</text:span><text:span text:style-name="T73">2</text:span><text:span text:style-name="T2">,</text:span><text:span text:style-name="T11">LABEL</text:span></text:p>
      <text:p text:style-name="P166"><text:tab/><text:tab/><text:tab/></text:p>
      <text:p text:style-name="P194"><text:span text:style-name="T3">- </text:span><text:span text:style-name="T11">Branches if </text:span><text:span text:style-name="T2">R</text:span><text:span text:style-name="T72">P</text:span><text:span text:style-name="T73">1</text:span><text:span text:style-name="T11"> is less than </text:span><text:span text:style-name="T2">R</text:span><text:span text:style-name="T72">P</text:span><text:span text:style-name="T73">2</text:span><text:span text:style-name="T11"> to an immediate address </text:span></text:p>
      <text:p text:style-name="P183"/>
      <text:p text:style-name="P187"><text:span text:style-name="T110">Control Word</text:span>: </text:p>
      <text:p text:style-name="P187"><text:tab/></text:p>
      <text:p text:style-name="P175"><text:span text:style-name="T4"><text:tab/>iiiiiiii|iiiiiiii|</text:span><text:span text:style-name="T5">000</text:span><text:span text:style-name="T17">111</text:span><text:span text:style-name="T5">22</text:span><text:span text:style-name="T4">|</text:span><text:span text:style-name="T5">2</text:span><text:span text:style-name="T17">0</text:span><text:span text:style-name="T20">xxxxxx</text:span></text:p>
      <text:p text:style-name="P166"/>
      <text:p text:style-name="P154"><text:span text:style-name="T23"><text:tab/><text:tab/></text:span><text:span text:style-name="T26">blt</text:span><text:span text:style-name="T23"> R</text:span><text:span text:style-name="T76">P</text:span><text:span text:style-name="T78">1</text:span><text:span text:style-name="T23">,</text:span><text:span text:style-name="T26">Imm</text:span><text:span text:style-name="T23">,</text:span><text:span text:style-name="T26">MA</text:span><text:span text:style-name="T2"><text:tab/></text:span></text:p>
      <text:p text:style-name="P170"/>
      <text:p text:style-name="P195"><text:span text:style-name="T3">- <text:s/></text:span><text:span text:style-name="T26">Branches if </text:span><text:span text:style-name="T23">R</text:span><text:span text:style-name="T76">P</text:span><text:span text:style-name="T78">1</text:span><text:span text:style-name="T26"> is less than Imm to an address held in MA</text:span></text:p>
      <text:p text:style-name="P191"/>
      <text:p text:style-name="P191"><text:span text:style-name="T110">Control Word</text:span>: </text:p>
      <text:p text:style-name="P191"/>
      <text:p text:style-name="P179"><text:span text:style-name="T4"><text:tab/>00000000|00000000|</text:span><text:span text:style-name="T5">000</text:span><text:span text:style-name="T4">000</text:span><text:span text:style-name="T5">22</text:span><text:span text:style-name="T4">|</text:span><text:span text:style-name="T5">2</text:span><text:span text:style-name="T17">1</text:span><text:span text:style-name="T20">xxxxxx</text:span></text:p>
      <text:p text:style-name="P179"><text:span text:style-name="T20"/></text:p>
      <text:p text:style-name="P179"><text:span text:style-name="T20"/></text:p>
      <text:p text:style-name="P206"><text:span text:style-name="T121">10</text:span>.<text:tab/><text:span text:style-name="T116">BGT</text:span><text:span text:style-name="T96"> – </text:span><text:span text:style-name="T100">Branch if </text:span><text:span text:style-name="T105">Greater Than</text:span></text:p>
      <text:p text:style-name="P150"/>
      <text:p text:style-name="P154"><text:span text:style-name="T121">10</text:span>.1<text:tab/><text:span text:style-name="T96">Description</text:span></text:p>
      <text:p text:style-name="P154"/>
      <text:p text:style-name="P209"><text:span text:style-name="T60">This instruction </text:span><text:span text:style-name="T64">branches if less than</text:span><text:span text:style-name="T60">:</text:span></text:p>
      <text:p text:style-name="P162"/>
      <text:p text:style-name="P158"><text:span text:style-name="T2"><text:tab/><text:tab/></text:span><text:span text:style-name="T11">blt</text:span><text:span text:style-name="T2"> R</text:span><text:span text:style-name="T72">P</text:span><text:span text:style-name="T73">1</text:span><text:span text:style-name="T2">,R</text:span><text:span text:style-name="T72">P</text:span><text:span text:style-name="T73">2</text:span><text:span text:style-name="T2">,</text:span><text:span text:style-name="T11">LABEL</text:span></text:p>
      <text:p text:style-name="P166"><text:tab/><text:tab/><text:tab/></text:p>
      <text:p text:style-name="P194"><text:span text:style-name="T3">- </text:span><text:span text:style-name="T11">Branches if </text:span><text:span text:style-name="T2">R</text:span><text:span text:style-name="T72">P</text:span><text:span text:style-name="T73">1</text:span><text:span text:style-name="T11"> is less than </text:span><text:span text:style-name="T2">R</text:span><text:span text:style-name="T72">P</text:span><text:span text:style-name="T73">2</text:span><text:span text:style-name="T11"> to an immediate address </text:span></text:p>
      <text:p text:style-name="P183"/>
      <text:p text:style-name="P187"><text:span text:style-name="T110">Control Word</text:span>: </text:p>
      <text:p text:style-name="P187"><text:tab/></text:p>
      <text:p text:style-name="P175"><text:span text:style-name="T4"><text:tab/>iiiiiiii|iiiiiiii|</text:span><text:span text:style-name="T5">000</text:span><text:span text:style-name="T17">111</text:span><text:span text:style-name="T5">22</text:span><text:span text:style-name="T4">|</text:span><text:span text:style-name="T5">2</text:span><text:span text:style-name="T17">0</text:span><text:span text:style-name="T20">xxxxxx</text:span></text:p>
      <text:p text:style-name="P166"/>
      <text:p text:style-name="P154"><text:span text:style-name="T23"><text:tab/><text:tab/></text:span><text:span text:style-name="T26">blt</text:span><text:span text:style-name="T23"> R</text:span><text:span text:style-name="T76">P</text:span><text:span text:style-name="T78">1</text:span><text:span text:style-name="T23">,</text:span><text:span text:style-name="T26">Imm</text:span><text:span text:style-name="T23">,</text:span><text:span text:style-name="T26">MA</text:span><text:span text:style-name="T2"><text:tab/></text:span></text:p>
      <text:p text:style-name="P170"/>
      <text:p text:style-name="P195"><text:span text:style-name="T3">- <text:s/></text:span><text:span text:style-name="T26">Branches if </text:span><text:span text:style-name="T23">R</text:span><text:span text:style-name="T76">P</text:span><text:span text:style-name="T78">1</text:span><text:span text:style-name="T26"> is less than Imm to an address held in MA</text:span></text:p>
      <text:p text:style-name="P191"/>
      <text:p text:style-name="P191"><text:span text:style-name="T110">Control Word</text:span>: </text:p>
      <text:p text:style-name="P191"/>
      <text:p text:style-name="P179"><text:span text:style-name="T4"><text:tab/>00000000|00000000|</text:span><text:span text:style-name="T5">000</text:span><text:span text:style-name="T4">000</text:span><text:span text:style-name="T5">22</text:span><text:span text:style-name="T4">|</text:span><text:span text:style-name="T5">2</text:span><text:span text:style-name="T17">1</text:span><text:span text:style-name="T20">xxxxxx</text:span></text:p>
      <text:p text:style-name="P179"><text:span text:style-name="T20"/></text:p>
      <text:p text:style-name="P179"><text:span text:style-name="T20"/></text:p>
      <text:p text:style-name="P206"><text:span text:style-name="T121">11</text:span>.<text:tab/><text:span text:style-name="T121">ADD</text:span><text:span text:style-name="T96"> – </text:span><text:span text:style-name="T105">Addition</text:span></text:p>
      <text:p text:style-name="P150"/>
      <text:p text:style-name="P154"><text:span text:style-name="T121">11</text:span>.1<text:tab/><text:span text:style-name="T96">Description</text:span></text:p>
      <text:p text:style-name="P154"/>
      <text:p text:style-name="P210"><text:span text:style-name="T60">This instruction </text:span><text:span text:style-name="T67">adds</text:span><text:span text:style-name="T66"> two </text:span><text:span text:style-name="T67">operands provided as arguments and stores the result in a register identified by a third argument </text:span><text:span text:style-name="T23">R</text:span><text:span text:style-name="T75">W</text:span><text:span text:style-name="T67">. The first operand is </text:span><text:span text:style-name="T23">R</text:span><text:span text:style-name="T76">P</text:span><text:span text:style-name="T78">1 </text:span><text:span text:style-name="T30">and t</text:span><text:span text:style-name="T66">he second operand can either be sourced from </text:span><text:span text:style-name="T23">R</text:span><text:span text:style-name="T76">P</text:span><text:span text:style-name="T78">2</text:span><text:span text:style-name="T26"> </text:span><text:span text:style-name="T29">or an immediate value as described below</text:span><text:span text:style-name="T60">:</text:span></text:p>
      <text:p text:style-name="P162"/>
      <text:p text:style-name="P158"><text:span text:style-name="T2"><text:tab/><text:tab/></text:span><text:span text:style-name="T22">ADD</text:span><text:span text:style-name="T2"> R</text:span><text:span text:style-name="T72">P</text:span><text:span text:style-name="T73">1</text:span><text:span text:style-name="T2">,R</text:span><text:span text:style-name="T72">P</text:span><text:span text:style-name="T73">2</text:span><text:span text:style-name="T2">,R</text:span><text:span text:style-name="T70">W</text:span></text:p>
      <text:p text:style-name="P166"><text:tab/><text:tab/><text:tab/></text:p>
      <text:p text:style-name="P194"><text:span text:style-name="T3">- </text:span><text:span text:style-name="T20">Add</text:span><text:span text:style-name="T11"> </text:span><text:span text:style-name="T2">R</text:span><text:span text:style-name="T72">P</text:span><text:span text:style-name="T73">1</text:span><text:span text:style-name="T11"> </text:span><text:span text:style-name="T20">and</text:span><text:span text:style-name="T11"> </text:span><text:span text:style-name="T2">R</text:span><text:span text:style-name="T72">P</text:span><text:span text:style-name="T73">2</text:span><text:span text:style-name="T11"> </text:span><text:span text:style-name="T20">and store in </text:span><text:span text:style-name="T2">R</text:span><text:span text:style-name="T70">W</text:span></text:p>
      <text:p text:style-name="P183"/>
      <text:p text:style-name="P187"><text:span text:style-name="T110">Control Word</text:span>: </text:p>
      <text:p text:style-name="P187"><text:tab/></text:p>
      <text:p text:style-name="P175"><text:span text:style-name="T4"><text:tab/></text:span><text:span text:style-name="T20">00000000</text:span><text:span text:style-name="T4">|</text:span><text:span text:style-name="T20">00000000</text:span><text:span text:style-name="T4">|</text:span><text:span text:style-name="T20">www</text:span><text:span text:style-name="T17">111</text:span><text:span text:style-name="T5">22</text:span><text:span text:style-name="T4">|</text:span><text:span text:style-name="T5">2</text:span><text:span text:style-name="T17">0</text:span><text:span text:style-name="T22">011000</text:span></text:p>
      <text:p text:style-name="P166"/>
      <text:p text:style-name="P154"><text:span text:style-name="T23"><text:tab/><text:tab/></text:span><text:span text:style-name="T31">ADD</text:span><text:span text:style-name="T23"> R</text:span><text:span text:style-name="T76">P</text:span><text:span text:style-name="T78">1</text:span><text:span text:style-name="T23">,</text:span><text:span text:style-name="T26">Imm</text:span><text:span text:style-name="T23">,R</text:span><text:span text:style-name="T75">W</text:span><text:span text:style-name="T2"><text:tab/></text:span></text:p>
      <text:p text:style-name="P170"/>
      <text:p text:style-name="P194"><text:span text:style-name="T3">- </text:span><text:span text:style-name="T20">Add</text:span><text:span text:style-name="T11"> R</text:span><text:span text:style-name="T72">P</text:span><text:span text:style-name="T73">1</text:span><text:span text:style-name="T11"> </text:span><text:span text:style-name="T20">and</text:span><text:span text:style-name="T11"> </text:span><text:span text:style-name="T20">an immediate values</text:span><text:span text:style-name="T11"> </text:span><text:span text:style-name="T20">and store in </text:span><text:span text:style-name="T11">R</text:span><text:span text:style-name="T73">W</text:span></text:p>
      <text:p text:style-name="P191"/>
      <text:p text:style-name="P191"><text:span text:style-name="T110">Control Word</text:span>: </text:p>
      <text:p text:style-name="P191"/>
      <text:p text:style-name="P181"><text:span text:style-name="T4"><text:tab/>00000000|</text:span><text:span text:style-name="T21">iiiiiiii</text:span><text:span text:style-name="T4">|</text:span><text:span text:style-name="T20">www11100</text:span><text:span text:style-name="T4">|</text:span><text:span text:style-name="T20">0</text:span><text:span text:style-name="T17">1</text:span><text:span text:style-name="T22">011001</text:span></text:p>
      <text:p text:style-name="P179"><text:span text:style-name="T20"/></text:p>
      <text:p text:style-name="P179"><text:span text:style-name="T20"/></text:p>
      <text:p text:style-name="P207"><text:span text:style-name="T121">12</text:span>.<text:tab/><text:span text:style-name="T122">SUB</text:span><text:span text:style-name="T96"> – </text:span><text:span text:style-name="T106">Subtraction</text:span></text:p>
      <text:p text:style-name="P151"/>
      <text:p text:style-name="P155"><text:span text:style-name="T121">12</text:span>.1<text:tab/><text:span text:style-name="T96">Description</text:span></text:p>
      <text:p text:style-name="P155"/>
      <text:p text:style-name="P210"><text:span text:style-name="T60">This instruction </text:span><text:span text:style-name="T67">subtracts</text:span><text:span text:style-name="T66"> two </text:span><text:span text:style-name="T67">operands provided as arguments and stores the result in a register identified by a third argument (</text:span><text:span text:style-name="T23">R</text:span><text:span text:style-name="T75">W</text:span><text:span text:style-name="T30">)</text:span><text:span text:style-name="T67">. The first operand is </text:span><text:span text:style-name="T23">R</text:span><text:span text:style-name="T76">P</text:span><text:span text:style-name="T78">1 </text:span><text:span text:style-name="T30">and t</text:span><text:span text:style-name="T66">he second operand can either be sourced from </text:span><text:span text:style-name="T23">R</text:span><text:span text:style-name="T76">P</text:span><text:span text:style-name="T78">2</text:span><text:span text:style-name="T26"> </text:span><text:span text:style-name="T29">or an immediate value as described below</text:span><text:span text:style-name="T60">:</text:span></text:p>
      <text:p text:style-name="P163"/>
      <text:p text:style-name="P159"><text:span text:style-name="T2"><text:tab/><text:tab/></text:span><text:span text:style-name="T22">SUB</text:span><text:span text:style-name="T2"> R</text:span><text:span text:style-name="T72">P</text:span><text:span text:style-name="T73">1</text:span><text:span text:style-name="T2">,R</text:span><text:span text:style-name="T72">P</text:span><text:span text:style-name="T73">2</text:span><text:span text:style-name="T2">,R</text:span><text:span text:style-name="T70">W</text:span></text:p>
      <text:p text:style-name="P167"><text:tab/><text:tab/><text:tab/></text:p>
      <text:p text:style-name="P200"><text:span text:style-name="T3">- </text:span><text:span text:style-name="T22">Subtract</text:span><text:span text:style-name="T11"> </text:span><text:span text:style-name="T2">R</text:span><text:span text:style-name="T72">P</text:span><text:span text:style-name="T73">1</text:span><text:span text:style-name="T11"> </text:span><text:span text:style-name="T20">and</text:span><text:span text:style-name="T11"> </text:span><text:span text:style-name="T2">R</text:span><text:span text:style-name="T72">P</text:span><text:span text:style-name="T73">2</text:span><text:span text:style-name="T11"> </text:span><text:span text:style-name="T20">and store in </text:span><text:span text:style-name="T2">R</text:span><text:span text:style-name="T70">W</text:span></text:p>
      <text:p text:style-name="P184"/>
      <text:p text:style-name="P188"><text:span text:style-name="T110">Control Word</text:span>: </text:p>
      <text:p text:style-name="P188"><text:tab/></text:p>
      <text:p text:style-name="P176"><text:span text:style-name="T4"><text:tab/></text:span><text:span text:style-name="T20">00000000</text:span><text:span text:style-name="T4">|</text:span><text:span text:style-name="T20">00000000</text:span><text:span text:style-name="T4">|</text:span><text:span text:style-name="T20">www</text:span><text:span text:style-name="T17">111</text:span><text:span text:style-name="T5">22</text:span><text:span text:style-name="T4">|</text:span><text:span text:style-name="T5">2</text:span><text:span text:style-name="T17">0</text:span><text:span text:style-name="T21">011010</text:span></text:p>
      <text:p text:style-name="P167"/>
      <text:p text:style-name="P155"><text:span text:style-name="T23"><text:tab/><text:tab/></text:span><text:span text:style-name="T31">SUB</text:span><text:span text:style-name="T23"> R</text:span><text:span text:style-name="T76">P</text:span><text:span text:style-name="T78">1</text:span><text:span text:style-name="T23">,</text:span><text:span text:style-name="T26">Imm</text:span><text:span text:style-name="T23">,R</text:span><text:span text:style-name="T75">W</text:span><text:span text:style-name="T2"><text:tab/></text:span></text:p>
      <text:p text:style-name="P171"/>
      <text:p text:style-name="P201"><text:span text:style-name="T3">- </text:span><text:span text:style-name="T22">Subtract</text:span><text:span text:style-name="T11"> R</text:span><text:span text:style-name="T72">P</text:span><text:span text:style-name="T73">1</text:span><text:span text:style-name="T11"> </text:span><text:span text:style-name="T20">and</text:span><text:span text:style-name="T11"> </text:span><text:span text:style-name="T20">an immediate values</text:span><text:span text:style-name="T11"> </text:span><text:span text:style-name="T20">and store in </text:span><text:span text:style-name="T11">R</text:span><text:span text:style-name="T73">W</text:span></text:p>
      <text:p text:style-name="P192"/>
      <text:p text:style-name="P192"><text:span text:style-name="T110">Control Word</text:span>: </text:p>
      <text:p text:style-name="P192"/>
      <text:p text:style-name="P180"><text:span text:style-name="T4"><text:tab/>00000000|</text:span><text:span text:style-name="T21">iiiiiiii</text:span><text:span text:style-name="T4">|</text:span><text:span text:style-name="T20">www11100</text:span><text:span text:style-name="T4">|</text:span><text:span text:style-name="T20">0</text:span><text:span text:style-name="T17">1</text:span><text:span text:style-name="T21">011011</text:span></text:p>
      <text:p text:style-name="P180"><text:span text:style-name="T21"/></text:p>
      <text:p text:style-name="P180"><text:span text:style-name="T21"/></text:p>
      <text:p text:style-name="P208"><text:span text:style-name="T121">13</text:span>.<text:tab/><text:span text:style-name="T123">AND</text:span><text:span text:style-name="T96"> – </text:span><text:span text:style-name="T107">Logical AND</text:span></text:p>
      <text:p text:style-name="P152"/>
      <text:p text:style-name="P156"><text:span text:style-name="T121">13</text:span>.1<text:tab/><text:span text:style-name="T96">Description</text:span></text:p>
      <text:p text:style-name="P156"/>
      <text:p text:style-name="P214"><text:span text:style-name="T60">This instruction </text:span><text:span text:style-name="T68">performs a logic AND on</text:span><text:span text:style-name="T66"> two </text:span><text:span text:style-name="T67">operands provided as arguments and stores the result in a register identified by a third argument (</text:span><text:span text:style-name="T23">R</text:span><text:span text:style-name="T75">W</text:span><text:span text:style-name="T30">)</text:span><text:span text:style-name="T67">. The first operand is </text:span><text:span text:style-name="T23">R</text:span><text:span text:style-name="T76">P</text:span><text:span text:style-name="T78">1 </text:span><text:span text:style-name="T30">and t</text:span><text:span text:style-name="T66">he second operand can either be sourced from </text:span><text:span text:style-name="T23">R</text:span><text:span text:style-name="T76">P</text:span><text:span text:style-name="T78">2</text:span><text:span text:style-name="T26"> </text:span><text:span text:style-name="T29">or an immediate value as described below</text:span><text:span text:style-name="T60">:</text:span></text:p>
      <text:p text:style-name="P164"/>
      <text:p text:style-name="P160"><text:span text:style-name="T2"><text:tab/><text:tab/></text:span><text:span text:style-name="T22">AND</text:span><text:span text:style-name="T2"> R</text:span><text:span text:style-name="T72">P</text:span><text:span text:style-name="T73">1</text:span><text:span text:style-name="T2">,R</text:span><text:span text:style-name="T72">P</text:span><text:span text:style-name="T73">2</text:span><text:span text:style-name="T2">,R</text:span><text:span text:style-name="T70">W</text:span></text:p>
      <text:p text:style-name="P168"><text:tab/><text:tab/><text:tab/></text:p>
      <text:p text:style-name="P201"><text:span text:style-name="T3">- </text:span><text:span text:style-name="T22">Perform a logical AND</text:span><text:span text:style-name="T11"> </text:span><text:span text:style-name="T22">on </text:span><text:span text:style-name="T2">R</text:span><text:span text:style-name="T72">P</text:span><text:span text:style-name="T73">1</text:span><text:span text:style-name="T11"> </text:span><text:span text:style-name="T20">and</text:span><text:span text:style-name="T11"> </text:span><text:span text:style-name="T2">R</text:span><text:span text:style-name="T72">P</text:span><text:span text:style-name="T73">2</text:span><text:span text:style-name="T11"> </text:span><text:span text:style-name="T20">and store in </text:span><text:span text:style-name="T2">R</text:span><text:span text:style-name="T70">W</text:span></text:p>
      <text:p text:style-name="P185"/>
      <text:p text:style-name="P189"><text:span text:style-name="T110">Control Word</text:span>: </text:p>
      <text:p text:style-name="P189"><text:tab/></text:p>
      <text:p text:style-name="P177"><text:span text:style-name="T4"><text:tab/></text:span><text:span text:style-name="T20">00000000</text:span><text:span text:style-name="T4">|</text:span><text:span text:style-name="T20">00000000</text:span><text:span text:style-name="T4">|</text:span><text:span text:style-name="T20">www</text:span><text:span text:style-name="T17">111</text:span><text:span text:style-name="T5">22</text:span><text:span text:style-name="T4">|</text:span><text:span text:style-name="T5">2</text:span><text:span text:style-name="T17">0</text:span></text:p>
      <text:p text:style-name="P168"/>
      <text:p text:style-name="P156"><text:span text:style-name="T23"><text:tab/><text:tab/></text:span><text:span text:style-name="T31">AND</text:span><text:span text:style-name="T23"> R</text:span><text:span text:style-name="T76">P</text:span><text:span text:style-name="T78">1</text:span><text:span text:style-name="T23">,</text:span><text:span text:style-name="T26">Imm</text:span><text:span text:style-name="T23">,R</text:span><text:span text:style-name="T75">W</text:span><text:span text:style-name="T2"><text:tab/></text:span></text:p>
      <text:p text:style-name="P172"/>
      <text:p text:style-name="P201"><text:span text:style-name="T3">- </text:span><text:span text:style-name="T22">Perform a logical AND</text:span><text:span text:style-name="T11"> </text:span><text:span text:style-name="T22">on</text:span><text:span text:style-name="T11"> R</text:span><text:span text:style-name="T72">P</text:span><text:span text:style-name="T73">1</text:span><text:span text:style-name="T11"> </text:span><text:span text:style-name="T20">and</text:span><text:span text:style-name="T11"> </text:span><text:span text:style-name="T20">an immediate values</text:span><text:span text:style-name="T11"> </text:span><text:span text:style-name="T20">and store in </text:span><text:span text:style-name="T11">R</text:span><text:span text:style-name="T73">W</text:span></text:p>
      <text:p text:style-name="P193"/>
      <text:p text:style-name="P193"><text:span text:style-name="T110">Control Word</text:span>: </text:p>
      <text:p text:style-name="P193"/>
      <text:p text:style-name="P181"><text:span text:style-name="T4"><text:tab/>00000000|</text:span><text:span text:style-name="T21">iiiiiiii</text:span><text:span text:style-name="T4">|</text:span><text:span text:style-name="T20">www11100</text:span><text:span text:style-name="T4">|</text:span><text:span text:style-name="T20">0</text:span><text:span text:style-name="T17">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Cascadia Code Light1" svg:font-family="'Cascadia Code Light'" style:font-family-generic="modern" style:font-pitch="fixed"/>
    <style:font-face style:name="Cascadia Code Light" svg:font-family="'Cascadia Code Light'" style:font-adornments="Light" style:font-family-generic="modern" style:font-pitch="fixed"/>
    <style:font-face style:name="Cascadia Code SemiBold" svg:font-family="'Cascadia Code SemiBold'"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201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Impact" fo:font-size="26pt" fo:font-weight="normal" officeooo:rsid="00122a64" officeooo:paragraph-rsid="00122a64" style:font-size-asian="26pt" style:font-weight-asian="normal" style:font-size-complex="26pt" style:font-weight-complex="normal"/>
    </style:style>
    <style:style style:name="MP2" style:family="paragraph" style:parent-style-name="Header">
      <style:text-properties fo:font-size="6pt" style:font-size-asian="5.25pt" style:font-size-complex="6pt"/>
    </style:style>
    <style:style style:name="MP3" style:family="paragraph">
      <loext:graphic-properties draw:fill-color="#000000"/>
    </style:style>
    <style:style style:name="MP4" style:family="paragraph" style:parent-style-name="Footer">
      <style:paragraph-properties fo:text-align="center" style:justify-single-word="false"/>
    </style:style>
    <style:style style:name="Mgr1" style:family="graphic">
      <style:graphic-properties draw:stroke="none" draw:fill-color="#000000" draw:textarea-horizontal-align="justify" draw:textarea-vertical-align="middle" draw:auto-grow-height="false" fo:min-height="0.0402in" fo:min-width="7.78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799in" fo:margin-bottom="0.579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8bitcpu</text:p>
        <text:p text:style-name="MP2"><draw:custom-shape text:anchor-type="paragraph" draw:z-index="15" draw:style-name="Mgr1" draw:text-style-name="MP3" svg:width="7.7858in" svg:height="0.0406in" svg:x="0.0217in" svg:y="0.0083in"><text:p/><draw:enhanced-geometry svg:viewBox="0 0 21600 21600" draw:mirror-horizontal="false" draw:mirror-vertical="false" draw:type="rectangle" draw:enhanced-path="M 0 0 L 21600 0 21600 21600 0 21600 0 0 Z N"/></draw:custom-shape></text:p>
      </style:header>
      <style:footer>
        <text:p text:style-name="MP4"><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21:28:11.267000000</meta:creation-date>
    <meta:print-date>2021-02-17T20:42:44.764000000</meta:print-date>
    <dc:date>2021-02-23T21:58:09.469000000</dc:date>
    <meta:editing-duration>PT14H39M36S</meta:editing-duration>
    <meta:editing-cycles>21</meta:editing-cycles>
    <meta:generator>LibreOffice/5.0.4.2$Windows_x86 LibreOffice_project/2b9802c1994aa0b7dc6079e128979269cf95bc78</meta:generator>
    <meta:document-statistic meta:table-count="0" meta:image-count="0" meta:object-count="1" meta:page-count="16" meta:paragraph-count="223" meta:word-count="1421" meta:character-count="8873" meta:non-whitespace-character-count="73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scadia Code SemiBold" svg:font-family="'Cascadia Code SemiBold'" style:font-family-generic="modern" style:font-pitch="fixed"/>
    <style:font-face style:name="Cascadia Code SemiLight" svg:font-family="'Cascadia Code SemiLight'"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3.85pt"/>
    </style:style>
    <style:style style:name="co3" style:family="table-column">
      <style:table-column-properties fo:break-before="auto" style:column-width="34.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01pt solid #000000" style:text-align-source="fix" style:repeat-content="false" fo:border-left="2.01pt solid #000000" fo:border-right="2.24pt solid #000000" fo:border-top="2.01pt solid #000000"/>
      <style:paragraph-properties fo:text-align="center" fo:margin-left="0pt"/>
      <style:text-properties style:text-position="" style:font-name="Cascadia Code SemiBold" fo:font-weight="bold" style:font-weight-asian="bold" style:font-weight-complex="bold"/>
    </style:style>
    <style:style style:name="ce10" style:family="table-cell" style:parent-style-name="Default">
      <style:table-cell-properties fo:border-bottom="2.01pt solid #000000" fo:background-color="#eeeeee" fo:border-left="2.24pt solid #000000" fo:border-right="2.01pt solid #000000" fo:border-top="2.01pt solid #000000"/>
      <style:text-properties style:text-position=""/>
    </style:style>
    <style:style style:name="ce11" style:family="table-cell" style:parent-style-name="Default">
      <style:table-cell-properties fo:border-bottom="0.06pt solid #000000" fo:border-left="0.06pt solid #000000" fo:border-right="2.24pt solid #000000" fo:border-top="2.24pt solid #000000"/>
      <style:text-properties style:text-position=""/>
    </style:style>
    <style:style style:name="ce12" style:family="table-cell" style:parent-style-name="Default">
      <style:table-cell-properties fo:border-bottom="0.06pt solid #000000" fo:border-left="0.06pt solid #000000" fo:border-right="2.24pt solid #000000" fo:border-top="0.06pt solid #000000"/>
      <style:text-properties style:text-position=""/>
    </style:style>
    <style:style style:name="ce13" style:family="table-cell" style:parent-style-name="Default">
      <style:table-cell-properties fo:border-bottom="2.24pt solid #000000" style:text-align-source="fix" style:repeat-content="false" fo:wrap-option="no-wrap" fo:border-left="0.06pt solid #000000" fo:border-right="2.24pt solid #000000" fo:border-top="0.06pt solid #000000" style:vertical-align="middle"/>
      <style:paragraph-properties fo:text-align="center"/>
      <style:text-properties style:text-position=""/>
    </style:style>
    <style:style style:name="ce14" style:family="table-cell" style:parent-style-name="Default">
      <style:table-cell-properties fo:border-bottom="2.24pt solid #000000" fo:wrap-option="no-wrap" fo:border-left="0.06pt solid #000000" fo:border-right="2.24pt solid #000000" fo:border-top="0.06pt solid #000000"/>
      <style:text-properties style:text-position=""/>
    </style:style>
    <style:style style:name="ce2" style:family="table-cell" style:parent-style-name="Default">
      <style:table-cell-properties fo:border-bottom="0.06pt solid #000000" fo:background-color="#eeeeee" style:text-align-source="fix" style:repeat-content="false" fo:border-left="2.24pt solid #000000" fo:border-right="2.24pt solid #000000" fo:border-top="2.24pt solid #000000"/>
      <style:paragraph-properties fo:text-align="center" fo:margin-left="0pt"/>
      <style:text-properties style:text-position="" style:font-name="Cascadia Code SemiLight"/>
    </style:style>
    <style:style style:name="ce3" style:family="table-cell" style:parent-style-name="Default">
      <style:table-cell-properties fo:border-bottom="0.06pt solid #000000" fo:background-color="#eeeeee" style:text-align-source="fix" style:repeat-content="false" fo:border-left="2.24pt solid #000000" fo:border-right="2.24pt solid #000000" fo:border-top="0.06pt solid #000000"/>
      <style:paragraph-properties fo:text-align="center" fo:margin-left="0pt"/>
      <style:text-properties style:text-position="" style:font-name="Cascadia Code SemiLight"/>
    </style:style>
    <style:style style:name="ce4" style:family="table-cell" style:parent-style-name="Default">
      <style:table-cell-properties fo:border-bottom="2.24pt solid #000000" fo:background-color="#eeeeee" style:text-align-source="fix" style:repeat-content="false" fo:border-left="2.24pt solid #000000" fo:border-right="2.24pt solid #000000" fo:border-top="0.06pt solid #000000"/>
      <style:paragraph-properties fo:text-align="center" fo:margin-left="0pt"/>
      <style:text-properties style:text-position="" style:font-name="Cascadia Code SemiLight"/>
    </style:style>
    <style:style style:name="ce5" style:family="table-cell" style:parent-style-name="Default">
      <style:table-cell-properties fo:border-bottom="2.01pt solid #000000" style:text-align-source="fix" style:repeat-content="false" fo:background-color="transparent" fo:border-left="2.24pt solid #000000" fo:border-right="2.01pt solid #000000" fo:border-top="2.01pt solid #000000" style:vertical-align="middle"/>
      <style:paragraph-properties fo:text-align="center" fo:margin-left="0pt"/>
      <style:text-properties style:text-position="" style:font-name="Cascadia Code SemiBold" fo:font-weight="bold" style:font-weight-asian="bold" style:font-weight-complex="bold"/>
    </style:style>
    <style:style style:name="ce6" style:family="table-cell" style:parent-style-name="Default">
      <style:table-cell-properties fo:border-bottom="0.06pt solid #000000" style:text-align-source="fix" style:repeat-content="false" fo:border-left="0.06pt solid #000000" fo:border-right="2.24pt solid #000000" fo:border-top="2.24pt solid #000000" style:vertical-align="middle"/>
      <style:paragraph-properties fo:text-align="center" fo:margin-left="0pt"/>
      <style:text-properties style:text-position="" style:font-name="Cascadia Code SemiLight"/>
    </style:style>
    <style:style style:name="ce7" style:family="table-cell" style:parent-style-name="Default">
      <style:table-cell-properties fo:border-bottom="0.06pt solid #000000" style:text-align-source="fix" style:repeat-content="false" fo:border-left="0.06pt solid #000000" fo:border-right="2.24pt solid #000000" fo:border-top="0.06pt solid #000000" style:vertical-align="middle"/>
      <style:paragraph-properties fo:text-align="center" fo:margin-left="0pt"/>
      <style:text-properties style:text-position="" style:font-name="Cascadia Code SemiLight"/>
    </style:style>
    <style:style style:name="ce8" style:family="table-cell" style:parent-style-name="Default">
      <style:table-cell-properties style:text-align-source="fix" style:repeat-content="false" fo:border="0.06pt solid #000000"/>
      <style:paragraph-properties fo:text-align="center" fo:margin-left="0pt"/>
      <style:text-properties style:text-position="" style:font-name="Cascadia Code SemiLight"/>
    </style:style>
    <style:style style:name="ce9" style:family="table-cell" style:parent-style-name="Default">
      <style:table-cell-properties fo:border-bottom="2.24pt solid #000000" style:text-align-source="fix" style:repeat-content="false" fo:border-left="0.06pt solid #000000" fo:border-right="0.06pt solid #000000" fo:border-top="0.06pt solid #000000"/>
      <style:paragraph-properties fo:text-align="center" fo:margin-left="0pt"/>
      <style:text-properties style:text-position="" style:font-name="Cascadia Code SemiLight"/>
    </style:style>
    <style:style style:name="ce20" style:family="table-cell" style:parent-style-name="Default">
      <style:table-cell-properties fo:border-bottom="2.01pt solid #000000" style:text-align-source="fix" style:repeat-content="false" fo:border-left="2.01pt solid #000000" fo:border-right="2.24pt solid #000000" fo:border-top="2.01pt solid #000000"/>
      <style:paragraph-properties fo:text-align="center" fo:margin-left="0pt"/>
      <style:text-properties style:font-name="Cascadia Code SemiBold" fo:font-weight="bold" style:font-weight-asian="bold" style:font-weight-complex="bold"/>
    </style:style>
    <style:style style:name="ce21" style:family="table-cell" style:parent-style-name="Default">
      <style:table-cell-properties fo:border-bottom="0.06pt solid #000000" fo:background-color="#eeeeee" style:text-align-source="fix" style:repeat-content="false" fo:border-left="2.24pt solid #000000" fo:border-right="2.24pt solid #000000" fo:border-top="2.24pt solid #000000"/>
      <style:paragraph-properties fo:text-align="center" fo:margin-left="0pt"/>
      <style:text-properties style:font-name="Cascadia Code SemiLight"/>
    </style:style>
    <style:style style:name="ce22" style:family="table-cell" style:parent-style-name="Default">
      <style:table-cell-properties fo:border-bottom="0.06pt solid #000000" fo:background-color="#eeeeee" style:text-align-source="fix" style:repeat-content="false" fo:border-left="2.24pt solid #000000" fo:border-right="2.24pt solid #000000" fo:border-top="0.06pt solid #000000"/>
      <style:paragraph-properties fo:text-align="center" fo:margin-left="0pt"/>
      <style:text-properties style:font-name="Cascadia Code SemiLight"/>
    </style:style>
    <style:style style:name="ce23" style:family="table-cell" style:parent-style-name="Default">
      <style:table-cell-properties fo:border-bottom="2.24pt solid #000000" fo:background-color="#eeeeee" style:text-align-source="fix" style:repeat-content="false" fo:border-left="2.24pt solid #000000" fo:border-right="2.24pt solid #000000" fo:border-top="0.06pt solid #000000"/>
      <style:paragraph-properties fo:text-align="center" fo:margin-left="0pt"/>
      <style:text-properties style:font-name="Cascadia Code SemiLight"/>
    </style:style>
    <style:style style:name="ce24" style:family="table-cell" style:parent-style-name="Default">
      <style:table-cell-properties fo:border-bottom="2.01pt solid #000000" style:text-align-source="fix" style:repeat-content="false" fo:background-color="transparent" fo:border-left="2.24pt solid #000000" fo:border-right="2.01pt solid #000000" fo:border-top="2.01pt solid #000000" style:vertical-align="middle"/>
      <style:paragraph-properties fo:text-align="center" fo:margin-left="0pt"/>
      <style:text-properties style:font-name="Cascadia Code SemiBold" fo:font-weight="bold" style:font-weight-asian="bold" style:font-weight-complex="bold"/>
    </style:style>
    <style:style style:name="ce25" style:family="table-cell" style:parent-style-name="Default">
      <style:table-cell-properties fo:border-bottom="0.06pt solid #000000" style:text-align-source="fix" style:repeat-content="false" fo:border-left="0.06pt solid #000000" fo:border-right="2.24pt solid #000000" fo:border-top="2.24pt solid #000000" style:vertical-align="middle"/>
      <style:paragraph-properties fo:text-align="center" fo:margin-left="0pt"/>
      <style:text-properties style:font-name="Cascadia Code SemiLight"/>
    </style:style>
    <style:style style:name="ce26" style:family="table-cell" style:parent-style-name="Default">
      <style:table-cell-properties fo:border-bottom="0.06pt solid #000000" style:text-align-source="fix" style:repeat-content="false" fo:border-left="0.06pt solid #000000" fo:border-right="2.24pt solid #000000" fo:border-top="0.06pt solid #000000" style:vertical-align="middle"/>
      <style:paragraph-properties fo:text-align="center" fo:margin-left="0pt"/>
      <style:text-properties style:font-name="Cascadia Code SemiLight"/>
    </style:style>
    <style:style style:name="ce27" style:family="table-cell" style:parent-style-name="Default">
      <style:table-cell-properties style:text-align-source="fix" style:repeat-content="false" fo:border="0.06pt solid #000000"/>
      <style:paragraph-properties fo:text-align="center" fo:margin-left="0pt"/>
      <style:text-properties style:font-name="Cascadia Code SemiLight"/>
    </style:style>
    <style:style style:name="ce28" style:family="table-cell" style:parent-style-name="Default">
      <style:table-cell-properties fo:border-bottom="2.24pt solid #000000" style:text-align-source="fix" style:repeat-content="false" fo:border-left="0.06pt solid #000000" fo:border-right="0.06pt solid #000000" fo:border-top="0.06pt solid #000000"/>
      <style:paragraph-properties fo:text-align="center" fo:margin-left="0pt"/>
      <style:text-properties style:font-name="Cascadia Code SemiLight"/>
    </style:style>
    <style:style style:name="ce29" style:family="table-cell" style:parent-style-name="Default">
      <style:table-cell-properties fo:border-bottom="2.01pt solid #000000" fo:background-color="#eeeeee" fo:border-left="2.24pt solid #000000" fo:border-right="2.01pt solid #000000" fo:border-top="2.01pt solid #000000"/>
    </style:style>
    <style:style style:name="ce30" style:family="table-cell" style:parent-style-name="Default">
      <style:table-cell-properties fo:border-bottom="0.06pt solid #000000" fo:border-left="0.06pt solid #000000" fo:border-right="2.24pt solid #000000" fo:border-top="2.24pt solid #000000"/>
    </style:style>
    <style:style style:name="ce31" style:family="table-cell" style:parent-style-name="Default">
      <style:table-cell-properties fo:border-bottom="0.06pt solid #000000" fo:border-left="0.06pt solid #000000" fo:border-right="2.24pt solid #000000" fo:border-top="0.06pt solid #000000"/>
    </style:style>
    <style:style style:name="ce32" style:family="table-cell" style:parent-style-name="Default">
      <style:table-cell-properties fo:border-bottom="2.24pt solid #000000" style:text-align-source="fix" style:repeat-content="false" fo:wrap-option="no-wrap" fo:border-left="0.06pt solid #000000" fo:border-right="2.24pt solid #000000" fo:border-top="0.06pt solid #000000" style:vertical-align="middle"/>
      <style:paragraph-properties fo:text-align="center"/>
    </style:style>
    <style:style style:name="ce33" style:family="table-cell" style:parent-style-name="Default">
      <style:table-cell-properties fo:border-bottom="2.24pt solid #000000" fo:wrap-option="no-wrap" fo:border-left="0.06pt solid #000000" fo:border-right="2.24pt solid #000000" fo:border-top="0.06pt solid #000000"/>
    </style:style>
  </office:automatic-styles>
  <office:body>
    <office:spreadsheet>
      <table:calculation-settings table:automatic-find-labels="false"/>
      <table:table table:name="Sheet1" table:style-name="ta1">
        <table:table-column table:style-name="co1" table:number-columns-repeated="7" table:default-cell-style-name="Default"/>
        <table:table-column table:style-name="co2" table:default-cell-style-name="Default"/>
        <table:table-column table:style-name="co3" table:number-columns-repeated="2" table:default-cell-style-name="Default"/>
        <table:table-row table:style-name="ro1" table:number-rows-repeated="9">
          <table:table-cell table:number-columns-repeated="10"/>
        </table:table-row>
        <table:table-row table:style-name="ro1">
          <table:table-cell table:number-columns-repeated="7"/>
          <table:table-cell table:style-name="ce20" office:value-type="string" calcext:value-type="string">
            <text:p>Code</text:p>
          </table:table-cell>
          <table:table-cell table:style-name="ce24" office:value-type="string" calcext:value-type="string" table:number-columns-spanned="2" table:number-rows-spanned="1">
            <text:p>Register</text:p>
          </table:table-cell>
          <table:covered-table-cell table:style-name="ce29"/>
        </table:table-row>
        <table:table-row table:style-name="ro1">
          <table:table-cell table:number-columns-repeated="7"/>
          <table:table-cell table:style-name="ce21" office:value-type="string" calcext:value-type="string">
            <text:p>000</text:p>
          </table:table-cell>
          <table:table-cell table:style-name="ce25" office:value-type="string" calcext:value-type="string" table:number-columns-spanned="2" table:number-rows-spanned="1">
            <text:p>-</text:p>
          </table:table-cell>
          <table:covered-table-cell table:style-name="ce30"/>
        </table:table-row>
        <table:table-row table:style-name="ro1">
          <table:table-cell table:number-columns-repeated="7"/>
          <table:table-cell table:style-name="ce22" office:value-type="string" calcext:value-type="string">
            <text:p>001</text:p>
          </table:table-cell>
          <table:table-cell table:style-name="ce26" office:value-type="string" calcext:value-type="string" table:number-columns-spanned="2" table:number-rows-spanned="1">
            <text:p>A</text:p>
          </table:table-cell>
          <table:covered-table-cell table:style-name="ce31"/>
        </table:table-row>
        <table:table-row table:style-name="ro1">
          <table:table-cell table:number-columns-repeated="7"/>
          <table:table-cell table:style-name="ce22" office:value-type="string" calcext:value-type="string">
            <text:p>010</text:p>
          </table:table-cell>
          <table:table-cell table:style-name="ce26" office:value-type="string" calcext:value-type="string" table:number-columns-spanned="2" table:number-rows-spanned="1">
            <text:p>B</text:p>
          </table:table-cell>
          <table:covered-table-cell table:style-name="ce31"/>
        </table:table-row>
        <table:table-row table:style-name="ro1">
          <table:table-cell table:number-columns-repeated="7"/>
          <table:table-cell table:style-name="ce22" office:value-type="string" calcext:value-type="string">
            <text:p>011</text:p>
          </table:table-cell>
          <table:table-cell table:style-name="ce26" office:value-type="string" calcext:value-type="string" table:number-columns-spanned="2" table:number-rows-spanned="1">
            <text:p>C</text:p>
          </table:table-cell>
          <table:covered-table-cell table:style-name="ce31"/>
        </table:table-row>
        <table:table-row table:style-name="ro1">
          <table:table-cell table:number-columns-repeated="7"/>
          <table:table-cell table:style-name="ce22" office:value-type="float" office:value="100" calcext:value-type="float">
            <text:p>100</text:p>
          </table:table-cell>
          <table:table-cell table:style-name="ce26" office:value-type="string" calcext:value-type="string" table:number-columns-spanned="2" table:number-rows-spanned="1">
            <text:p>D</text:p>
          </table:table-cell>
          <table:covered-table-cell table:style-name="ce31"/>
        </table:table-row>
        <table:table-row table:style-name="ro1">
          <table:table-cell table:number-columns-repeated="7"/>
          <table:table-cell table:style-name="ce22" office:value-type="float" office:value="101" calcext:value-type="float">
            <text:p>101</text:p>
          </table:table-cell>
          <table:table-cell table:style-name="ce26" office:value-type="string" calcext:value-type="string" table:number-columns-spanned="2" table:number-rows-spanned="1">
            <text:p>E</text:p>
          </table:table-cell>
          <table:covered-table-cell table:style-name="ce31"/>
        </table:table-row>
        <table:table-row table:style-name="ro1">
          <table:table-cell table:number-columns-repeated="7"/>
          <table:table-cell table:style-name="ce22" office:value-type="float" office:value="110" calcext:value-type="float">
            <text:p>110</text:p>
          </table:table-cell>
          <table:table-cell table:style-name="ce27" office:value-type="string" calcext:value-type="string">
            <text:p>F</text:p>
          </table:table-cell>
          <table:table-cell table:style-name="ce32" office:value-type="string" calcext:value-type="string" table:number-columns-spanned="1" table:number-rows-spanned="2">
            <text:p>MA</text:p>
          </table:table-cell>
        </table:table-row>
        <table:table-row table:style-name="ro1">
          <table:table-cell table:number-columns-repeated="7"/>
          <table:table-cell table:style-name="ce23" office:value-type="float" office:value="111" calcext:value-type="float">
            <text:p>111</text:p>
          </table:table-cell>
          <table:table-cell table:style-name="ce28" office:value-type="string" calcext:value-type="string">
            <text:p>G</text:p>
          </table:table-cell>
          <table:covered-table-cell table:style-name="ce3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scadia Code SemiBold" svg:font-family="'Cascadia Code SemiBold'" style:font-family-generic="modern" style:font-pitch="fixed"/>
    <style:font-face style:name="Cascadia Code SemiLight" svg:font-family="'Cascadia Code SemiLight'"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7">00/00/0000</text:date>, <text:time style:data-style-name="N2" text:time-value="20:46:46.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